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37"/>
    <style:style style:name="ce8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FFCC"/>
    </style:style>
    <style:style style:name="ce11" style:family="table-cell" style:parent-style-name="Default" style:data-style-name="N1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1"/>
    <style:style style:name="ce13" style:family="table-cell" style:parent-style-name="Default" style:data-style-name="N0">
      <style:table-cell-properties fo:border="thin solid #000000" fo:background-color="#99FF66"/>
    </style:style>
    <style:style style:name="ce14" style:family="table-cell" style:parent-style-name="Default" style:data-style-name="N1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1.8415cm"/>
    </style:style>
    <style:style style:name="co20" style:family="table-column">
      <style:table-column-properties fo:break-before="auto" style:column-width="3.6195cm"/>
    </style:style>
    <style:style style:name="co21" style:family="table-column">
      <style:table-column-properties fo:break-before="auto" style:column-width="3.09033333333333cm"/>
    </style:style>
    <style:style style:name="co22" style:family="table-column">
      <style:table-column-properties fo:break-before="auto" style:column-width="4.191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6116666666667cm" style:use-optimal-column-width="true"/>
    </style:style>
    <style:style style:name="co26" style:family="table-column">
      <style:table-column-properties fo:break-before="auto" style:column-width="2.58233333333333cm" style:use-optimal-column-width="true"/>
    </style:style>
    <style:style style:name="co27" style:family="table-column">
      <style:table-column-properties fo:break-before="auto" style:column-width="3.048cm" style:use-optimal-column-width="true"/>
    </style:style>
    <style:style style:name="co28" style:family="table-column">
      <style:table-column-properties fo:break-before="auto" style:column-width="2.20133333333333cm" style:use-optimal-column-width="true"/>
    </style:style>
    <style:style style:name="co29" style:family="table-column">
      <style:table-column-properties fo:break-before="auto" style:column-width="2.5611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string" table:style-name="ce4">
            <text:p>ITA</text:p>
          </table:table-cell>
          <table:table-cell office:value-type="float" office:value="101" table:style-name="ce4">
            <text:p>101</text:p>
          </table:table-cell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string" table:style-name="ce4">
            <text:p>ITA</text:p>
          </table:table-cell>
          <table:table-cell office:value-type="float" office:value="114" table:style-name="ce4">
            <text:p>114</text:p>
          </table:table-cell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string" table:style-name="ce4">
            <text:p>ITA</text:p>
          </table:table-cell>
          <table:table-cell office:value-type="float" office:value="128" table:style-name="ce4">
            <text:p>128</text:p>
          </table:table-cell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string" table:style-name="ce4">
            <text:p>ITA</text:p>
          </table:table-cell>
          <table:table-cell office:value-type="float" office:value="248" table:style-name="ce4">
            <text:p>248</text:p>
          </table:table-cell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string" table:style-name="ce4">
            <text:p>ITA</text:p>
          </table:table-cell>
          <table:table-cell office:value-type="float" office:value="345" table:style-name="ce4">
            <text:p>345</text:p>
          </table:table-cell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string" table:style-name="ce4">
            <text:p>ITA</text:p>
          </table:table-cell>
          <table:table-cell office:value-type="float" office:value="401" table:style-name="ce4">
            <text:p>401</text:p>
          </table:table-cell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string" table:style-name="ce4">
            <text:p>ITA</text:p>
          </table:table-cell>
          <table:table-cell office:value-type="float" office:value="639" table:style-name="ce4">
            <text:p>639</text:p>
          </table:table-cell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string" table:style-name="ce4">
            <text:p>ITA</text:p>
          </table:table-cell>
          <table:table-cell office:value-type="float" office:value="742" table:style-name="ce4">
            <text:p>742</text:p>
          </table:table-cell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string" table:style-name="ce4">
            <text:p>ITA</text:p>
          </table:table-cell>
          <table:table-cell office:value-type="float" office:value="15757" table:style-name="ce4">
            <text:p>15757</text:p>
          </table:table-cell>
          <table:table-cell office:value-type="float" office:value="2498" table:style-name="ce4">
            <text:p>2498</text:p>
          </table:table-cell>
          <table:table-cell office:value-type="float" office:value="18255" table:style-name="ce4">
            <text:p>18255</text:p>
          </table:table-cell>
          <table:table-cell office:value-type="float" office:value="14935" table:style-name="ce4">
            <text:p>14935</text:p>
          </table:table-cell>
          <table:table-cell office:value-type="float" office:value="33190" table:style-name="ce4">
            <text:p>33190</text:p>
          </table:table-cell>
          <table:table-cell office:value-type="float" office:value="4480" table:style-name="ce4">
            <text:p>4480</text:p>
          </table:table-cell>
          <table:table-cell office:value-type="float" office:value="4440" table:style-name="ce4">
            <text:p>4440</text:p>
          </table:table-cell>
          <table:table-cell office:value-type="float" office:value="3405" table:style-name="ce4">
            <text:p>3405</text:p>
          </table:table-cell>
          <table:table-cell office:value-type="float" office:value="41035" table:style-name="ce4">
            <text:p>41035</text:p>
          </table:table-cell>
          <table:table-cell office:value-type="float" office:value="182777" table:style-name="ce4">
            <text:p>182777</text:p>
          </table:table-cell>
          <table:table-cell table:number-columns-repeated="16372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string" table:style-name="ce4">
            <text:p>ITA</text:p>
          </table:table-cell>
          <table:table-cell office:value-type="float" office:value="16020" table:style-name="ce4">
            <text:p>16020</text:p>
          </table:table-cell>
          <table:table-cell office:value-type="float" office:value="2655" table:style-name="ce4">
            <text:p>2655</text:p>
          </table:table-cell>
          <table:table-cell office:value-type="float" office:value="18675" table:style-name="ce4">
            <text:p>18675</text:p>
          </table:table-cell>
          <table:table-cell office:value-type="float" office:value="19185" table:style-name="ce4">
            <text:p>19185</text:p>
          </table:table-cell>
          <table:table-cell office:value-type="float" office:value="37860" table:style-name="ce4">
            <text:p>37860</text:p>
          </table:table-cell>
          <table:table-cell office:value-type="float" office:value="4670" table:style-name="ce4">
            <text:p>4670</text:p>
          </table:table-cell>
          <table:table-cell office:value-type="float" office:value="5129" table:style-name="ce4">
            <text:p>5129</text:p>
          </table:table-cell>
          <table:table-cell office:value-type="float" office:value="4032" table:style-name="ce4">
            <text:p>4032</text:p>
          </table:table-cell>
          <table:table-cell office:value-type="float" office:value="47021" table:style-name="ce4">
            <text:p>47021</text:p>
          </table:table-cell>
          <table:table-cell office:value-type="float" office:value="206886" table:style-name="ce4">
            <text:p>206886</text:p>
          </table:table-cell>
          <table:table-cell table:number-columns-repeated="16372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string" table:style-name="ce4">
            <text:p>ITA</text:p>
          </table:table-cell>
          <table:table-cell office:value-type="float" office:value="17708" table:style-name="ce4">
            <text:p>17708</text:p>
          </table:table-cell>
          <table:table-cell office:value-type="float" office:value="2857" table:style-name="ce4">
            <text:p>2857</text:p>
          </table:table-cell>
          <table:table-cell office:value-type="float" office:value="20565" table:style-name="ce4">
            <text:p>20565</text:p>
          </table:table-cell>
          <table:table-cell office:value-type="float" office:value="22116" table:style-name="ce4">
            <text:p>22116</text:p>
          </table:table-cell>
          <table:table-cell office:value-type="float" office:value="42681" table:style-name="ce4">
            <text:p>42681</text:p>
          </table:table-cell>
          <table:table-cell office:value-type="float" office:value="4821" table:style-name="ce4">
            <text:p>4821</text:p>
          </table:table-cell>
          <table:table-cell office:value-type="float" office:value="6072" table:style-name="ce4">
            <text:p>6072</text:p>
          </table:table-cell>
          <table:table-cell office:value-type="float" office:value="4825" table:style-name="ce4">
            <text:p>4825</text:p>
          </table:table-cell>
          <table:table-cell office:value-type="float" office:value="53578" table:style-name="ce4">
            <text:p>53578</text:p>
          </table:table-cell>
          <table:table-cell office:value-type="float" office:value="233222" table:style-name="ce4">
            <text:p>233222</text:p>
          </table:table-cell>
          <table:table-cell table:number-columns-repeated="16372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string" table:style-name="ce4">
            <text:p>ITA</text:p>
          </table:table-cell>
          <table:table-cell office:value-type="float" office:value="19846" table:style-name="ce4">
            <text:p>19846</text:p>
          </table:table-cell>
          <table:table-cell office:value-type="float" office:value="3009" table:style-name="ce4">
            <text:p>3009</text:p>
          </table:table-cell>
          <table:table-cell office:value-type="float" office:value="22855" table:style-name="ce4">
            <text:p>22855</text:p>
          </table:table-cell>
          <table:table-cell office:value-type="float" office:value="23783" table:style-name="ce4">
            <text:p>23783</text:p>
          </table:table-cell>
          <table:table-cell office:value-type="float" office:value="46638" table:style-name="ce4">
            <text:p>46638</text:p>
          </table:table-cell>
          <table:table-cell office:value-type="float" office:value="3957" table:style-name="ce4">
            <text:p>3957</text:p>
          </table:table-cell>
          <table:table-cell office:value-type="float" office:value="7024" table:style-name="ce4">
            <text:p>7024</text:p>
          </table:table-cell>
          <table:table-cell office:value-type="float" office:value="5476" table:style-name="ce4">
            <text:p>5476</text:p>
          </table:table-cell>
          <table:table-cell office:value-type="float" office:value="59138" table:style-name="ce4">
            <text:p>59138</text:p>
          </table:table-cell>
          <table:table-cell office:value-type="float" office:value="258402" table:style-name="ce4">
            <text:p>258402</text:p>
          </table:table-cell>
          <table:table-cell table:number-columns-repeated="16372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string" table:style-name="ce4">
            <text:p>ITA</text:p>
          </table:table-cell>
          <table:table-cell office:value-type="float" office:value="20692" table:style-name="ce4">
            <text:p>20692</text:p>
          </table:table-cell>
          <table:table-cell office:value-type="float" office:value="3204" table:style-name="ce4">
            <text:p>3204</text:p>
          </table:table-cell>
          <table:table-cell office:value-type="float" office:value="23896" table:style-name="ce4">
            <text:p>23896</text:p>
          </table:table-cell>
          <table:table-cell office:value-type="float" office:value="26522" table:style-name="ce4">
            <text:p>26522</text:p>
          </table:table-cell>
          <table:table-cell office:value-type="float" office:value="50418" table:style-name="ce4">
            <text:p>50418</text:p>
          </table:table-cell>
          <table:table-cell office:value-type="float" office:value="3780" table:style-name="ce4">
            <text:p>3780</text:p>
          </table:table-cell>
          <table:table-cell office:value-type="float" office:value="7432" table:style-name="ce4">
            <text:p>7432</text:p>
          </table:table-cell>
          <table:table-cell office:value-type="float" office:value="6077" table:style-name="ce4">
            <text:p>6077</text:p>
          </table:table-cell>
          <table:table-cell office:value-type="float" office:value="63927" table:style-name="ce4">
            <text:p>63927</text:p>
          </table:table-cell>
          <table:table-cell office:value-type="float" office:value="275468" table:style-name="ce4">
            <text:p>275468</text:p>
          </table:table-cell>
          <table:table-cell table:number-columns-repeated="16372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string" table:style-name="ce4">
            <text:p>ITA</text:p>
          </table:table-cell>
          <table:table-cell office:value-type="float" office:value="21937" table:style-name="ce4">
            <text:p>21937</text:p>
          </table:table-cell>
          <table:table-cell office:value-type="float" office:value="3396" table:style-name="ce4">
            <text:p>3396</text:p>
          </table:table-cell>
          <table:table-cell office:value-type="float" office:value="25333" table:style-name="ce4">
            <text:p>25333</text:p>
          </table:table-cell>
          <table:table-cell office:value-type="float" office:value="28697" table:style-name="ce4">
            <text:p>28697</text:p>
          </table:table-cell>
          <table:table-cell office:value-type="float" office:value="54030" table:style-name="ce4">
            <text:p>54030</text:p>
          </table:table-cell>
          <table:table-cell office:value-type="float" office:value="3612" table:style-name="ce4">
            <text:p>3612</text:p>
          </table:table-cell>
          <table:table-cell office:value-type="float" office:value="8326" table:style-name="ce4">
            <text:p>8326</text:p>
          </table:table-cell>
          <table:table-cell office:value-type="float" office:value="6820" table:style-name="ce4">
            <text:p>6820</text:p>
          </table:table-cell>
          <table:table-cell office:value-type="float" office:value="69176" table:style-name="ce4">
            <text:p>69176</text:p>
          </table:table-cell>
          <table:table-cell office:value-type="float" office:value="296964" table:style-name="ce4">
            <text:p>296964</text:p>
          </table:table-cell>
          <table:table-cell table:number-columns-repeated="16372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string" table:style-name="ce4">
            <text:p>ITA</text:p>
          </table:table-cell>
          <table:table-cell office:value-type="float" office:value="23112" table:style-name="ce4">
            <text:p>23112</text:p>
          </table:table-cell>
          <table:table-cell office:value-type="float" office:value="3489" table:style-name="ce4">
            <text:p>3489</text:p>
          </table:table-cell>
          <table:table-cell office:value-type="float" office:value="26601" table:style-name="ce4">
            <text:p>26601</text:p>
          </table:table-cell>
          <table:table-cell office:value-type="float" office:value="30920" table:style-name="ce4">
            <text:p>30920</text:p>
          </table:table-cell>
          <table:table-cell office:value-type="float" office:value="57521" table:style-name="ce4">
            <text:p>57521</text:p>
          </table:table-cell>
          <table:table-cell office:value-type="float" office:value="3491" table:style-name="ce4">
            <text:p>3491</text:p>
          </table:table-cell>
          <table:table-cell office:value-type="float" office:value="9362" table:style-name="ce4">
            <text:p>9362</text:p>
          </table:table-cell>
          <table:table-cell office:value-type="float" office:value="7503" table:style-name="ce4">
            <text:p>7503</text:p>
          </table:table-cell>
          <table:table-cell office:value-type="float" office:value="74386" table:style-name="ce4">
            <text:p>74386</text:p>
          </table:table-cell>
          <table:table-cell office:value-type="float" office:value="324445" table:style-name="ce4">
            <text:p>324445</text:p>
          </table:table-cell>
          <table:table-cell table:number-columns-repeated="16372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string" table:style-name="ce4">
            <text:p>ITA</text:p>
          </table:table-cell>
          <table:table-cell office:value-type="float" office:value="24753" table:style-name="ce4">
            <text:p>24753</text:p>
          </table:table-cell>
          <table:table-cell office:value-type="float" office:value="3612" table:style-name="ce4">
            <text:p>3612</text:p>
          </table:table-cell>
          <table:table-cell office:value-type="float" office:value="28365" table:style-name="ce4">
            <text:p>28365</text:p>
          </table:table-cell>
          <table:table-cell office:value-type="float" office:value="33648" table:style-name="ce4">
            <text:p>33648</text:p>
          </table:table-cell>
          <table:table-cell office:value-type="float" office:value="62013" table:style-name="ce4">
            <text:p>62013</text:p>
          </table:table-cell>
          <table:table-cell office:value-type="float" office:value="4492" table:style-name="ce4">
            <text:p>4492</text:p>
          </table:table-cell>
          <table:table-cell office:value-type="float" office:value="10361" table:style-name="ce4">
            <text:p>10361</text:p>
          </table:table-cell>
          <table:table-cell office:value-type="float" office:value="8165" table:style-name="ce4">
            <text:p>8165</text:p>
          </table:table-cell>
          <table:table-cell office:value-type="float" office:value="80539" table:style-name="ce4">
            <text:p>80539</text:p>
          </table:table-cell>
          <table:table-cell office:value-type="float" office:value="361060" table:style-name="ce4">
            <text:p>361060</text:p>
          </table:table-cell>
          <table:table-cell table:number-columns-repeated="16372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string" table:style-name="ce4">
            <text:p>ITA</text:p>
          </table:table-cell>
          <table:table-cell office:value-type="float" office:value="26029" table:style-name="ce4">
            <text:p>26029</text:p>
          </table:table-cell>
          <table:table-cell office:value-type="float" office:value="3732" table:style-name="ce4">
            <text:p>3732</text:p>
          </table:table-cell>
          <table:table-cell office:value-type="float" office:value="29761" table:style-name="ce4">
            <text:p>29761</text:p>
          </table:table-cell>
          <table:table-cell office:value-type="float" office:value="36653" table:style-name="ce4">
            <text:p>36653</text:p>
          </table:table-cell>
          <table:table-cell office:value-type="float" office:value="66414" table:style-name="ce4">
            <text:p>66414</text:p>
          </table:table-cell>
          <table:table-cell office:value-type="float" office:value="4401" table:style-name="ce4">
            <text:p>4401</text:p>
          </table:table-cell>
          <table:table-cell office:value-type="float" office:value="10950" table:style-name="ce4">
            <text:p>10950</text:p>
          </table:table-cell>
          <table:table-cell office:value-type="float" office:value="9134" table:style-name="ce4">
            <text:p>9134</text:p>
          </table:table-cell>
          <table:table-cell office:value-type="float" office:value="86498" table:style-name="ce4">
            <text:p>86498</text:p>
          </table:table-cell>
          <table:table-cell office:value-type="float" office:value="394079" table:style-name="ce4">
            <text:p>394079</text:p>
          </table:table-cell>
          <table:table-cell table:number-columns-repeated="16372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string" table:style-name="ce4">
            <text:p>ITA</text:p>
          </table:table-cell>
          <table:table-cell office:value-type="float" office:value="26676" table:style-name="ce4">
            <text:p>26676</text:p>
          </table:table-cell>
          <table:table-cell office:value-type="float" office:value="3856" table:style-name="ce4">
            <text:p>3856</text:p>
          </table:table-cell>
          <table:table-cell office:value-type="float" office:value="30532" table:style-name="ce4">
            <text:p>30532</text:p>
          </table:table-cell>
          <table:table-cell office:value-type="float" office:value="39533" table:style-name="ce4">
            <text:p>39533</text:p>
          </table:table-cell>
          <table:table-cell office:value-type="float" office:value="70065" table:style-name="ce4">
            <text:p>70065</text:p>
          </table:table-cell>
          <table:table-cell office:value-type="float" office:value="3651" table:style-name="ce4">
            <text:p>3651</text:p>
          </table:table-cell>
          <table:table-cell office:value-type="float" office:value="12384" table:style-name="ce4">
            <text:p>12384</text:p>
          </table:table-cell>
          <table:table-cell office:value-type="float" office:value="10023" table:style-name="ce4">
            <text:p>10023</text:p>
          </table:table-cell>
          <table:table-cell office:value-type="float" office:value="92472" table:style-name="ce4">
            <text:p>92472</text:p>
          </table:table-cell>
          <table:table-cell office:value-type="float" office:value="429526" table:style-name="ce4">
            <text:p>429526</text:p>
          </table:table-cell>
          <table:table-cell table:number-columns-repeated="16372"/>
        </table:table-row>
        <table:table-row table:number-rows-repeated="1048540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3" table:style-name="ce1"/>
          <table:table-cell table:style-name="ce1">
            <draw:frame draw:z-index="3" draw:id="id2" draw:style-name="a2" draw:name="Grafico 3" svg:x="0.1875in" svg:y="0.0291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41035" table:formula="of:=[Dati.K27]" table:style-name="ce4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47021" table:formula="of:=[Dati.K28]" table:style-name="ce4">
            <text:p>47021</text:p>
          </table:table-cell>
          <table:table-cell office:value-type="float" office:value="5986" table:formula="of:=[.B28]-[.B27]" table:style-name="ce1">
            <text:p>5986</text:p>
          </table:table-cell>
          <table:table-cell office:value-type="float" office:value="664" table:formula="of:=[.C28]-[.C27]" table:style-name="ce1">
            <text:p>664</text:p>
          </table:table-cell>
          <table:table-cell office:value-type="float" office:value="-451" table:formula="of:=[.D28]-[.D27]" table:style-name="ce1">
            <text:p>-451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53578" table:formula="of:=[Dati.K29]" table:style-name="ce4">
            <text:p>53578</text:p>
          </table:table-cell>
          <table:table-cell office:value-type="float" office:value="6557" table:formula="of:=[.B29]-[.B28]" table:style-name="ce1">
            <text:p>6557</text:p>
          </table:table-cell>
          <table:table-cell office:value-type="float" office:value="571" table:formula="of:=[.C29]-[.C28]" table:style-name="ce1">
            <text:p>571</text:p>
          </table:table-cell>
          <table:table-cell office:value-type="float" office:value="-93" table:formula="of:=[.D29]-[.D28]" table:style-name="ce1">
            <text:p>-93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59138" table:formula="of:=[Dati.K30]" table:style-name="ce4">
            <text:p>59138</text:p>
          </table:table-cell>
          <table:table-cell office:value-type="float" office:value="5560" table:formula="of:=[.B30]-[.B29]" table:style-name="ce1">
            <text:p>5560</text:p>
          </table:table-cell>
          <table:table-cell office:value-type="float" office:value="-997" table:formula="of:=[.C30]-[.C29]" table:style-name="ce1">
            <text:p>-997</text:p>
          </table:table-cell>
          <table:table-cell office:value-type="float" office:value="-1568" table:formula="of:=[.D30]-[.D29]" table:style-name="ce1">
            <text:p>-1568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63927" table:formula="of:=[Dati.K31]" table:style-name="ce4">
            <text:p>63927</text:p>
          </table:table-cell>
          <table:table-cell office:value-type="float" office:value="4789" table:formula="of:=[.B31]-[.B30]" table:style-name="ce1">
            <text:p>4789</text:p>
          </table:table-cell>
          <table:table-cell office:value-type="float" office:value="-771" table:formula="of:=[.C31]-[.C30]" table:style-name="ce1">
            <text:p>-771</text:p>
          </table:table-cell>
          <table:table-cell office:value-type="float" office:value="226" table:formula="of:=[.D31]-[.D30]" table:style-name="ce1">
            <text:p>226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69176" table:formula="of:=[Dati.K32]" table:style-name="ce4">
            <text:p>69176</text:p>
          </table:table-cell>
          <table:table-cell office:value-type="float" office:value="5249" table:formula="of:=[.B32]-[.B31]" table:style-name="ce1">
            <text:p>5249</text:p>
          </table:table-cell>
          <table:table-cell office:value-type="float" office:value="460" table:formula="of:=[.C32]-[.C31]" table:style-name="ce1">
            <text:p>460</text:p>
          </table:table-cell>
          <table:table-cell office:value-type="float" office:value="1231" table:formula="of:=[.D32]-[.D31]" table:style-name="ce1">
            <text:p>1231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74386" table:formula="of:=[Dati.K33]" table:style-name="ce4">
            <text:p>74386</text:p>
          </table:table-cell>
          <table:table-cell office:value-type="float" office:value="5210" table:formula="of:=[.B33]-[.B32]" table:style-name="ce1">
            <text:p>5210</text:p>
          </table:table-cell>
          <table:table-cell office:value-type="float" office:value="-39" table:formula="of:=[.C33]-[.C32]" table:style-name="ce1">
            <text:p>-39</text:p>
          </table:table-cell>
          <table:table-cell office:value-type="float" office:value="-499" table:formula="of:=[.D33]-[.D32]" table:style-name="ce1">
            <text:p>-499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80539" table:formula="of:=[Dati.K34]" table:style-name="ce4">
            <text:p>80539</text:p>
          </table:table-cell>
          <table:table-cell office:value-type="float" office:value="6153" table:formula="of:=[.B34]-[.B33]" table:style-name="ce1">
            <text:p>6153</text:p>
          </table:table-cell>
          <table:table-cell office:value-type="float" office:value="943" table:formula="of:=[.C34]-[.C33]" table:style-name="ce1">
            <text:p>943</text:p>
          </table:table-cell>
          <table:table-cell office:value-type="float" office:value="982" table:formula="of:=[.D34]-[.D33]" table:style-name="ce1">
            <text:p>982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86498" table:formula="of:=[Dati.K35]" table:style-name="ce4">
            <text:p>86498</text:p>
          </table:table-cell>
          <table:table-cell office:value-type="float" office:value="5959" table:formula="of:=[.B35]-[.B34]" table:style-name="ce1">
            <text:p>5959</text:p>
          </table:table-cell>
          <table:table-cell office:value-type="float" office:value="-194" table:formula="of:=[.C35]-[.C34]" table:style-name="ce1">
            <text:p>-194</text:p>
          </table:table-cell>
          <table:table-cell office:value-type="float" office:value="-1137" table:formula="of:=[.D35]-[.D34]" table:style-name="ce1">
            <text:p>-1137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92472" table:formula="of:=[Dati.K36]" table:style-name="ce4">
            <text:p>92472</text:p>
          </table:table-cell>
          <table:table-cell office:value-type="float" office:value="5974" table:formula="of:=[.B36]-[.B35]" table:style-name="ce1">
            <text:p>5974</text:p>
          </table:table-cell>
          <table:table-cell office:value-type="float" office:value="15" table:formula="of:=[.C36]-[.C35]" table:style-name="ce1">
            <text:p>15</text:p>
          </table:table-cell>
          <table:table-cell office:value-type="float" office:value="209" table:formula="of:=[.D36]-[.D35]" table:style-name="ce1">
            <text:p>209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3" draw:style-name="a3" draw:name="Grafico 1" svg:x="8.05833in" svg:y="0.36667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2498" table:formula="of:=[Dati.D27]" table:style-name="ce4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2655" table:formula="of:=[Dati.D28]" table:style-name="ce4">
            <text:p>2655</text:p>
          </table:table-cell>
          <table:table-cell office:value-type="float" office:value="157" table:formula="of:=[.B28]-[.B27]" table:style-name="ce1">
            <text:p>157</text:p>
          </table:table-cell>
          <table:table-cell office:value-type="float" office:value="-84" table:formula="of:=[.C28]-[.C27]" table:style-name="ce1">
            <text:p>-84</text:p>
          </table:table-cell>
          <table:table-cell office:value-type="float" office:value="-128" table:formula="of:=[.D28]-[.D27]" table:style-name="ce1">
            <text:p>-12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857" table:formula="of:=[Dati.D29]" table:style-name="ce4">
            <text:p>2857</text:p>
          </table:table-cell>
          <table:table-cell office:value-type="float" office:value="202" table:formula="of:=[.B29]-[.B28]" table:style-name="ce1">
            <text:p>202</text:p>
          </table:table-cell>
          <table:table-cell office:value-type="float" office:value="45" table:formula="of:=[.C29]-[.C28]" table:style-name="ce1">
            <text:p>45</text:p>
          </table:table-cell>
          <table:table-cell office:value-type="float" office:value="129" table:formula="of:=[.D29]-[.D28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3009" table:formula="of:=[Dati.D30]" table:style-name="ce4">
            <text:p>3009</text:p>
          </table:table-cell>
          <table:table-cell office:value-type="float" office:value="152" table:formula="of:=[.B30]-[.B29]" table:style-name="ce1">
            <text:p>152</text:p>
          </table:table-cell>
          <table:table-cell office:value-type="float" office:value="-50" table:formula="of:=[.C30]-[.C29]" table:style-name="ce1">
            <text:p>-50</text:p>
          </table:table-cell>
          <table:table-cell office:value-type="float" office:value="-95" table:formula="of:=[.D30]-[.D29]" table:style-name="ce1">
            <text:p>-9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3204" table:formula="of:=[Dati.D31]" table:style-name="ce4">
            <text:p>3204</text:p>
          </table:table-cell>
          <table:table-cell office:value-type="float" office:value="195" table:formula="of:=[.B31]-[.B30]" table:style-name="ce1">
            <text:p>195</text:p>
          </table:table-cell>
          <table:table-cell office:value-type="float" office:value="43" table:formula="of:=[.C31]-[.C30]" table:style-name="ce1">
            <text:p>43</text:p>
          </table:table-cell>
          <table:table-cell office:value-type="float" office:value="93" table:formula="of:=[.D31]-[.D30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3396" table:formula="of:=[Dati.D32]" table:style-name="ce4">
            <text:p>3396</text:p>
          </table:table-cell>
          <table:table-cell office:value-type="float" office:value="192" table:formula="of:=[.B32]-[.B31]" table:style-name="ce1">
            <text:p>192</text:p>
          </table:table-cell>
          <table:table-cell office:value-type="float" office:value="-3" table:formula="of:=[.C32]-[.C31]" table:style-name="ce1">
            <text:p>-3</text:p>
          </table:table-cell>
          <table:table-cell office:value-type="float" office:value="-46" table:formula="of:=[.D32]-[.D31]" table:style-name="ce1">
            <text:p>-46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489" table:formula="of:=[Dati.D33]" table:style-name="ce4">
            <text:p>3489</text:p>
          </table:table-cell>
          <table:table-cell office:value-type="float" office:value="93" table:formula="of:=[.B33]-[.B32]" table:style-name="ce1">
            <text:p>93</text:p>
          </table:table-cell>
          <table:table-cell office:value-type="float" office:value="-99" table:formula="of:=[.C33]-[.C32]" table:style-name="ce1">
            <text:p>-99</text:p>
          </table:table-cell>
          <table:table-cell office:value-type="float" office:value="-96" table:formula="of:=[.D33]-[.D32]" table:style-name="ce1">
            <text:p>-96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612" table:formula="of:=[Dati.D34]" table:style-name="ce4">
            <text:p>3612</text:p>
          </table:table-cell>
          <table:table-cell office:value-type="float" office:value="123" table:formula="of:=[.B34]-[.B33]" table:style-name="ce1">
            <text:p>123</text:p>
          </table:table-cell>
          <table:table-cell office:value-type="float" office:value="30" table:formula="of:=[.C34]-[.C33]" table:style-name="ce1">
            <text:p>30</text:p>
          </table:table-cell>
          <table:table-cell office:value-type="float" office:value="129" table:formula="of:=[.D34]-[.D33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732" table:formula="of:=[Dati.D35]" table:style-name="ce4">
            <text:p>3732</text:p>
          </table:table-cell>
          <table:table-cell office:value-type="float" office:value="120" table:formula="of:=[.B35]-[.B34]" table:style-name="ce1">
            <text:p>120</text:p>
          </table:table-cell>
          <table:table-cell office:value-type="float" office:value="-3" table:formula="of:=[.C35]-[.C34]" table:style-name="ce1">
            <text:p>-3</text:p>
          </table:table-cell>
          <table:table-cell office:value-type="float" office:value="-33" table:formula="of:=[.D35]-[.D34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856" table:formula="of:=[Dati.D36]" table:style-name="ce4">
            <text:p>3856</text:p>
          </table:table-cell>
          <table:table-cell office:value-type="float" office:value="124" table:formula="of:=[.B36]-[.B35]" table:style-name="ce1">
            <text:p>124</text:p>
          </table:table-cell>
          <table:table-cell office:value-type="float" office:value="4" table:formula="of:=[.C36]-[.C35]" table:style-name="ce1">
            <text:p>4</text:p>
          </table:table-cell>
          <table:table-cell office:value-type="float" office:value="7" table:formula="of:=[.D36]-[.D35]" table:style-name="ce1">
            <text:p>7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Guariti" table:style-name="ta1">
        <table:shapes>
          <draw:frame draw:z-index="1" draw:id="id4" draw:style-name="a4" draw:name="Grafico 1" svg:x="7.60512in" svg:y="0.0291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Grafico 2" svg:x="7.57618in" svg:y="3.69803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4440" table:formula="of:=[Dati.I27]" table:style-name="ce4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5129" table:formula="of:=[Dati.I28]" table:style-name="ce4">
            <text:p>5129</text:p>
          </table:table-cell>
          <table:table-cell office:value-type="float" office:value="689" table:formula="of:=[.B28]-[.B27]" table:style-name="ce1">
            <text:p>689</text:p>
          </table:table-cell>
          <table:table-cell office:value-type="float" office:value="274" table:formula="of:=[.C28]-[.C27]" table:style-name="ce1">
            <text:p>274</text:p>
          </table:table-cell>
          <table:table-cell office:value-type="float" office:value="943" table:formula="of:=[.D28]-[.D27]" table:style-name="ce1">
            <text:p>943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6072" table:formula="of:=[Dati.I29]" table:style-name="ce4">
            <text:p>6072</text:p>
          </table:table-cell>
          <table:table-cell office:value-type="float" office:value="943" table:formula="of:=[.B29]-[.B28]" table:style-name="ce1">
            <text:p>943</text:p>
          </table:table-cell>
          <table:table-cell office:value-type="float" office:value="254" table:formula="of:=[.C29]-[.C28]" table:style-name="ce1">
            <text:p>254</text:p>
          </table:table-cell>
          <table:table-cell office:value-type="float" office:value="-20" table:formula="of:=[.D29]-[.D28]" table:style-name="ce1">
            <text:p>-20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7024" table:formula="of:=[Dati.I30]" table:style-name="ce4">
            <text:p>7024</text:p>
          </table:table-cell>
          <table:table-cell office:value-type="float" office:value="952" table:formula="of:=[.B30]-[.B29]" table:style-name="ce1">
            <text:p>952</text:p>
          </table:table-cell>
          <table:table-cell office:value-type="float" office:value="9" table:formula="of:=[.C30]-[.C29]" table:style-name="ce1">
            <text:p>9</text:p>
          </table:table-cell>
          <table:table-cell office:value-type="float" office:value="-245" table:formula="of:=[.D30]-[.D29]" table:style-name="ce1">
            <text:p>-24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7432" table:formula="of:=[Dati.I31]" table:style-name="ce4">
            <text:p>7432</text:p>
          </table:table-cell>
          <table:table-cell office:value-type="float" office:value="408" table:formula="of:=[.B31]-[.B30]" table:style-name="ce1">
            <text:p>408</text:p>
          </table:table-cell>
          <table:table-cell office:value-type="float" office:value="-544" table:formula="of:=[.C31]-[.C30]" table:style-name="ce1">
            <text:p>-544</text:p>
          </table:table-cell>
          <table:table-cell office:value-type="float" office:value="-553" table:formula="of:=[.D31]-[.D30]" table:style-name="ce1">
            <text:p>-553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8326" table:formula="of:=[Dati.I32]" table:style-name="ce4">
            <text:p>8326</text:p>
          </table:table-cell>
          <table:table-cell office:value-type="float" office:value="894" table:formula="of:=[.B32]-[.B31]" table:style-name="ce1">
            <text:p>894</text:p>
          </table:table-cell>
          <table:table-cell office:value-type="float" office:value="486" table:formula="of:=[.C32]-[.C31]" table:style-name="ce1">
            <text:p>486</text:p>
          </table:table-cell>
          <table:table-cell office:value-type="float" office:value="1030" table:formula="of:=[.D32]-[.D31]" table:style-name="ce1">
            <text:p>1030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9362" table:formula="of:=[Dati.I33]" table:style-name="ce4">
            <text:p>9362</text:p>
          </table:table-cell>
          <table:table-cell office:value-type="float" office:value="1036" table:formula="of:=[.B33]-[.B32]" table:style-name="ce1">
            <text:p>1036</text:p>
          </table:table-cell>
          <table:table-cell office:value-type="float" office:value="142" table:formula="of:=[.C33]-[.C32]" table:style-name="ce1">
            <text:p>142</text:p>
          </table:table-cell>
          <table:table-cell office:value-type="float" office:value="-344" table:formula="of:=[.D33]-[.D32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10361" table:formula="of:=[Dati.I34]" table:style-name="ce4">
            <text:p>10361</text:p>
          </table:table-cell>
          <table:table-cell office:value-type="float" office:value="999" table:formula="of:=[.B34]-[.B33]" table:style-name="ce1">
            <text:p>999</text:p>
          </table:table-cell>
          <table:table-cell office:value-type="float" office:value="-37" table:formula="of:=[.C34]-[.C33]" table:style-name="ce1">
            <text:p>-37</text:p>
          </table:table-cell>
          <table:table-cell office:value-type="float" office:value="-179" table:formula="of:=[.D34]-[.D33]" table:style-name="ce1">
            <text:p>-17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10950" table:formula="of:=[Dati.I35]" table:style-name="ce4">
            <text:p>10950</text:p>
          </table:table-cell>
          <table:table-cell office:value-type="float" office:value="589" table:formula="of:=[.B35]-[.B34]" table:style-name="ce1">
            <text:p>589</text:p>
          </table:table-cell>
          <table:table-cell office:value-type="float" office:value="-410" table:formula="of:=[.C35]-[.C34]" table:style-name="ce1">
            <text:p>-410</text:p>
          </table:table-cell>
          <table:table-cell office:value-type="float" office:value="-373" table:formula="of:=[.D35]-[.D34]" table:style-name="ce1">
            <text:p>-373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12384" table:formula="of:=[Dati.I36]" table:style-name="ce4">
            <text:p>12384</text:p>
          </table:table-cell>
          <table:table-cell office:value-type="float" office:value="1434" table:formula="of:=[.B36]-[.B35]" table:style-name="ce1">
            <text:p>1434</text:p>
          </table:table-cell>
          <table:table-cell office:value-type="float" office:value="845" table:formula="of:=[.C36]-[.C35]" table:style-name="ce1">
            <text:p>845</text:p>
          </table:table-cell>
          <table:table-cell office:value-type="float" office:value="1255" table:formula="of:=[.D36]-[.D35]" table:style-name="ce1">
            <text:p>1255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6" draw:style-name="a6" draw:name="Grafico 1" svg:x="7.19331in" svg:y="4.23307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Grafico 2" svg:x="7.18346in" svg:y="0.51024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3405" table:formula="of:=[Dati.J27]" table:style-name="ce4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4032" table:formula="of:=[Dati.J28]" table:style-name="ce4">
            <text:p>4032</text:p>
          </table:table-cell>
          <table:table-cell office:value-type="float" office:value="627" table:formula="of:=[.B28]-[.B27]" table:style-name="ce1">
            <text:p>627</text:p>
          </table:table-cell>
          <table:table-cell office:value-type="float" office:value="200" table:formula="of:=[.C28]-[.C27]" table:style-name="ce1">
            <text:p>200</text:p>
          </table:table-cell>
          <table:table-cell office:value-type="float" office:value="248" table:formula="of:=[.D28]-[.D27]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4825" table:formula="of:=[Dati.J29]" table:style-name="ce4">
            <text:p>4825</text:p>
          </table:table-cell>
          <table:table-cell office:value-type="float" office:value="793" table:formula="of:=[.B29]-[.B28]" table:style-name="ce1">
            <text:p>793</text:p>
          </table:table-cell>
          <table:table-cell office:value-type="float" office:value="166" table:formula="of:=[.C29]-[.C28]" table:style-name="ce1">
            <text:p>166</text:p>
          </table:table-cell>
          <table:table-cell office:value-type="float" office:value="-34" table:formula="of:=[.D29]-[.D28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5476" table:formula="of:=[Dati.J30]" table:style-name="ce4">
            <text:p>5476</text:p>
          </table:table-cell>
          <table:table-cell office:value-type="float" office:value="651" table:formula="of:=[.B30]-[.B29]" table:style-name="ce1">
            <text:p>651</text:p>
          </table:table-cell>
          <table:table-cell office:value-type="float" office:value="-142" table:formula="of:=[.C30]-[.C29]" table:style-name="ce1">
            <text:p>-142</text:p>
          </table:table-cell>
          <table:table-cell office:value-type="float" office:value="-308" table:formula="of:=[.D30]-[.D29]" table:style-name="ce1">
            <text:p>-308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6077" table:formula="of:=[Dati.J31]" table:style-name="ce4">
            <text:p>6077</text:p>
          </table:table-cell>
          <table:table-cell office:value-type="float" office:value="601" table:formula="of:=[.B31]-[.B30]" table:style-name="ce1">
            <text:p>601</text:p>
          </table:table-cell>
          <table:table-cell office:value-type="float" office:value="-50" table:formula="of:=[.C31]-[.C30]" table:style-name="ce1">
            <text:p>-50</text:p>
          </table:table-cell>
          <table:table-cell office:value-type="float" office:value="92" table:formula="of:=[.D31]-[.D30]" table:style-name="ce1">
            <text:p>92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6820" table:formula="of:=[Dati.J32]" table:style-name="ce4">
            <text:p>6820</text:p>
          </table:table-cell>
          <table:table-cell office:value-type="float" office:value="743" table:formula="of:=[.B32]-[.B31]" table:style-name="ce1">
            <text:p>743</text:p>
          </table:table-cell>
          <table:table-cell office:value-type="float" office:value="142" table:formula="of:=[.C32]-[.C31]" table:style-name="ce1">
            <text:p>142</text:p>
          </table:table-cell>
          <table:table-cell office:value-type="float" office:value="192" table:formula="of:=[.D32]-[.D31]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7503" table:formula="of:=[Dati.J33]" table:style-name="ce4">
            <text:p>7503</text:p>
          </table:table-cell>
          <table:table-cell office:value-type="float" office:value="683" table:formula="of:=[.B33]-[.B32]" table:style-name="ce1">
            <text:p>683</text:p>
          </table:table-cell>
          <table:table-cell office:value-type="float" office:value="-60" table:formula="of:=[.C33]-[.C32]" table:style-name="ce1">
            <text:p>-60</text:p>
          </table:table-cell>
          <table:table-cell office:value-type="float" office:value="-202" table:formula="of:=[.D33]-[.D32]" table:style-name="ce1">
            <text:p>-202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8165" table:formula="of:=[Dati.J34]" table:style-name="ce4">
            <text:p>8165</text:p>
          </table:table-cell>
          <table:table-cell office:value-type="float" office:value="662" table:formula="of:=[.B34]-[.B33]" table:style-name="ce1">
            <text:p>662</text:p>
          </table:table-cell>
          <table:table-cell office:value-type="float" office:value="-21" table:formula="of:=[.C34]-[.C33]" table:style-name="ce1">
            <text:p>-21</text:p>
          </table:table-cell>
          <table:table-cell office:value-type="float" office:value="39" table:formula="of:=[.D34]-[.D33]" table:style-name="ce1">
            <text:p>39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9134" table:formula="of:=[Dati.J35]" table:style-name="ce4">
            <text:p>9134</text:p>
          </table:table-cell>
          <table:table-cell office:value-type="float" office:value="969" table:formula="of:=[.B35]-[.B34]" table:style-name="ce1">
            <text:p>969</text:p>
          </table:table-cell>
          <table:table-cell office:value-type="float" office:value="307" table:formula="of:=[.C35]-[.C34]" table:style-name="ce1">
            <text:p>307</text:p>
          </table:table-cell>
          <table:table-cell office:value-type="float" office:value="328" table:formula="of:=[.D35]-[.D34]" table:style-name="ce1">
            <text:p>328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10023" table:formula="of:=[Dati.J36]" table:style-name="ce4">
            <text:p>10023</text:p>
          </table:table-cell>
          <table:table-cell office:value-type="float" office:value="889" table:formula="of:=[.B36]-[.B35]" table:style-name="ce1">
            <text:p>889</text:p>
          </table:table-cell>
          <table:table-cell office:value-type="float" office:value="-80" table:formula="of:=[.C36]-[.C35]" table:style-name="ce1">
            <text:p>-80</text:p>
          </table:table-cell>
          <table:table-cell office:value-type="float" office:value="-387" table:formula="of:=[.D36]-[.D35]" table:style-name="ce1">
            <text:p>-387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8" draw:style-name="a8" draw:name="Grafico 1" svg:x="7.01063in" svg:y="0.13622in" svg:width="6.29567in" svg:height="3.54488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Grafico 2" svg:x="7.01063in" svg:y="4.01575in" svg:width="6.29528in" svg:height="3.54488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18255" table:formula="of:=[Dati.E27]" table:style-name="ce4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18675" table:formula="of:=[Dati.E28]" table:style-name="ce4">
            <text:p>18675</text:p>
          </table:table-cell>
          <table:table-cell office:value-type="float" office:value="420" table:formula="of:=[.B28]-[.B27]" table:style-name="ce1">
            <text:p>420</text:p>
          </table:table-cell>
          <table:table-cell office:value-type="float" office:value="-1215" table:formula="of:=[.C28]-[.C27]" table:style-name="ce1">
            <text:p>-1215</text:p>
          </table:table-cell>
          <table:table-cell office:value-type="float" office:value="-1184" table:formula="of:=[.D28]-[.D27]" table:style-name="ce1">
            <text:p>-1184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0565" table:formula="of:=[Dati.E29]" table:style-name="ce4">
            <text:p>20565</text:p>
          </table:table-cell>
          <table:table-cell office:value-type="float" office:value="1890" table:formula="of:=[.B29]-[.B28]" table:style-name="ce1">
            <text:p>1890</text:p>
          </table:table-cell>
          <table:table-cell office:value-type="float" office:value="1470" table:formula="of:=[.C29]-[.C28]" table:style-name="ce1">
            <text:p>1470</text:p>
          </table:table-cell>
          <table:table-cell office:value-type="float" office:value="2685" table:formula="of:=[.D29]-[.D28]" table:style-name="ce1">
            <text:p>2685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2855" table:formula="of:=[Dati.E30]" table:style-name="ce4">
            <text:p>22855</text:p>
          </table:table-cell>
          <table:table-cell office:value-type="float" office:value="2290" table:formula="of:=[.B30]-[.B29]" table:style-name="ce1">
            <text:p>2290</text:p>
          </table:table-cell>
          <table:table-cell office:value-type="float" office:value="400" table:formula="of:=[.C30]-[.C29]" table:style-name="ce1">
            <text:p>400</text:p>
          </table:table-cell>
          <table:table-cell office:value-type="float" office:value="-1070" table:formula="of:=[.D30]-[.D29]" table:style-name="ce1">
            <text:p>-1070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3896" table:formula="of:=[Dati.E31]" table:style-name="ce4">
            <text:p>23896</text:p>
          </table:table-cell>
          <table:table-cell office:value-type="float" office:value="1041" table:formula="of:=[.B31]-[.B30]" table:style-name="ce1">
            <text:p>1041</text:p>
          </table:table-cell>
          <table:table-cell office:value-type="float" office:value="-1249" table:formula="of:=[.C31]-[.C30]" table:style-name="ce1">
            <text:p>-1249</text:p>
          </table:table-cell>
          <table:table-cell office:value-type="float" office:value="-1649" table:formula="of:=[.D31]-[.D30]" table:style-name="ce1">
            <text:p>-1649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25333" table:formula="of:=[Dati.E32]" table:style-name="ce4">
            <text:p>25333</text:p>
          </table:table-cell>
          <table:table-cell office:value-type="float" office:value="1437" table:formula="of:=[.B32]-[.B31]" table:style-name="ce1">
            <text:p>1437</text:p>
          </table:table-cell>
          <table:table-cell office:value-type="float" office:value="396" table:formula="of:=[.C32]-[.C31]" table:style-name="ce1">
            <text:p>396</text:p>
          </table:table-cell>
          <table:table-cell office:value-type="float" office:value="1645" table:formula="of:=[.D32]-[.D31]" table:style-name="ce1">
            <text:p>1645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26601" table:formula="of:=[Dati.E33]" table:style-name="ce4">
            <text:p>26601</text:p>
          </table:table-cell>
          <table:table-cell office:value-type="float" office:value="1268" table:formula="of:=[.B33]-[.B32]" table:style-name="ce1">
            <text:p>1268</text:p>
          </table:table-cell>
          <table:table-cell office:value-type="float" office:value="-169" table:formula="of:=[.C33]-[.C32]" table:style-name="ce1">
            <text:p>-169</text:p>
          </table:table-cell>
          <table:table-cell office:value-type="float" office:value="-565" table:formula="of:=[.D33]-[.D32]" table:style-name="ce1">
            <text:p>-565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28365" table:formula="of:=[Dati.E34]" table:style-name="ce4">
            <text:p>28365</text:p>
          </table:table-cell>
          <table:table-cell office:value-type="float" office:value="1764" table:formula="of:=[.B34]-[.B33]" table:style-name="ce1">
            <text:p>1764</text:p>
          </table:table-cell>
          <table:table-cell office:value-type="float" office:value="496" table:formula="of:=[.C34]-[.C33]" table:style-name="ce1">
            <text:p>496</text:p>
          </table:table-cell>
          <table:table-cell office:value-type="float" office:value="665" table:formula="of:=[.D34]-[.D33]" table:style-name="ce1">
            <text:p>665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29761" table:formula="of:=[Dati.E35]" table:style-name="ce4">
            <text:p>29761</text:p>
          </table:table-cell>
          <table:table-cell office:value-type="float" office:value="1396" table:formula="of:=[.B35]-[.B34]" table:style-name="ce1">
            <text:p>1396</text:p>
          </table:table-cell>
          <table:table-cell office:value-type="float" office:value="-368" table:formula="of:=[.C35]-[.C34]" table:style-name="ce1">
            <text:p>-368</text:p>
          </table:table-cell>
          <table:table-cell office:value-type="float" office:value="-864" table:formula="of:=[.D35]-[.D34]" table:style-name="ce1">
            <text:p>-864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0532" table:formula="of:=[Dati.E36]" table:style-name="ce4">
            <text:p>30532</text:p>
          </table:table-cell>
          <table:table-cell office:value-type="float" office:value="771" table:formula="of:=[.B36]-[.B35]" table:style-name="ce1">
            <text:p>771</text:p>
          </table:table-cell>
          <table:table-cell office:value-type="float" office:value="-625" table:formula="of:=[.C36]-[.C35]" table:style-name="ce1">
            <text:p>-625</text:p>
          </table:table-cell>
          <table:table-cell office:value-type="float" office:value="-257" table:formula="of:=[.D36]-[.D35]" table:style-name="ce1">
            <text:p>-257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0" draw:style-name="a10" draw:name="Grafico 1" svg:x="6.20354in" svg:y="0in" svg:width="6.29409in" svg:height="3.54449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Grafico 2" svg:x="6.31332in" svg:y="3.51765in" svg:width="6.29449in" svg:height="3.54488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4" table:style-name="ce1"/>
          <table:table-cell table:style-name="ce1">
            <draw:frame draw:z-index="3" draw:id="id12" draw:style-name="a12" draw:name="Grafico 3" svg:x="0.72083in" svg:y="0.15417in" svg:width="6.2875in" svg:height="3.02917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33190" table:formula="of:=[Dati.G27]" table:style-name="ce4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37860" table:formula="of:=[Dati.G28]" table:style-name="ce4">
            <text:p>37860</text:p>
          </table:table-cell>
          <table:table-cell office:value-type="float" office:value="4670" table:formula="of:=[.B28]-[.B27]" table:style-name="ce1">
            <text:p>4670</text:p>
          </table:table-cell>
          <table:table-cell office:value-type="float" office:value="190" table:formula="of:=[.C28]-[.C27]" table:style-name="ce1">
            <text:p>190</text:p>
          </table:table-cell>
          <table:table-cell office:value-type="float" office:value="-1642" table:formula="of:=[.D28]-[.D27]" table:style-name="ce1">
            <text:p>-1642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42681" table:formula="of:=[Dati.G29]" table:style-name="ce4">
            <text:p>42681</text:p>
          </table:table-cell>
          <table:table-cell office:value-type="float" office:value="4821" table:formula="of:=[.B29]-[.B28]" table:style-name="ce1">
            <text:p>4821</text:p>
          </table:table-cell>
          <table:table-cell office:value-type="float" office:value="151" table:formula="of:=[.C29]-[.C28]" table:style-name="ce1">
            <text:p>151</text:p>
          </table:table-cell>
          <table:table-cell office:value-type="float" office:value="-39" table:formula="of:=[.D29]-[.D2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46638" table:formula="of:=[Dati.G30]" table:style-name="ce4">
            <text:p>46638</text:p>
          </table:table-cell>
          <table:table-cell office:value-type="float" office:value="3957" table:formula="of:=[.B30]-[.B29]" table:style-name="ce1">
            <text:p>3957</text:p>
          </table:table-cell>
          <table:table-cell office:value-type="float" office:value="-864" table:formula="of:=[.C30]-[.C29]" table:style-name="ce1">
            <text:p>-864</text:p>
          </table:table-cell>
          <table:table-cell office:value-type="float" office:value="-1015" table:formula="of:=[.D30]-[.D29]" table:style-name="ce1">
            <text:p>-101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50418" table:formula="of:=[Dati.G31]" table:style-name="ce4">
            <text:p>50418</text:p>
          </table:table-cell>
          <table:table-cell office:value-type="float" office:value="3780" table:formula="of:=[.B31]-[.B30]" table:style-name="ce1">
            <text:p>3780</text:p>
          </table:table-cell>
          <table:table-cell office:value-type="float" office:value="-177" table:formula="of:=[.C31]-[.C30]" table:style-name="ce1">
            <text:p>-177</text:p>
          </table:table-cell>
          <table:table-cell office:value-type="float" office:value="687" table:formula="of:=[.D31]-[.D30]" table:style-name="ce1">
            <text:p>687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54030" table:formula="of:=[Dati.G32]" table:style-name="ce4">
            <text:p>54030</text:p>
          </table:table-cell>
          <table:table-cell office:value-type="float" office:value="3612" table:formula="of:=[.B32]-[.B31]" table:style-name="ce1">
            <text:p>3612</text:p>
          </table:table-cell>
          <table:table-cell office:value-type="float" office:value="-168" table:formula="of:=[.C32]-[.C31]" table:style-name="ce1">
            <text:p>-168</text:p>
          </table:table-cell>
          <table:table-cell office:value-type="float" office:value="9" table:formula="of:=[.D32]-[.D31]" table:style-name="ce1">
            <text:p>9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57521" table:formula="of:=[Dati.G33]" table:style-name="ce4">
            <text:p>57521</text:p>
          </table:table-cell>
          <table:table-cell office:value-type="float" office:value="3491" table:formula="of:=[.B33]-[.B32]" table:style-name="ce1">
            <text:p>3491</text:p>
          </table:table-cell>
          <table:table-cell office:value-type="float" office:value="-121" table:formula="of:=[.C33]-[.C32]" table:style-name="ce1">
            <text:p>-121</text:p>
          </table:table-cell>
          <table:table-cell office:value-type="float" office:value="47" table:formula="of:=[.D33]-[.D32]" table:style-name="ce1">
            <text:p>47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62013" table:formula="of:=[Dati.G34]" table:style-name="ce4">
            <text:p>62013</text:p>
          </table:table-cell>
          <table:table-cell office:value-type="float" office:value="4492" table:formula="of:=[.B34]-[.B33]" table:style-name="ce1">
            <text:p>4492</text:p>
          </table:table-cell>
          <table:table-cell office:value-type="float" office:value="1001" table:formula="of:=[.C34]-[.C33]" table:style-name="ce1">
            <text:p>1001</text:p>
          </table:table-cell>
          <table:table-cell office:value-type="float" office:value="1122" table:formula="of:=[.D34]-[.D33]" table:style-name="ce1">
            <text:p>1122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66414" table:formula="of:=[Dati.G35]" table:style-name="ce4">
            <text:p>66414</text:p>
          </table:table-cell>
          <table:table-cell office:value-type="float" office:value="4401" table:formula="of:=[.B35]-[.B34]" table:style-name="ce1">
            <text:p>4401</text:p>
          </table:table-cell>
          <table:table-cell office:value-type="float" office:value="-91" table:formula="of:=[.C35]-[.C34]" table:style-name="ce1">
            <text:p>-91</text:p>
          </table:table-cell>
          <table:table-cell office:value-type="float" office:value="-1092" table:formula="of:=[.D35]-[.D34]" table:style-name="ce1">
            <text:p>-1092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70065" table:formula="of:=[Dati.G36]" table:style-name="ce4">
            <text:p>70065</text:p>
          </table:table-cell>
          <table:table-cell office:value-type="float" office:value="3651" table:formula="of:=[.B36]-[.B35]" table:style-name="ce1">
            <text:p>3651</text:p>
          </table:table-cell>
          <table:table-cell office:value-type="float" office:value="-750" table:formula="of:=[.C36]-[.C35]" table:style-name="ce1">
            <text:p>-750</text:p>
          </table:table-cell>
          <table:table-cell office:value-type="float" office:value="-659" table:formula="of:=[.D36]-[.D35]" table:style-name="ce1">
            <text:p>-659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13" draw:style-name="a13" draw:name="Grafico 1" svg:x="6.86496in" svg:y="0.34252in" svg:width="6.29882in" svg:height="3.54291in" style:rel-width="scale" style:rel-height="scale">
            <draw:object xlink:href="Object 14/" xlink:type="simple" xlink:show="embed" xlink:actuate="onLoad"/>
            <svg:title/>
            <svg:desc/>
          </draw:frame>
          <draw:frame draw:z-index="2" draw:id="id14" draw:style-name="a14" draw:name="Grafico 2" svg:x="6.94016in" svg:y="3.93898in" svg:width="6.29882in" svg:height="3.54291in" style:rel-width="scale" style:rel-height="scale">
            <draw:object xlink:href="Object 15/" xlink:type="simple" xlink:show="embed" xlink:actuate="onLoad"/>
            <svg:title/>
            <svg:desc/>
          </draw:frame>
        </table:shapes>
        <table:table-column table:style-name="co21" table:default-cell-style-name="ce1"/>
        <table:table-column table:style-name="co22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14935" table:formula="of:=[Dati.F27]" table:style-name="ce4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19185" table:formula="of:=[Dati.F28]" table:style-name="ce4">
            <text:p>19185</text:p>
          </table:table-cell>
          <table:table-cell office:value-type="float" office:value="4250" table:formula="of:=[.B28]-[.B27]" table:style-name="ce1">
            <text:p>4250</text:p>
          </table:table-cell>
          <table:table-cell office:value-type="float" office:value="1405" table:formula="of:=[.C28]-[.C27]" table:style-name="ce1">
            <text:p>1405</text:p>
          </table:table-cell>
          <table:table-cell office:value-type="float" office:value="-458" table:formula="of:=[.D28]-[.D27]" table:style-name="ce1">
            <text:p>-458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2116" table:formula="of:=[Dati.F29]" table:style-name="ce4">
            <text:p>22116</text:p>
          </table:table-cell>
          <table:table-cell office:value-type="float" office:value="2931" table:formula="of:=[.B29]-[.B28]" table:style-name="ce1">
            <text:p>2931</text:p>
          </table:table-cell>
          <table:table-cell office:value-type="float" office:value="-1319" table:formula="of:=[.C29]-[.C28]" table:style-name="ce1">
            <text:p>-1319</text:p>
          </table:table-cell>
          <table:table-cell office:value-type="float" office:value="-2724" table:formula="of:=[.D29]-[.D28]" table:style-name="ce1">
            <text:p>-2724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3783" table:formula="of:=[Dati.F30]" table:style-name="ce4">
            <text:p>23783</text:p>
          </table:table-cell>
          <table:table-cell office:value-type="float" office:value="1667" table:formula="of:=[.B30]-[.B29]" table:style-name="ce1">
            <text:p>1667</text:p>
          </table:table-cell>
          <table:table-cell office:value-type="float" office:value="-1264" table:formula="of:=[.C30]-[.C29]" table:style-name="ce1">
            <text:p>-1264</text:p>
          </table:table-cell>
          <table:table-cell office:value-type="float" office:value="55" table:formula="of:=[.D30]-[.D29]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6522" table:formula="of:=[Dati.F31]" table:style-name="ce4">
            <text:p>26522</text:p>
          </table:table-cell>
          <table:table-cell office:value-type="float" office:value="2739" table:formula="of:=[.B31]-[.B30]" table:style-name="ce1">
            <text:p>2739</text:p>
          </table:table-cell>
          <table:table-cell office:value-type="float" office:value="1072" table:formula="of:=[.C31]-[.C30]" table:style-name="ce1">
            <text:p>1072</text:p>
          </table:table-cell>
          <table:table-cell office:value-type="float" office:value="2336" table:formula="of:=[.D31]-[.D30]" table:style-name="ce1">
            <text:p>2336</text:p>
          </table:table-cell>
          <table:table-cell table:number-columns-repeated="16379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28697" table:formula="of:=[Dati.F32]" table:style-name="ce4">
            <text:p>28697</text:p>
          </table:table-cell>
          <table:table-cell office:value-type="float" office:value="2175" table:formula="of:=[.B32]-[.B31]" table:style-name="ce1">
            <text:p>2175</text:p>
          </table:table-cell>
          <table:table-cell office:value-type="float" office:value="-564" table:formula="of:=[.C32]-[.C31]" table:style-name="ce1">
            <text:p>-564</text:p>
          </table:table-cell>
          <table:table-cell office:value-type="float" office:value="-1636" table:formula="of:=[.D32]-[.D31]" table:style-name="ce1">
            <text:p>-1636</text:p>
          </table:table-cell>
          <table:table-cell table:number-columns-repeated="16379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0920" table:formula="of:=[Dati.F33]" table:style-name="ce4">
            <text:p>30920</text:p>
          </table:table-cell>
          <table:table-cell office:value-type="float" office:value="2223" table:formula="of:=[.B33]-[.B32]" table:style-name="ce1">
            <text:p>2223</text:p>
          </table:table-cell>
          <table:table-cell office:value-type="float" office:value="48" table:formula="of:=[.C33]-[.C32]" table:style-name="ce1">
            <text:p>48</text:p>
          </table:table-cell>
          <table:table-cell office:value-type="float" office:value="612" table:formula="of:=[.D33]-[.D32]" table:style-name="ce1">
            <text:p>612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3648" table:formula="of:=[Dati.F34]" table:style-name="ce4">
            <text:p>33648</text:p>
          </table:table-cell>
          <table:table-cell office:value-type="float" office:value="2728" table:formula="of:=[.B34]-[.B33]" table:style-name="ce1">
            <text:p>2728</text:p>
          </table:table-cell>
          <table:table-cell office:value-type="float" office:value="505" table:formula="of:=[.C34]-[.C33]" table:style-name="ce1">
            <text:p>505</text:p>
          </table:table-cell>
          <table:table-cell office:value-type="float" office:value="457" table:formula="of:=[.D34]-[.D33]" table:style-name="ce1">
            <text:p>457</text:p>
          </table:table-cell>
          <table:table-cell table:number-columns-repeated="16379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6653" table:formula="of:=[Dati.F35]" table:style-name="ce4">
            <text:p>36653</text:p>
          </table:table-cell>
          <table:table-cell office:value-type="float" office:value="3005" table:formula="of:=[.B35]-[.B34]" table:style-name="ce1">
            <text:p>3005</text:p>
          </table:table-cell>
          <table:table-cell office:value-type="float" office:value="277" table:formula="of:=[.C35]-[.C34]" table:style-name="ce1">
            <text:p>277</text:p>
          </table:table-cell>
          <table:table-cell office:value-type="float" office:value="-228" table:formula="of:=[.D35]-[.D34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9533" table:formula="of:=[Dati.F36]" table:style-name="ce4">
            <text:p>39533</text:p>
          </table:table-cell>
          <table:table-cell office:value-type="float" office:value="2880" table:formula="of:=[.B36]-[.B35]" table:style-name="ce1">
            <text:p>2880</text:p>
          </table:table-cell>
          <table:table-cell office:value-type="float" office:value="-125" table:formula="of:=[.C36]-[.C35]" table:style-name="ce1">
            <text:p>-125</text:p>
          </table:table-cell>
          <table:table-cell office:value-type="float" office:value="-402" table:formula="of:=[.D36]-[.D35]" table:style-name="ce1">
            <text:p>-402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3" table:default-cell-style-name="ce6"/>
        <table:table-column table:style-name="co24" table:default-cell-style-name="ce1"/>
        <table:table-column table:style-name="co12" table:number-columns-repeated="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data</text:p>
          </table:table-cell>
          <table:table-cell table:style-name="ce8"/>
          <table:table-cell office:value-type="string" table:style-name="ce2">
            <text:p>tamponi</text:p>
          </table:table-cell>
          <table:table-cell office:value-type="string" table:style-name="ce5">
            <text:p>d1</text:p>
          </table:table-cell>
          <table:table-cell office:value-type="string" table:style-name="ce5">
            <text:p>d2</text:p>
          </table:table-cell>
          <table:table-cell table:style-name="ce5"/>
          <table:table-cell table:style-name="ce1"/>
          <table:table-cell office:value-type="string" table:style-name="ce5">
            <text:p>tamp/casi tot</text:p>
          </table:table-cell>
          <table:table-cell office:value-type="string" table:style-name="ce5">
            <text:p>tamp/positivi</text:p>
          </table:table-cell>
          <table:table-cell office:value-type="string" table:style-name="ce5">
            <text:p>casi tot/tamp %</text:p>
          </table:table-cell>
          <table:table-cell office:value-type="string" table:style-name="ce5">
            <text:p>positivi/ tamp %</text:p>
          </table:table-cell>
          <table:table-cell table:number-columns-repeated="3" table:style-name="ce1"/>
          <table:table-cell table:style-name="ce1">
            <draw:frame draw:z-index="1" draw:id="id15" draw:style-name="a15" draw:name="Grafico 3" svg:x="0.62917in" svg:y="0.09583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" draw:id="id16" draw:style-name="a16" draw:name="Grafico 2" svg:x="0.6375in" svg:y="0.15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00:00:00" table:style-name="ce3">
            <text:p>24/2</text:p>
          </table:table-cell>
          <table:table-cell office:value-type="float" office:value="1" table:style-name="ce11">
            <text:p>1</text:p>
          </table:table-cell>
          <table:table-cell office:value-type="float" office:value="4324" table:style-name="ce4">
            <text:p>4324</text:p>
          </table:table-cell>
          <table:table-cell table:number-columns-repeated="4" table:style-name="ce1"/>
          <table:table-cell office:value-type="float" office:value="18.882096069868997" table:formula="of:=[.C3]/[Casi_totali.B3]" table:style-name="ce6">
            <text:p>18,88</text:p>
          </table:table-cell>
          <table:table-cell office:value-type="float" office:value="19.565610859728508" table:formula="of:=[.C3]/[Positivi.B3]" table:style-name="ce6">
            <text:p>19,57</text:p>
          </table:table-cell>
          <table:table-cell office:value-type="float" office:value="5.2960222016651244" table:formula="of:=100/[.H3]" table:style-name="ce7">
            <text:p>5,3</text:p>
          </table:table-cell>
          <table:table-cell office:value-type="float" office:value="5.1110083256244216" table:formula="of:=100/[.I3]" table:style-name="ce7">
            <text:p>5,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2" table:style-name="ce11">
            <text:p>2</text:p>
          </table:table-cell>
          <table:table-cell office:value-type="float" office:value="8623" table:style-name="ce4">
            <text:p>8623</text:p>
          </table:table-cell>
          <table:table-cell office:value-type="float" office:value="4299" table:formula="of:=[.C4]-[.C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C4]/[Casi_totali.B4]" table:style-name="ce6">
            <text:p>26,78</text:p>
          </table:table-cell>
          <table:table-cell office:value-type="float" office:value="27.726688102893892" table:formula="of:=[.C4]/[Positivi.B4]" table:style-name="ce6">
            <text:p>27,73</text:p>
          </table:table-cell>
          <table:table-cell office:value-type="float" office:value="3.7341992346051258" table:formula="of:=100/[.H4]" table:style-name="ce7">
            <text:p>3,7</text:p>
          </table:table-cell>
          <table:table-cell office:value-type="float" office:value="3.6066334222428389" table:formula="of:=100/[.I4]" table:style-name="ce7">
            <text:p>3,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" table:style-name="ce11">
            <text:p>3</text:p>
          </table:table-cell>
          <table:table-cell office:value-type="float" office:value="9587" table:style-name="ce4">
            <text:p>9587</text:p>
          </table:table-cell>
          <table:table-cell office:value-type="float" office:value="964" table:formula="of:=[.C5]-[.C4]" table:style-name="ce1">
            <text:p>964</text:p>
          </table:table-cell>
          <table:table-cell office:value-type="float" office:value="-3335" table:formula="of:=[.D5]-[.D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C5]/[Casi_totali.B5]" table:style-name="ce6">
            <text:p>23,97</text:p>
          </table:table-cell>
          <table:table-cell office:value-type="float" office:value="24.9012987012987" table:formula="of:=[.C5]/[Positivi.B5]" table:style-name="ce6">
            <text:p>24,90</text:p>
          </table:table-cell>
          <table:table-cell office:value-type="float" office:value="4.1723166788359238" table:formula="of:=100/[.H5]" table:style-name="ce7">
            <text:p>4,2</text:p>
          </table:table-cell>
          <table:table-cell office:value-type="float" office:value="4.0158548033795771" table:formula="of:=100/[.I5]" table:style-name="ce7">
            <text:p>4,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4" table:style-name="ce11">
            <text:p>4</text:p>
          </table:table-cell>
          <table:table-cell office:value-type="float" office:value="12014" table:style-name="ce4">
            <text:p>12014</text:p>
          </table:table-cell>
          <table:table-cell office:value-type="float" office:value="2427" table:formula="of:=[.C6]-[.C5]" table:style-name="ce1">
            <text:p>2427</text:p>
          </table:table-cell>
          <table:table-cell office:value-type="float" office:value="1463" table:formula="of:=[.D6]-[.D5]" table:style-name="ce1">
            <text:p>1463</text:p>
          </table:table-cell>
          <table:table-cell table:number-columns-repeated="2" table:style-name="ce1"/>
          <table:table-cell office:value-type="float" office:value="18.483076923076922" table:formula="of:=[.C6]/[Casi_totali.B6]" table:style-name="ce6">
            <text:p>18,48</text:p>
          </table:table-cell>
          <table:table-cell office:value-type="float" office:value="20.431972789115648" table:formula="of:=[.C6]/[Positivi.B6]" table:style-name="ce6">
            <text:p>20,43</text:p>
          </table:table-cell>
          <table:table-cell office:value-type="float" office:value="5.4103545863159654" table:formula="of:=100/[.H6]" table:style-name="ce7">
            <text:p>5,4</text:p>
          </table:table-cell>
          <table:table-cell office:value-type="float" office:value="4.8942899950058258" table:formula="of:=100/[.I6]" table:style-name="ce7">
            <text:p>4,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5" table:style-name="ce11">
            <text:p>5</text:p>
          </table:table-cell>
          <table:table-cell office:value-type="float" office:value="15695" table:style-name="ce4">
            <text:p>15695</text:p>
          </table:table-cell>
          <table:table-cell office:value-type="float" office:value="3681" table:formula="of:=[.C7]-[.C6]" table:style-name="ce1">
            <text:p>3681</text:p>
          </table:table-cell>
          <table:table-cell office:value-type="float" office:value="1254" table:formula="of:=[.D7]-[.D6]" table:style-name="ce1">
            <text:p>1254</text:p>
          </table:table-cell>
          <table:table-cell table:number-columns-repeated="2" table:style-name="ce1"/>
          <table:table-cell office:value-type="float" office:value="17.67454954954955" table:formula="of:=[.C7]/[Casi_totali.B7]" table:style-name="ce6">
            <text:p>17,67</text:p>
          </table:table-cell>
          <table:table-cell office:value-type="float" office:value="19.116930572472594" table:formula="of:=[.C7]/[Positivi.B7]" table:style-name="ce6">
            <text:p>19,12</text:p>
          </table:table-cell>
          <table:table-cell office:value-type="float" office:value="5.6578528193692259" table:formula="of:=100/[.H7]" table:style-name="ce7">
            <text:p>5,7</text:p>
          </table:table-cell>
          <table:table-cell office:value-type="float" office:value="5.2309652755654668" table:formula="of:=100/[.I7]" table:style-name="ce7">
            <text:p>5,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6" table:style-name="ce11">
            <text:p>6</text:p>
          </table:table-cell>
          <table:table-cell office:value-type="float" office:value="18661" table:style-name="ce4">
            <text:p>18661</text:p>
          </table:table-cell>
          <table:table-cell office:value-type="float" office:value="2966" table:formula="of:=[.C8]-[.C7]" table:style-name="ce1">
            <text:p>2966</text:p>
          </table:table-cell>
          <table:table-cell office:value-type="float" office:value="-715" table:formula="of:=[.D8]-[.D7]" table:style-name="ce1">
            <text:p>-715</text:p>
          </table:table-cell>
          <table:table-cell table:number-columns-repeated="2" table:style-name="ce1"/>
          <table:table-cell office:value-type="float" office:value="16.543439716312058" table:formula="of:=[.C8]/[Casi_totali.B8]" table:style-name="ce6">
            <text:p>16,54</text:p>
          </table:table-cell>
          <table:table-cell office:value-type="float" office:value="17.789323164918969" table:formula="of:=[.C8]/[Positivi.B8]" table:style-name="ce6">
            <text:p>17,79</text:p>
          </table:table-cell>
          <table:table-cell office:value-type="float" office:value="6.0446921386849572" table:formula="of:=100/[.H8]" table:style-name="ce7">
            <text:p>6,0</text:p>
          </table:table-cell>
          <table:table-cell office:value-type="float" office:value="5.6213493381919513" table:formula="of:=100/[.I8]" table:style-name="ce7">
            <text:p>5,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7" table:style-name="ce11">
            <text:p>7</text:p>
          </table:table-cell>
          <table:table-cell office:value-type="float" office:value="21127" table:style-name="ce4">
            <text:p>21127</text:p>
          </table:table-cell>
          <table:table-cell office:value-type="float" office:value="2466" table:formula="of:=[.C9]-[.C8]" table:style-name="ce1">
            <text:p>2466</text:p>
          </table:table-cell>
          <table:table-cell office:value-type="float" office:value="-500" table:formula="of:=[.D9]-[.D8]" table:style-name="ce1">
            <text:p>-500</text:p>
          </table:table-cell>
          <table:table-cell table:number-columns-repeated="2" table:style-name="ce1"/>
          <table:table-cell office:value-type="float" office:value="12.471664698937426" table:formula="of:=[.C9]/[Casi_totali.B9]" table:style-name="ce6">
            <text:p>12,47</text:p>
          </table:table-cell>
          <table:table-cell office:value-type="float" office:value="13.396956246036778" table:formula="of:=[.C9]/[Positivi.B9]" table:style-name="ce6">
            <text:p>13,40</text:p>
          </table:table-cell>
          <table:table-cell office:value-type="float" office:value="8.0181757940076679" table:formula="of:=100/[.H9]" table:style-name="ce7">
            <text:p>8,0</text:p>
          </table:table-cell>
          <table:table-cell office:value-type="float" office:value="7.4643820703365362" table:formula="of:=100/[.I9]" table:style-name="ce7">
            <text:p>7,5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8" table:style-name="ce11">
            <text:p>8</text:p>
          </table:table-cell>
          <table:table-cell office:value-type="float" office:value="23345" table:style-name="ce4">
            <text:p>23345</text:p>
          </table:table-cell>
          <table:table-cell office:value-type="float" office:value="2218" table:formula="of:=[.C10]-[.C9]" table:style-name="ce1">
            <text:p>2218</text:p>
          </table:table-cell>
          <table:table-cell office:value-type="float" office:value="-248" table:formula="of:=[.D10]-[.D9]" table:style-name="ce1">
            <text:p>-248</text:p>
          </table:table-cell>
          <table:table-cell table:number-columns-repeated="2" table:style-name="ce1"/>
          <table:table-cell office:value-type="float" office:value="11.466110019646365" table:formula="of:=[.C10]/[Casi_totali.B10]" table:style-name="ce6">
            <text:p>11,47</text:p>
          </table:table-cell>
          <table:table-cell office:value-type="float" office:value="12.722070844686648" table:formula="of:=[.C10]/[Positivi.B10]" table:style-name="ce6">
            <text:p>12,72</text:p>
          </table:table-cell>
          <table:table-cell office:value-type="float" office:value="8.7213536089098316" table:formula="of:=100/[.H10]" table:style-name="ce7">
            <text:p>8,7</text:p>
          </table:table-cell>
          <table:table-cell office:value-type="float" office:value="7.8603555365174556" table:formula="of:=100/[.I10]" table:style-name="ce7">
            <text:p>7,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9" table:style-name="ce11">
            <text:p>9</text:p>
          </table:table-cell>
          <table:table-cell office:value-type="float" office:value="25856" table:style-name="ce4">
            <text:p>25856</text:p>
          </table:table-cell>
          <table:table-cell office:value-type="float" office:value="2511" table:formula="of:=[.C11]-[.C10]" table:style-name="ce1">
            <text:p>2511</text:p>
          </table:table-cell>
          <table:table-cell office:value-type="float" office:value="293" table:formula="of:=[.D11]-[.D10]" table:style-name="ce1">
            <text:p>293</text:p>
          </table:table-cell>
          <table:table-cell table:number-columns-repeated="2" table:style-name="ce1"/>
          <table:table-cell office:value-type="float" office:value="10.334132693844925" table:formula="of:=[.C11]/[Casi_totali.B11]" table:style-name="ce6">
            <text:p>10,33</text:p>
          </table:table-cell>
          <table:table-cell office:value-type="float" office:value="11.425541316836059" table:formula="of:=[.C11]/[Positivi.B11]" table:style-name="ce6">
            <text:p>11,43</text:p>
          </table:table-cell>
          <table:table-cell office:value-type="float" office:value="9.6766707920792072" table:formula="of:=100/[.H11]" table:style-name="ce7">
            <text:p>9,7</text:p>
          </table:table-cell>
          <table:table-cell office:value-type="float" office:value="8.7523205445544559" table:formula="of:=100/[.I11]" table:style-name="ce7">
            <text:p>8,8</text:p>
          </table:table-cell>
          <table:table-cell table:style-name="ce1"/>
          <table:table-cell office:value-type="string" table:style-name="ce1">
            <text:p>Day max</text:p>
          </table:table-cell>
          <table:table-cell office:value-type="float" office:value="30" table:formula="of:=MATCH(MAX([.J2:.J66]);[.J3:.J67];0)" table:style-name="ce14">
            <text:p>30</text:p>
          </table:table-cell>
          <table:table-cell table:number-columns-repeated="16370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0" table:style-name="ce11">
            <text:p>10</text:p>
          </table:table-cell>
          <table:table-cell office:value-type="float" office:value="29837" table:style-name="ce4">
            <text:p>29837</text:p>
          </table:table-cell>
          <table:table-cell office:value-type="float" office:value="3981" table:formula="of:=[.C12]-[.C11]" table:style-name="ce1">
            <text:p>3981</text:p>
          </table:table-cell>
          <table:table-cell office:value-type="float" office:value="1470" table:formula="of:=[.D12]-[.D11]" table:style-name="ce1">
            <text:p>1470</text:p>
          </table:table-cell>
          <table:table-cell table:number-columns-repeated="2" table:style-name="ce1"/>
          <table:table-cell office:value-type="float" office:value="9.6591129815474268" table:formula="of:=[.C12]/[Casi_totali.B12]" table:style-name="ce6">
            <text:p>9,66</text:p>
          </table:table-cell>
          <table:table-cell office:value-type="float" office:value="11.026237989652623" table:formula="of:=[.C12]/[Positivi.B12]" table:style-name="ce6">
            <text:p>11,03</text:p>
          </table:table-cell>
          <table:table-cell office:value-type="float" office:value="10.352917518517277" table:formula="of:=100/[.H12]" table:style-name="ce7">
            <text:p>10,4</text:p>
          </table:table-cell>
          <table:table-cell office:value-type="float" office:value="9.0692764017830214" table:formula="of:=100/[.I12]" table:style-name="ce7">
            <text:p>9,1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11" table:style-name="ce11">
            <text:p>11</text:p>
          </table:table-cell>
          <table:table-cell office:value-type="float" office:value="32362" table:style-name="ce4">
            <text:p>32362</text:p>
          </table:table-cell>
          <table:table-cell office:value-type="float" office:value="2525" table:formula="of:=[.C13]-[.C12]" table:style-name="ce1">
            <text:p>2525</text:p>
          </table:table-cell>
          <table:table-cell office:value-type="float" office:value="-1456" table:formula="of:=[.D13]-[.D12]" table:style-name="ce1">
            <text:p>-1456</text:p>
          </table:table-cell>
          <table:table-cell table:number-columns-repeated="2" table:style-name="ce1"/>
          <table:table-cell office:value-type="float" office:value="8.3882840850181442" table:formula="of:=[.C13]/[Casi_totali.B13]" table:style-name="ce6">
            <text:p>8,39</text:p>
          </table:table-cell>
          <table:table-cell office:value-type="float" office:value="9.8185679611650478" table:formula="of:=[.C13]/[Positivi.B13]" table:style-name="ce6">
            <text:p>9,82</text:p>
          </table:table-cell>
          <table:table-cell office:value-type="float" office:value="11.921389283727828" table:formula="of:=100/[.H13]" table:style-name="ce7">
            <text:p>11,9</text:p>
          </table:table-cell>
          <table:table-cell office:value-type="float" office:value="10.184784623941662" table:formula="of:=100/[.I13]" table:style-name="ce7">
            <text:p>10,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12" table:style-name="ce11">
            <text:p>12</text:p>
          </table:table-cell>
          <table:table-cell office:value-type="float" office:value="36359" table:style-name="ce4">
            <text:p>36359</text:p>
          </table:table-cell>
          <table:table-cell office:value-type="float" office:value="3997" table:formula="of:=[.C14]-[.C13]" table:style-name="ce1">
            <text:p>3997</text:p>
          </table:table-cell>
          <table:table-cell office:value-type="float" office:value="1472" table:formula="of:=[.D14]-[.D13]" table:style-name="ce1">
            <text:p>1472</text:p>
          </table:table-cell>
          <table:table-cell table:number-columns-repeated="2" table:style-name="ce1"/>
          <table:table-cell office:value-type="float" office:value="7.8427523727351165" table:formula="of:=[.C14]/[Casi_totali.B14]" table:style-name="ce6">
            <text:p>7,84</text:p>
          </table:table-cell>
          <table:table-cell office:value-type="float" office:value="9.2847293156281925" table:formula="of:=[.C14]/[Positivi.B14]" table:style-name="ce6">
            <text:p>9,28</text:p>
          </table:table-cell>
          <table:table-cell office:value-type="float" office:value="12.750625704777359" table:formula="of:=100/[.H14]" table:style-name="ce7">
            <text:p>12,8</text:p>
          </table:table-cell>
          <table:table-cell office:value-type="float" office:value="10.77037322258588" table:formula="of:=100/[.I14]" table:style-name="ce7">
            <text:p>10,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13" table:style-name="ce11">
            <text:p>13</text:p>
          </table:table-cell>
          <table:table-cell office:value-type="float" office:value="42062" table:style-name="ce4">
            <text:p>42062</text:p>
          </table:table-cell>
          <table:table-cell office:value-type="float" office:value="5703" table:formula="of:=[.C15]-[.C14]" table:style-name="ce1">
            <text:p>5703</text:p>
          </table:table-cell>
          <table:table-cell office:value-type="float" office:value="1706" table:formula="of:=[.D15]-[.D14]" table:style-name="ce1">
            <text:p>1706</text:p>
          </table:table-cell>
          <table:table-cell table:number-columns-repeated="2" table:style-name="ce1"/>
          <table:table-cell office:value-type="float" office:value="7.1497535271120176" table:formula="of:=[.C15]/[Casi_totali.B15]" table:style-name="ce6">
            <text:p>7,15</text:p>
          </table:table-cell>
          <table:table-cell office:value-type="float" office:value="8.3110057300928677" table:formula="of:=[.C15]/[Positivi.B15]" table:style-name="ce6">
            <text:p>8,31</text:p>
          </table:table-cell>
          <table:table-cell office:value-type="float" office:value="13.9864961247682" table:formula="of:=100/[.H15]" table:style-name="ce7">
            <text:p>14,0</text:p>
          </table:table-cell>
          <table:table-cell office:value-type="float" office:value="12.0322381246731" table:formula="of:=100/[.I15]" table:style-name="ce7">
            <text:p>12,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14" table:style-name="ce11">
            <text:p>14</text:p>
          </table:table-cell>
          <table:table-cell office:value-type="float" office:value="49937" table:style-name="ce4">
            <text:p>49937</text:p>
          </table:table-cell>
          <table:table-cell office:value-type="float" office:value="7875" table:formula="of:=[.C16]-[.C15]" table:style-name="ce1">
            <text:p>7875</text:p>
          </table:table-cell>
          <table:table-cell office:value-type="float" office:value="2172" table:formula="of:=[.D16]-[.D15]" table:style-name="ce1">
            <text:p>2172</text:p>
          </table:table-cell>
          <table:table-cell table:number-columns-repeated="2" table:style-name="ce1"/>
          <table:table-cell office:value-type="float" office:value="6.7711186440677968" table:formula="of:=[.C16]/[Casi_totali.B16]" table:style-name="ce6">
            <text:p>6,77</text:p>
          </table:table-cell>
          <table:table-cell office:value-type="float" office:value="7.8185376546109282" table:formula="of:=[.C16]/[Positivi.B16]" table:style-name="ce6">
            <text:p>7,82</text:p>
          </table:table-cell>
          <table:table-cell office:value-type="float" office:value="14.768608446642769" table:formula="of:=100/[.H16]" table:style-name="ce7">
            <text:p>14,8</text:p>
          </table:table-cell>
          <table:table-cell office:value-type="float" office:value="12.79011554558744" table:formula="of:=100/[.I16]" table:style-name="ce7">
            <text:p>12,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15" table:style-name="ce11">
            <text:p>15</text:p>
          </table:table-cell>
          <table:table-cell office:value-type="float" office:value="53826" table:formula="of:=[Dati.L17]" table:style-name="ce4">
            <text:p>53826</text:p>
          </table:table-cell>
          <table:table-cell office:value-type="float" office:value="3889" table:formula="of:=[.C17]-[.C16]" table:style-name="ce1">
            <text:p>3889</text:p>
          </table:table-cell>
          <table:table-cell office:value-type="float" office:value="-3986" table:formula="of:=[.D17]-[.D16]" table:style-name="ce1">
            <text:p>-3986</text:p>
          </table:table-cell>
          <table:table-cell table:number-columns-repeated="2" table:style-name="ce1"/>
          <table:table-cell office:value-type="float" office:value="5.8685128652420406" table:formula="of:=[.C17]/[Casi_totali.B17]" table:style-name="ce6">
            <text:p>5,87</text:p>
          </table:table-cell>
          <table:table-cell office:value-type="float" office:value="6.7408891671884783" table:formula="of:=[.C17]/[Positivi.B17]" table:style-name="ce6">
            <text:p>6,74</text:p>
          </table:table-cell>
          <table:table-cell office:value-type="float" office:value="17.040092148775685" table:formula="of:=100/[.H17]" table:style-name="ce7">
            <text:p>17,0</text:p>
          </table:table-cell>
          <table:table-cell office:value-type="float" office:value="14.834838182291087" table:formula="of:=100/[.I17]" table:style-name="ce7">
            <text:p>14,8</text:p>
          </table:table-cell>
          <table:table-cell table:number-columns-repeated="16373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16" table:style-name="ce11">
            <text:p>16</text:p>
          </table:table-cell>
          <table:table-cell office:value-type="float" office:value="60761" table:formula="of:=[Dati.L18]" table:style-name="ce4">
            <text:p>60761</text:p>
          </table:table-cell>
          <table:table-cell office:value-type="float" office:value="6935" table:formula="of:=[.C18]-[.C17]" table:style-name="ce1">
            <text:p>6935</text:p>
          </table:table-cell>
          <table:table-cell office:value-type="float" office:value="3046" table:formula="of:=[.D18]-[.D17]" table:style-name="ce1">
            <text:p>3046</text:p>
          </table:table-cell>
          <table:table-cell table:number-columns-repeated="2" table:style-name="ce1"/>
          <table:table-cell office:value-type="float" office:value="5.9868952606168095" table:formula="of:=[.C18]/[Casi_totali.B18]" table:style-name="ce6">
            <text:p>5,99</text:p>
          </table:table-cell>
          <table:table-cell office:value-type="float" office:value="7.1365985435752881" table:formula="of:=[.C18]/[Positivi.B18]" table:style-name="ce6">
            <text:p>7,14</text:p>
          </table:table-cell>
          <table:table-cell office:value-type="float" office:value="16.703148401112557" table:formula="of:=100/[.H18]" table:style-name="ce7">
            <text:p>16,7</text:p>
          </table:table-cell>
          <table:table-cell office:value-type="float" office:value="14.012277612284194" table:formula="of:=100/[.I18]" table:style-name="ce7">
            <text:p>14,0</text:p>
          </table:table-cell>
          <table:table-cell table:number-columns-repeated="2"/>
          <table:table-cell table:style-name="ce1">
            <draw:frame draw:z-index="4" draw:id="id18" draw:style-name="a18" draw:name="Grafico 4" svg:x="0.02083in" svg:y="0.10417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7" table:style-name="ce11">
            <text:p>17</text:p>
          </table:table-cell>
          <table:table-cell office:value-type="float" office:value="73154" table:formula="of:=[Dati.L19]" table:style-name="ce4">
            <text:p>73154</text:p>
          </table:table-cell>
          <table:table-cell office:value-type="float" office:value="12393" table:formula="of:=[.C19]-[.C18]" table:style-name="ce1">
            <text:p>12393</text:p>
          </table:table-cell>
          <table:table-cell office:value-type="float" office:value="5458" table:formula="of:=[.D19]-[.D18]" table:style-name="ce1">
            <text:p>5458</text:p>
          </table:table-cell>
          <table:table-cell table:number-columns-repeated="2" table:style-name="ce1"/>
          <table:table-cell office:value-type="float" office:value="5.8701653025196601" table:formula="of:=[.C19]/[Casi_totali.B19]" table:style-name="ce6">
            <text:p>5,87</text:p>
          </table:table-cell>
          <table:table-cell office:value-type="float" office:value="6.9078375826251177" table:formula="of:=[.C19]/[Positivi.B19]" table:style-name="ce6">
            <text:p>6,91</text:p>
          </table:table-cell>
          <table:table-cell office:value-type="float" office:value="17.035295404215763" table:formula="of:=100/[.H19]" table:style-name="ce7">
            <text:p>17,0</text:p>
          </table:table-cell>
          <table:table-cell office:value-type="float" office:value="14.476310249610412" table:formula="of:=100/[.I19]" table:style-name="ce7">
            <text:p>14,5</text:p>
          </table:table-cell>
          <table:table-cell table:number-columns-repeated="7"/>
          <table:table-cell table:style-name="ce1">
            <draw:frame draw:z-index="3" draw:id="id17" draw:style-name="a17" draw:name="Grafico 3" svg:x="0.6625in" svg:y="0.02083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8" table:style-name="ce11">
            <text:p>18</text:p>
          </table:table-cell>
          <table:table-cell office:value-type="float" office:value="86011" table:formula="of:=[Dati.L20]" table:style-name="ce4">
            <text:p>86011</text:p>
          </table:table-cell>
          <table:table-cell office:value-type="float" office:value="12857" table:formula="of:=[.C20]-[.C19]" table:style-name="ce1">
            <text:p>12857</text:p>
          </table:table-cell>
          <table:table-cell office:value-type="float" office:value="464" table:formula="of:=[.D20]-[.D19]" table:style-name="ce1">
            <text:p>464</text:p>
          </table:table-cell>
          <table:table-cell table:number-columns-repeated="2" table:style-name="ce1"/>
          <table:table-cell office:value-type="float" office:value="5.6911930126381263" table:formula="of:=[.C20]/[Casi_totali.B20]" table:style-name="ce6">
            <text:p>5,69</text:p>
          </table:table-cell>
          <table:table-cell office:value-type="float" office:value="6.6991977568346446" table:formula="of:=[.C20]/[Positivi.B20]" table:style-name="ce6">
            <text:p>6,70</text:p>
          </table:table-cell>
          <table:table-cell office:value-type="float" office:value="17.57100835939589" table:formula="of:=100/[.H20]" table:style-name="ce7">
            <text:p>17,6</text:p>
          </table:table-cell>
          <table:table-cell office:value-type="float" office:value="14.927160479473555" table:formula="of:=100/[.I20]" table:style-name="ce7">
            <text:p>14,9</text:p>
          </table:table-cell>
          <table:table-cell table:number-columns-repeated="16373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9" table:style-name="ce11">
            <text:p>19</text:p>
          </table:table-cell>
          <table:table-cell office:value-type="float" office:value="97488" table:formula="of:=[Dati.L21]" table:style-name="ce4">
            <text:p>97488</text:p>
          </table:table-cell>
          <table:table-cell office:value-type="float" office:value="11477" table:formula="of:=[.C21]-[.C20]" table:style-name="ce1">
            <text:p>11477</text:p>
          </table:table-cell>
          <table:table-cell office:value-type="float" office:value="-1380" table:formula="of:=[.D21]-[.D20]" table:style-name="ce1">
            <text:p>-1380</text:p>
          </table:table-cell>
          <table:table-cell table:number-columns-repeated="2" table:style-name="ce1"/>
          <table:table-cell office:value-type="float" office:value="5.5202718006795015" table:formula="of:=[.C21]/[Casi_totali.B21]" table:style-name="ce6">
            <text:p>5,52</text:p>
          </table:table-cell>
          <table:table-cell office:value-type="float" office:value="6.5187562688064196" table:formula="of:=[.C21]/[Positivi.B21]" table:style-name="ce6">
            <text:p>6,52</text:p>
          </table:table-cell>
          <table:table-cell office:value-type="float" office:value="18.115050057442968" table:formula="of:=100/[.H21]" table:style-name="ce7">
            <text:p>18,1</text:p>
          </table:table-cell>
          <table:table-cell office:value-type="float" office:value="15.340349581486951" table:formula="of:=100/[.I21]" table:style-name="ce7">
            <text:p>15,3</text:p>
          </table:table-cell>
          <table:table-cell table:number-columns-repeated="16373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20" table:style-name="ce11">
            <text:p>20</text:p>
          </table:table-cell>
          <table:table-cell office:value-type="float" office:value="109170" table:formula="of:=[Dati.L22]" table:style-name="ce4">
            <text:p>109170</text:p>
          </table:table-cell>
          <table:table-cell office:value-type="float" office:value="11682" table:formula="of:=[.C22]-[.C21]" table:style-name="ce1">
            <text:p>11682</text:p>
          </table:table-cell>
          <table:table-cell office:value-type="float" office:value="205" table:formula="of:=[.D22]-[.D21]" table:style-name="ce1">
            <text:p>205</text:p>
          </table:table-cell>
          <table:table-cell table:number-columns-repeated="2" table:style-name="ce1"/>
          <table:table-cell office:value-type="float" office:value="5.1599943281183531" table:formula="of:=[.C22]/[Casi_totali.B22]" table:style-name="ce6">
            <text:p>5,16</text:p>
          </table:table-cell>
          <table:table-cell office:value-type="float" office:value="6.150422535211268" table:formula="of:=[.C22]/[Positivi.B22]" table:style-name="ce6">
            <text:p>6,15</text:p>
          </table:table-cell>
          <table:table-cell office:value-type="float" office:value="19.379866263625537" table:formula="of:=100/[.H22]" table:style-name="ce7">
            <text:p>19,4</text:p>
          </table:table-cell>
          <table:table-cell office:value-type="float" office:value="16.259045525327469" table:formula="of:=100/[.I22]" table:style-name="ce7">
            <text:p>16,3</text:p>
          </table:table-cell>
          <table:table-cell table:number-columns-repeated="16373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1" table:style-name="ce11">
            <text:p>21</text:p>
          </table:table-cell>
          <table:table-cell office:value-type="float" office:value="124899" table:formula="of:=[Dati.L23]" table:style-name="ce4">
            <text:p>124899</text:p>
          </table:table-cell>
          <table:table-cell office:value-type="float" office:value="15729" table:formula="of:=[.C23]-[.C22]" table:style-name="ce1">
            <text:p>15729</text:p>
          </table:table-cell>
          <table:table-cell office:value-type="float" office:value="4047" table:formula="of:=[.D23]-[.D22]" table:style-name="ce1">
            <text:p>4047</text:p>
          </table:table-cell>
          <table:table-cell table:number-columns-repeated="2" table:style-name="ce1"/>
          <table:table-cell office:value-type="float" office:value="5.0470360043641653" table:formula="of:=[.C23]/[Casi_totali.B23]" table:style-name="ce6">
            <text:p>5,05</text:p>
          </table:table-cell>
          <table:table-cell office:value-type="float" office:value="6.0621754113478623" table:formula="of:=[.C23]/[Positivi.B23]" table:style-name="ce6">
            <text:p>6,06</text:p>
          </table:table-cell>
          <table:table-cell office:value-type="float" office:value="19.813609396392284" table:formula="of:=100/[.H23]" table:style-name="ce7">
            <text:p>19,8</text:p>
          </table:table-cell>
          <table:table-cell office:value-type="float" office:value="16.495728548667323" table:formula="of:=100/[.I23]" table:style-name="ce7">
            <text:p>16,5</text:p>
          </table:table-cell>
          <table:table-cell table:number-columns-repeated="16373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2" table:style-name="ce11">
            <text:p>22</text:p>
          </table:table-cell>
          <table:table-cell office:value-type="float" office:value="137962" table:formula="of:=[Dati.L24]" table:style-name="ce4">
            <text:p>137962</text:p>
          </table:table-cell>
          <table:table-cell office:value-type="float" office:value="13063" table:formula="of:=[.C24]-[.C23]" table:style-name="ce1">
            <text:p>13063</text:p>
          </table:table-cell>
          <table:table-cell office:value-type="float" office:value="-2666" table:formula="of:=[.D24]-[.D23]" table:style-name="ce1">
            <text:p>-2666</text:p>
          </table:table-cell>
          <table:table-cell table:number-columns-repeated="2" table:style-name="ce1"/>
          <table:table-cell office:value-type="float" office:value="4.9307362401715515" table:formula="of:=[.C24]/[Casi_totali.B24]" table:style-name="ce6">
            <text:p>4,93</text:p>
          </table:table-cell>
          <table:table-cell office:value-type="float" office:value="5.9793698262037882" table:formula="of:=[.C24]/[Positivi.B24]" table:style-name="ce6">
            <text:p>5,98</text:p>
          </table:table-cell>
          <table:table-cell office:value-type="float" office:value="20.280946927414792" table:formula="of:=100/[.H24]" table:style-name="ce7">
            <text:p>20,3</text:p>
          </table:table-cell>
          <table:table-cell office:value-type="float" office:value="16.724170423739871" table:formula="of:=100/[.I24]" table:style-name="ce7">
            <text:p>16,7</text:p>
          </table:table-cell>
          <table:table-cell table:number-columns-repeated="16373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3" table:style-name="ce11">
            <text:p>23</text:p>
          </table:table-cell>
          <table:table-cell office:value-type="float" office:value="148657" table:formula="of:=[Dati.L25]" table:style-name="ce4">
            <text:p>148657</text:p>
          </table:table-cell>
          <table:table-cell office:value-type="float" office:value="10695" table:formula="of:=[.C25]-[.C24]" table:style-name="ce1">
            <text:p>10695</text:p>
          </table:table-cell>
          <table:table-cell office:value-type="float" office:value="-2368" table:formula="of:=[.D25]-[.D24]" table:style-name="ce1">
            <text:p>-2368</text:p>
          </table:table-cell>
          <table:table-cell table:number-columns-repeated="2" table:style-name="ce1"/>
          <table:table-cell office:value-type="float" office:value="4.7183711039167147" table:formula="of:=[.C25]/[Casi_totali.B25]" table:style-name="ce6">
            <text:p>4,72</text:p>
          </table:table-cell>
          <table:table-cell office:value-type="float" office:value="5.7039751362136446" table:formula="of:=[.C25]/[Positivi.B25]" table:style-name="ce6">
            <text:p>5,70</text:p>
          </table:table-cell>
          <table:table-cell office:value-type="float" office:value="21.193754750869449" table:formula="of:=100/[.H25]" table:style-name="ce7">
            <text:p>21,2</text:p>
          </table:table-cell>
          <table:table-cell office:value-type="float" office:value="17.531633222788027" table:formula="of:=100/[.I25]" table:style-name="ce7">
            <text:p>17,5</text:p>
          </table:table-cell>
          <table:table-cell table:number-columns-repeated="16373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4" table:style-name="ce11">
            <text:p>24</text:p>
          </table:table-cell>
          <table:table-cell office:value-type="float" office:value="165541" table:formula="of:=[Dati.L26]" table:style-name="ce4">
            <text:p>165541</text:p>
          </table:table-cell>
          <table:table-cell office:value-type="float" office:value="16884" table:formula="of:=[.C26]-[.C25]" table:style-name="ce1">
            <text:p>16884</text:p>
          </table:table-cell>
          <table:table-cell office:value-type="float" office:value="6189" table:formula="of:=[.D26]-[.D25]" table:style-name="ce1">
            <text:p>6189</text:p>
          </table:table-cell>
          <table:table-cell table:number-columns-repeated="2" table:style-name="ce1"/>
          <table:table-cell office:value-type="float" office:value="4.6353148713353685" table:formula="of:=[.C26]/[Casi_totali.B26]" table:style-name="ce6">
            <text:p>4,64</text:p>
          </table:table-cell>
          <table:table-cell office:value-type="float" office:value="5.7659700452803904" table:formula="of:=[.C26]/[Positivi.B26]" table:style-name="ce6">
            <text:p>5,77</text:p>
          </table:table-cell>
          <table:table-cell office:value-type="float" office:value="21.573507469448653" table:formula="of:=100/[.H26]" table:style-name="ce7">
            <text:p>21,6</text:p>
          </table:table-cell>
          <table:table-cell office:value-type="float" office:value="17.343135537419734" table:formula="of:=100/[.I26]" table:style-name="ce7">
            <text:p>17,3</text:p>
          </table:table-cell>
          <table:table-cell table:number-columns-repeated="16373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25" table:style-name="ce11">
            <text:p>25</text:p>
          </table:table-cell>
          <table:table-cell office:value-type="float" office:value="182777" table:formula="of:=[Dati.L27]" table:style-name="ce4">
            <text:p>182777</text:p>
          </table:table-cell>
          <table:table-cell office:value-type="float" office:value="17236" table:formula="of:=[.C27]-[.C26]" table:style-name="ce1">
            <text:p>17236</text:p>
          </table:table-cell>
          <table:table-cell office:value-type="float" office:value="352" table:formula="of:=[.D27]-[.D26]" table:style-name="ce1">
            <text:p>352</text:p>
          </table:table-cell>
          <table:table-cell table:number-columns-repeated="2" table:style-name="ce1"/>
          <table:table-cell office:value-type="float" office:value="4.4541732667235285" table:formula="of:=[.C27]/[Casi_totali.B27]" table:style-name="ce6">
            <text:p>4,45</text:p>
          </table:table-cell>
          <table:table-cell office:value-type="float" office:value="5.5069900572461581" table:formula="of:=[.C27]/[Positivi.B27]" table:style-name="ce6">
            <text:p>5,51</text:p>
          </table:table-cell>
          <table:table-cell office:value-type="float" office:value="22.450855413974406" table:formula="of:=100/[.H27]" table:style-name="ce7">
            <text:p>22,5</text:p>
          </table:table-cell>
          <table:table-cell office:value-type="float" office:value="18.158739885215319" table:formula="of:=100/[.I27]" table:style-name="ce7">
            <text:p>18,2</text:p>
          </table:table-cell>
          <table:table-cell table:number-columns-repeated="16373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26" table:style-name="ce11">
            <text:p>26</text:p>
          </table:table-cell>
          <table:table-cell office:value-type="float" office:value="206886" table:formula="of:=[Dati.L28]" table:style-name="ce4">
            <text:p>206886</text:p>
          </table:table-cell>
          <table:table-cell office:value-type="float" office:value="24109" table:formula="of:=[.C28]-[.C27]" table:style-name="ce1">
            <text:p>24109</text:p>
          </table:table-cell>
          <table:table-cell office:value-type="float" office:value="6873" table:formula="of:=[.D28]-[.D27]" table:style-name="ce1">
            <text:p>6873</text:p>
          </table:table-cell>
          <table:table-cell table:number-columns-repeated="2" table:style-name="ce1"/>
          <table:table-cell office:value-type="float" office:value="4.3998638906020711" table:formula="of:=[.C28]/[Casi_totali.B28]" table:style-name="ce6">
            <text:p>4,40</text:p>
          </table:table-cell>
          <table:table-cell office:value-type="float" office:value="5.4645007923930269" table:formula="of:=[.C28]/[Positivi.B28]" table:style-name="ce6">
            <text:p>5,46</text:p>
          </table:table-cell>
          <table:table-cell office:value-type="float" office:value="22.727975793432133" table:formula="of:=100/[.H28]" table:style-name="ce7">
            <text:p>22,7</text:p>
          </table:table-cell>
          <table:table-cell office:value-type="float" office:value="18.299933296598127" table:formula="of:=100/[.I28]" table:style-name="ce7">
            <text:p>18,3</text:p>
          </table:table-cell>
          <table:table-cell table:number-columns-repeated="16373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7" table:style-name="ce11">
            <text:p>27</text:p>
          </table:table-cell>
          <table:table-cell office:value-type="float" office:value="233222" table:formula="of:=[Dati.L29]" table:style-name="ce4">
            <text:p>233222</text:p>
          </table:table-cell>
          <table:table-cell office:value-type="float" office:value="26336" table:formula="of:=[.C29]-[.C28]" table:style-name="ce1">
            <text:p>26336</text:p>
          </table:table-cell>
          <table:table-cell office:value-type="float" office:value="2227" table:formula="of:=[.D29]-[.D28]" table:style-name="ce1">
            <text:p>2227</text:p>
          </table:table-cell>
          <table:table-cell table:number-columns-repeated="2" table:style-name="ce1"/>
          <table:table-cell office:value-type="float" office:value="4.3529433722796673" table:formula="of:=[.C29]/[Casi_totali.B29]" table:style-name="ce6">
            <text:p>4,35</text:p>
          </table:table-cell>
          <table:table-cell office:value-type="float" office:value="5.4643049600524822" table:formula="of:=[.C29]/[Positivi.B29]" table:style-name="ce6">
            <text:p>5,46</text:p>
          </table:table-cell>
          <table:table-cell office:value-type="float" office:value="22.972961384431997" table:formula="of:=100/[.H29]" table:style-name="ce7">
            <text:p>23,0</text:p>
          </table:table-cell>
          <table:table-cell office:value-type="float" office:value="18.300589138245964" table:formula="of:=100/[.I29]" table:style-name="ce7">
            <text:p>18,3</text:p>
          </table:table-cell>
          <table:table-cell table:number-columns-repeated="16373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8" table:style-name="ce11">
            <text:p>28</text:p>
          </table:table-cell>
          <table:table-cell office:value-type="float" office:value="258402" table:formula="of:=[Dati.L30]" table:style-name="ce4">
            <text:p>258402</text:p>
          </table:table-cell>
          <table:table-cell office:value-type="float" office:value="25180" table:formula="of:=[.C30]-[.C29]" table:style-name="ce1">
            <text:p>25180</text:p>
          </table:table-cell>
          <table:table-cell office:value-type="float" office:value="-1156" table:formula="of:=[.D30]-[.D29]" table:style-name="ce1">
            <text:p>-1156</text:p>
          </table:table-cell>
          <table:table-cell table:number-columns-repeated="2" table:style-name="ce1"/>
          <table:table-cell office:value-type="float" office:value="4.3694747877845037" table:formula="of:=[.C30]/[Casi_totali.B30]" table:style-name="ce6">
            <text:p>4,37</text:p>
          </table:table-cell>
          <table:table-cell office:value-type="float" office:value="5.5405892190917276" table:formula="of:=[.C30]/[Positivi.B30]" table:style-name="ce6">
            <text:p>5,54</text:p>
          </table:table-cell>
          <table:table-cell office:value-type="float" office:value="22.886045773639523" table:formula="of:=100/[.H30]" table:style-name="ce7">
            <text:p>22,9</text:p>
          </table:table-cell>
          <table:table-cell office:value-type="float" office:value="18.048621914691065" table:formula="of:=100/[.I30]" table:style-name="ce7">
            <text:p>18,0</text:p>
          </table:table-cell>
          <table:table-cell table:number-columns-repeated="16373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9" table:style-name="ce11">
            <text:p>29</text:p>
          </table:table-cell>
          <table:table-cell office:value-type="float" office:value="275468" table:formula="of:=[Dati.L31]" table:style-name="ce4">
            <text:p>275468</text:p>
          </table:table-cell>
          <table:table-cell office:value-type="float" office:value="17066" table:formula="of:=[.C31]-[.C30]" table:style-name="ce1">
            <text:p>17066</text:p>
          </table:table-cell>
          <table:table-cell office:value-type="float" office:value="-8114" table:formula="of:=[.D31]-[.D30]" table:style-name="ce1">
            <text:p>-8114</text:p>
          </table:table-cell>
          <table:table-cell table:number-columns-repeated="2" table:style-name="ce1"/>
          <table:table-cell office:value-type="float" office:value="4.309102570119042" table:formula="of:=[.C31]/[Casi_totali.B31]" table:style-name="ce6">
            <text:p>4,31</text:p>
          </table:table-cell>
          <table:table-cell office:value-type="float" office:value="5.4636836050616839" table:formula="of:=[.C31]/[Positivi.B31]" table:style-name="ce6">
            <text:p>5,46</text:p>
          </table:table-cell>
          <table:table-cell office:value-type="float" office:value="23.206688254171084" table:formula="of:=100/[.H31]" table:style-name="ce7">
            <text:p>23,2</text:p>
          </table:table-cell>
          <table:table-cell office:value-type="float" office:value="18.302670364615857" table:formula="of:=100/[.I31]" table:style-name="ce7">
            <text:p>18,3</text:p>
          </table:table-cell>
          <table:table-cell table:number-columns-repeated="16373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30" table:style-name="ce11">
            <text:p>30</text:p>
          </table:table-cell>
          <table:table-cell office:value-type="float" office:value="296964" table:formula="of:=[Dati.L32]" table:style-name="ce4">
            <text:p>296964</text:p>
          </table:table-cell>
          <table:table-cell office:value-type="float" office:value="21496" table:formula="of:=[.C32]-[.C31]" table:style-name="ce1">
            <text:p>21496</text:p>
          </table:table-cell>
          <table:table-cell office:value-type="float" office:value="4430" table:formula="of:=[.D32]-[.D31]" table:style-name="ce1">
            <text:p>4430</text:p>
          </table:table-cell>
          <table:table-cell table:number-columns-repeated="2" table:style-name="ce1"/>
          <table:table-cell office:value-type="float" office:value="4.2928761420145714" table:formula="of:=[.C32]/[Casi_totali.B32]" table:style-name="ce6">
            <text:p>4,29</text:p>
          </table:table-cell>
          <table:table-cell office:value-type="float" office:value="5.4962798445308163" table:formula="of:=[.C32]/[Positivi.B32]" table:style-name="ce6">
            <text:p>5,50</text:p>
          </table:table-cell>
          <table:table-cell office:value-type="float" office:value="23.294406055952912" table:formula="of:=100/[.H32]" table:style-name="ce7">
            <text:p>23,3</text:p>
          </table:table-cell>
          <table:table-cell office:value-type="float" office:value="18.194124540348326" table:formula="of:=100/[.I32]" table:style-name="ce7">
            <text:p>18,2</text:p>
          </table:table-cell>
          <table:table-cell table:number-columns-repeated="16373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1" table:style-name="ce11">
            <text:p>31</text:p>
          </table:table-cell>
          <table:table-cell office:value-type="float" office:value="324445" table:formula="of:=[Dati.L33]" table:style-name="ce4">
            <text:p>324445</text:p>
          </table:table-cell>
          <table:table-cell office:value-type="float" office:value="27481" table:formula="of:=[.C33]-[.C32]" table:style-name="ce1">
            <text:p>27481</text:p>
          </table:table-cell>
          <table:table-cell office:value-type="float" office:value="5985" table:formula="of:=[.D33]-[.D32]" table:style-name="ce1">
            <text:p>5985</text:p>
          </table:table-cell>
          <table:table-cell table:number-columns-repeated="2" table:style-name="ce1"/>
          <table:table-cell office:value-type="float" office:value="4.3616406313015892" table:formula="of:=[.C33]/[Casi_totali.B33]" table:style-name="ce6">
            <text:p>4,36</text:p>
          </table:table-cell>
          <table:table-cell office:value-type="float" office:value="5.6404617444063909" table:formula="of:=[.C33]/[Positivi.B33]" table:style-name="ce6">
            <text:p>5,64</text:p>
          </table:table-cell>
          <table:table-cell office:value-type="float" office:value="22.927152521999105" table:formula="of:=100/[.H33]" table:style-name="ce7">
            <text:p>22,9</text:p>
          </table:table-cell>
          <table:table-cell office:value-type="float" office:value="17.729044984512011" table:formula="of:=100/[.I33]" table:style-name="ce7">
            <text:p>17,7</text:p>
          </table:table-cell>
          <table:table-cell table:number-columns-repeated="16373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2" table:style-name="ce11">
            <text:p>32</text:p>
          </table:table-cell>
          <table:table-cell office:value-type="float" office:value="361060" table:formula="of:=[Dati.L34]" table:style-name="ce4">
            <text:p>361060</text:p>
          </table:table-cell>
          <table:table-cell office:value-type="float" office:value="36615" table:formula="of:=[.C34]-[.C33]" table:style-name="ce1">
            <text:p>36615</text:p>
          </table:table-cell>
          <table:table-cell office:value-type="float" office:value="9134" table:formula="of:=[.D34]-[.D33]" table:style-name="ce1">
            <text:p>9134</text:p>
          </table:table-cell>
          <table:table-cell table:number-columns-repeated="2" table:style-name="ce1"/>
          <table:table-cell office:value-type="float" office:value="4.4830454810712821" table:formula="of:=[.C34]/[Casi_totali.B34]" table:style-name="ce6">
            <text:p>4,48</text:p>
          </table:table-cell>
          <table:table-cell office:value-type="float" office:value="5.8223275764759004" table:formula="of:=[.C34]/[Positivi.B34]" table:style-name="ce6">
            <text:p>5,82</text:p>
          </table:table-cell>
          <table:table-cell office:value-type="float" office:value="22.306264886722428" table:formula="of:=100/[.H34]" table:style-name="ce7">
            <text:p>22,3</text:p>
          </table:table-cell>
          <table:table-cell office:value-type="float" office:value="17.17526172935246" table:formula="of:=100/[.I34]" table:style-name="ce7">
            <text:p>17,2</text:p>
          </table:table-cell>
          <table:table-cell table:number-columns-repeated="16373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3" table:style-name="ce11">
            <text:p>33</text:p>
          </table:table-cell>
          <table:table-cell office:value-type="float" office:value="394079" table:formula="of:=[Dati.L35]" table:style-name="ce4">
            <text:p>394079</text:p>
          </table:table-cell>
          <table:table-cell office:value-type="float" office:value="33019" table:formula="of:=[.C35]-[.C34]" table:style-name="ce1">
            <text:p>33019</text:p>
          </table:table-cell>
          <table:table-cell office:value-type="float" office:value="-3596" table:formula="of:=[.D35]-[.D34]" table:style-name="ce1">
            <text:p>-3596</text:p>
          </table:table-cell>
          <table:table-cell table:number-columns-repeated="2" table:style-name="ce1"/>
          <table:table-cell office:value-type="float" office:value="4.555931929061944" table:formula="of:=[.C35]/[Casi_totali.B35]" table:style-name="ce6">
            <text:p>4,56</text:p>
          </table:table-cell>
          <table:table-cell office:value-type="float" office:value="5.9336736230312885" table:formula="of:=[.C35]/[Positivi.B35]" table:style-name="ce6">
            <text:p>5,93</text:p>
          </table:table-cell>
          <table:table-cell office:value-type="float" office:value="21.949406083551775" table:formula="of:=100/[.H35]" table:style-name="ce7">
            <text:p>21,9</text:p>
          </table:table-cell>
          <table:table-cell office:value-type="float" office:value="16.852966029653953" table:formula="of:=100/[.I35]" table:style-name="ce7">
            <text:p>16,9</text:p>
          </table:table-cell>
          <table:table-cell table:number-columns-repeated="16373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4" table:style-name="ce11">
            <text:p>34</text:p>
          </table:table-cell>
          <table:table-cell office:value-type="float" office:value="429526" table:formula="of:=[Dati.L36]" table:style-name="ce4">
            <text:p>429526</text:p>
          </table:table-cell>
          <table:table-cell office:value-type="float" office:value="35447" table:formula="of:=[.C36]-[.C35]" table:style-name="ce1">
            <text:p>35447</text:p>
          </table:table-cell>
          <table:table-cell office:value-type="float" office:value="2428" table:formula="of:=[.D36]-[.D35]" table:style-name="ce1">
            <text:p>2428</text:p>
          </table:table-cell>
          <table:table-cell table:number-columns-repeated="2" table:style-name="ce1"/>
          <table:table-cell office:value-type="float" office:value="4.6449303572973442" table:formula="of:=[.C36]/[Casi_totali.B36]" table:style-name="ce6">
            <text:p>4,64</text:p>
          </table:table-cell>
          <table:table-cell office:value-type="float" office:value="6.1303932063084279" table:formula="of:=[.C36]/[Positivi.B36]" table:style-name="ce6">
            <text:p>6,13</text:p>
          </table:table-cell>
          <table:table-cell office:value-type="float" office:value="21.528848079045272" table:formula="of:=100/[.H36]" table:style-name="ce7">
            <text:p>21,5</text:p>
          </table:table-cell>
          <table:table-cell office:value-type="float" office:value="16.312167365887049" table:formula="of:=100/[.I36]" table:style-name="ce7">
            <text:p>16,3</text:p>
          </table:table-cell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Analisi-pos" table:style-name="ta4">
        <table:shapes>
          <draw:frame draw:z-index="1" draw:id="id19" draw:style-name="a19" draw:name="Grafico 1" svg:x="8.52854in" svg:y="4.46667in" svg:width="6.29409in" svg:height="3.54449in" style:rel-width="scale" style:rel-height="scale">
            <draw:object xlink:href="Object 20/" xlink:type="simple" xlink:show="embed" xlink:actuate="onLoad"/>
            <svg:title/>
            <svg:desc/>
          </draw:frame>
          <draw:frame draw:z-index="3" draw:id="id21" draw:style-name="a21" draw:name="Grafico 4" svg:x="8.72854in" svg:y="0.28333in" svg:width="6.29409in" svg:height="3.54449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19" table:default-cell-style-name="ce6"/>
        <table:table-column table:style-name="co20" table:default-cell-style-name="ce1"/>
        <table:table-column table:style-name="co10" table:number-columns-repeated="3" table:default-cell-style-name="ce1"/>
        <table:table-column table:style-name="co12" table:number-columns-repeated="16378" table:default-cell-style-name="ce1"/>
        <table:table-row table:style-name="ro1">
          <table:table-cell office:value-type="string" table:style-name="ce2">
            <text:p>data</text:p>
          </table:table-cell>
          <table:table-cell table:style-name="ce8"/>
          <table:table-cell office:value-type="string" office:string-value="attualmente_positivi" table:formula="of:=[Dati.G1]" table:style-name="ce2">
            <text:p>attualmente_positivi</text:p>
          </table:table-cell>
          <table:table-cell table:style-name="ce1"/>
          <table:table-cell office:value-type="string" table:style-name="ce9">
            <text:p>stima</text:p>
          </table:table-cell>
          <table:table-cell office:value-type="string" table:style-name="ce9">
            <text:p>10xstima'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6"/>
          <table:table-cell table:number-columns-repeated="6" table:style-name="ce1"/>
          <table:table-cell office:value-type="string" table:style-name="ce5">
            <text:p>K</text:p>
          </table:table-cell>
          <table:table-cell office:value-type="float" office:value="100000" table:style-name="ce10">
            <text:p>100000</text:p>
          </table:table-cell>
          <table:table-cell table:number-columns-repeated="1637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1" table:style-name="ce11">
            <text:p>1</text:p>
          </table:table-cell>
          <table:table-cell office:value-type="float" office:value="221" table:formula="of:=[Dati.G3]" table:style-name="ce4">
            <text:p>221</text:p>
          </table:table-cell>
          <table:table-cell table:style-name="ce1"/>
          <table:table-cell office:value-type="float" office:value="828.6385407331336" table:formula="of:=[.$J$2]/(1+[.$J$5]*EXP(-[.$J$4]*[.B3]))" table:style-name="ce12">
            <text:p>829</text:p>
          </table:table-cell>
          <table:table-cell table:style-name="ce12"/>
          <table:table-cell table:number-columns-repeated="2" table:style-name="ce1"/>
          <table:table-cell office:value-type="string" table:style-name="ce5">
            <text:p>P0</text:p>
          </table:table-cell>
          <table:table-cell office:value-type="float" office:value="700" table:style-name="ce10">
            <text:p>700</text:p>
          </table:table-cell>
          <table:table-cell table:number-columns-repeated="7"/>
          <table:table-cell table:style-name="ce1">
            <draw:frame draw:z-index="2" draw:id="id20" draw:style-name="a20" draw:name="Grafico 3" svg:x="0.72083in" svg:y="0.15417in" svg:width="6.2875in" svg:height="3.02917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2" table:style-name="ce11">
            <text:p>2</text:p>
          </table:table-cell>
          <table:table-cell office:value-type="float" office:value="311" table:formula="of:=[Dati.G4]" table:style-name="ce4">
            <text:p>311</text:p>
          </table:table-cell>
          <table:table-cell table:style-name="ce1"/>
          <table:table-cell office:value-type="float" office:value="980.68343563395661" table:formula="of:=[.$J$2]/(1+[.$J$5]*EXP(-[.$J$4]*[.B4]))" table:style-name="ce12">
            <text:p>981</text:p>
          </table:table-cell>
          <table:table-cell office:value-type="float" office:value="1520.4489490082301" table:formula="of:=([.E4]-[.E3])*10" table:style-name="ce12">
            <text:p>1520</text:p>
          </table:table-cell>
          <table:table-cell table:number-columns-repeated="2" table:style-name="ce1"/>
          <table:table-cell office:value-type="string" table:style-name="ce5">
            <text:p>r</text:p>
          </table:table-cell>
          <table:table-cell office:value-type="float" office:value="0.17" table:style-name="ce10">
            <text:p>0,17</text:p>
          </table:table-cell>
          <table:table-cell table:number-columns-repeated="16374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" table:style-name="ce11">
            <text:p>3</text:p>
          </table:table-cell>
          <table:table-cell office:value-type="float" office:value="385" table:formula="of:=[Dati.G5]" table:style-name="ce4">
            <text:p>385</text:p>
          </table:table-cell>
          <table:table-cell table:style-name="ce1"/>
          <table:table-cell office:value-type="float" office:value="1160.3002735736077" table:formula="of:=[.$J$2]/(1+[.$J$5]*EXP(-[.$J$4]*[.B5]))" table:style-name="ce12">
            <text:p>1160</text:p>
          </table:table-cell>
          <table:table-cell office:value-type="float" office:value="1796.1683793965108" table:formula="of:=([.E5]-[.E4])*10" table:style-name="ce12">
            <text:p>1796</text:p>
          </table:table-cell>
          <table:table-cell table:number-columns-repeated="2" table:style-name="ce1"/>
          <table:table-cell office:value-type="string" table:style-name="ce5">
            <text:p>q</text:p>
          </table:table-cell>
          <table:table-cell office:value-type="float" office:value="141.85714285714286" table:formula="of:=([.J2]-[.J3])/[.J3]" table:style-name="ce13">
            <text:p>141,8571429</text:p>
          </table:table-cell>
          <table:table-cell table:number-columns-repeated="16374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4" table:style-name="ce11">
            <text:p>4</text:p>
          </table:table-cell>
          <table:table-cell office:value-type="float" office:value="588" table:formula="of:=[Dati.G6]" table:style-name="ce4">
            <text:p>588</text:p>
          </table:table-cell>
          <table:table-cell table:style-name="ce1"/>
          <table:table-cell office:value-type="float" office:value="1372.3588445261189" table:formula="of:=[.$J$2]/(1+[.$J$5]*EXP(-[.$J$4]*[.B6]))" table:style-name="ce12">
            <text:p>1372</text:p>
          </table:table-cell>
          <table:table-cell office:value-type="float" office:value="2120.5857095251122" table:formula="of:=([.E6]-[.E5])*10" table:style-name="ce12">
            <text:p>212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5" table:style-name="ce11">
            <text:p>5</text:p>
          </table:table-cell>
          <table:table-cell office:value-type="float" office:value="821" table:formula="of:=[Dati.G7]" table:style-name="ce4">
            <text:p>821</text:p>
          </table:table-cell>
          <table:table-cell table:style-name="ce1"/>
          <table:table-cell office:value-type="float" office:value="1622.5374064474372" table:formula="of:=[.$J$2]/(1+[.$J$5]*EXP(-[.$J$4]*[.B7]))" table:style-name="ce12">
            <text:p>1623</text:p>
          </table:table-cell>
          <table:table-cell office:value-type="float" office:value="2501.7856192131831" table:formula="of:=([.E7]-[.E6])*10" table:style-name="ce12">
            <text:p>250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6" table:style-name="ce11">
            <text:p>6</text:p>
          </table:table-cell>
          <table:table-cell office:value-type="float" office:value="1049" table:formula="of:=[Dati.G8]" table:style-name="ce4">
            <text:p>1049</text:p>
          </table:table-cell>
          <table:table-cell table:style-name="ce1"/>
          <table:table-cell office:value-type="float" office:value="1917.436417267674" table:formula="of:=[.$J$2]/(1+[.$J$5]*EXP(-[.$J$4]*[.B8]))" table:style-name="ce12">
            <text:p>1917</text:p>
          </table:table-cell>
          <table:table-cell office:value-type="float" office:value="2948.9901082023675" table:formula="of:=([.E8]-[.E7])*10" table:style-name="ce12">
            <text:p>2949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7" table:style-name="ce11">
            <text:p>7</text:p>
          </table:table-cell>
          <table:table-cell office:value-type="float" office:value="1577" table:formula="of:=[Dati.G9]" table:style-name="ce4">
            <text:p>1577</text:p>
          </table:table-cell>
          <table:table-cell table:style-name="ce1"/>
          <table:table-cell office:value-type="float" office:value="2264.6999758817815" table:formula="of:=[.$J$2]/(1+[.$J$5]*EXP(-[.$J$4]*[.B9]))" table:style-name="ce12">
            <text:p>2265</text:p>
          </table:table-cell>
          <table:table-cell office:value-type="float" office:value="3472.6355861410752" table:formula="of:=([.E9]-[.E8])*10" table:style-name="ce12">
            <text:p>3473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8" table:style-name="ce11">
            <text:p>8</text:p>
          </table:table-cell>
          <table:table-cell office:value-type="float" office:value="1835" table:formula="of:=[Dati.G10]" table:style-name="ce4">
            <text:p>1835</text:p>
          </table:table-cell>
          <table:table-cell table:style-name="ce1"/>
          <table:table-cell office:value-type="float" office:value="2673.1417643480727" table:formula="of:=[.$J$2]/(1+[.$J$5]*EXP(-[.$J$4]*[.B10]))" table:style-name="ce12">
            <text:p>2673</text:p>
          </table:table-cell>
          <table:table-cell office:value-type="float" office:value="4084.417884662912" table:formula="of:=([.E10]-[.E9])*10" table:style-name="ce12">
            <text:p>4084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9" table:style-name="ce11">
            <text:p>9</text:p>
          </table:table-cell>
          <table:table-cell office:value-type="float" office:value="2263" table:formula="of:=[Dati.G11]" table:style-name="ce4">
            <text:p>2263</text:p>
          </table:table-cell>
          <table:table-cell table:style-name="ce1"/>
          <table:table-cell office:value-type="float" office:value="3152.8702804039194" table:formula="of:=[.$J$2]/(1+[.$J$5]*EXP(-[.$J$4]*[.B11]))" table:style-name="ce12">
            <text:p>3153</text:p>
          </table:table-cell>
          <table:table-cell office:value-type="float" office:value="4797.2851605584674" table:formula="of:=([.E11]-[.E10])*10" table:style-name="ce12">
            <text:p>479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0" table:style-name="ce11">
            <text:p>10</text:p>
          </table:table-cell>
          <table:table-cell office:value-type="float" office:value="2706" table:formula="of:=[Dati.G12]" table:style-name="ce4">
            <text:p>2706</text:p>
          </table:table-cell>
          <table:table-cell table:style-name="ce1"/>
          <table:table-cell office:value-type="float" office:value="3715.4054738077816" table:formula="of:=[.$J$2]/(1+[.$J$5]*EXP(-[.$J$4]*[.B12]))" table:style-name="ce12">
            <text:p>3715</text:p>
          </table:table-cell>
          <table:table-cell office:value-type="float" office:value="5625.3519340386219" table:formula="of:=([.E12]-[.E11])*10" table:style-name="ce12">
            <text:p>562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11" table:style-name="ce11">
            <text:p>11</text:p>
          </table:table-cell>
          <table:table-cell office:value-type="float" office:value="3296" table:formula="of:=[Dati.G13]" table:style-name="ce4">
            <text:p>3296</text:p>
          </table:table-cell>
          <table:table-cell table:style-name="ce1"/>
          <table:table-cell office:value-type="float" office:value="4373.7754472323604" table:formula="of:=[.$J$2]/(1+[.$J$5]*EXP(-[.$J$4]*[.B13]))" table:style-name="ce12">
            <text:p>4374</text:p>
          </table:table-cell>
          <table:table-cell office:value-type="float" office:value="6583.699734245788" table:formula="of:=([.E13]-[.E12])*10" table:style-name="ce12">
            <text:p>6584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12" table:style-name="ce11">
            <text:p>12</text:p>
          </table:table-cell>
          <table:table-cell office:value-type="float" office:value="3916" table:formula="of:=[Dati.G14]" table:style-name="ce4">
            <text:p>3916</text:p>
          </table:table-cell>
          <table:table-cell table:style-name="ce1"/>
          <table:table-cell office:value-type="float" office:value="5142.5776002290095" table:formula="of:=[.$J$2]/(1+[.$J$5]*EXP(-[.$J$4]*[.B14]))" table:style-name="ce12">
            <text:p>5143</text:p>
          </table:table-cell>
          <table:table-cell office:value-type="float" office:value="7688.0215299664906" table:formula="of:=([.E14]-[.E13])*10" table:style-name="ce12">
            <text:p>7688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13" table:style-name="ce11">
            <text:p>13</text:p>
          </table:table-cell>
          <table:table-cell office:value-type="float" office:value="5061" table:formula="of:=[Dati.G15]" table:style-name="ce4">
            <text:p>5061</text:p>
          </table:table-cell>
          <table:table-cell table:style-name="ce1"/>
          <table:table-cell office:value-type="float" office:value="6037.9835410908445" table:formula="of:=[.$J$2]/(1+[.$J$5]*EXP(-[.$J$4]*[.B15]))" table:style-name="ce12">
            <text:p>6038</text:p>
          </table:table-cell>
          <table:table-cell office:value-type="float" office:value="8954.0594086183501" table:formula="of:=([.E15]-[.E14])*10" table:style-name="ce12">
            <text:p>8954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14" table:style-name="ce11">
            <text:p>14</text:p>
          </table:table-cell>
          <table:table-cell office:value-type="float" office:value="6387" table:formula="of:=[Dati.G16]" table:style-name="ce4">
            <text:p>6387</text:p>
          </table:table-cell>
          <table:table-cell table:style-name="ce1"/>
          <table:table-cell office:value-type="float" office:value="7077.661518877253" table:formula="of:=[.$J$2]/(1+[.$J$5]*EXP(-[.$J$4]*[.B16]))" table:style-name="ce12">
            <text:p>7078</text:p>
          </table:table-cell>
          <table:table-cell office:value-type="float" office:value="10396.779777864085" table:formula="of:=([.E16]-[.E15])*10" table:style-name="ce12">
            <text:p>1039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15" table:style-name="ce11">
            <text:p>15</text:p>
          </table:table-cell>
          <table:table-cell office:value-type="float" office:value="7985" table:formula="of:=[Dati.G17]" table:style-name="ce4">
            <text:p>7985</text:p>
          </table:table-cell>
          <table:table-cell table:style-name="ce1"/>
          <table:table-cell office:value-type="float" office:value="8280.5845959274684" table:formula="of:=[.$J$2]/(1+[.$J$5]*EXP(-[.$J$4]*[.B17]))" table:style-name="ce12">
            <text:p>8281</text:p>
          </table:table-cell>
          <table:table-cell office:value-type="float" office:value="12029.230770502154" table:formula="of:=([.E17]-[.E16])*10" table:style-name="ce12">
            <text:p>12029</text:p>
          </table:table-cell>
          <table:table-cell table:number-columns-repeated="16378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16" table:style-name="ce11">
            <text:p>16</text:p>
          </table:table-cell>
          <table:table-cell office:value-type="float" office:value="8514" table:formula="of:=[Dati.G18]" table:style-name="ce4">
            <text:p>8514</text:p>
          </table:table-cell>
          <table:table-cell table:style-name="ce1"/>
          <table:table-cell office:value-type="float" office:value="9666.6882868266639" table:formula="of:=[.$J$2]/(1+[.$J$5]*EXP(-[.$J$4]*[.B18]))" table:style-name="ce12">
            <text:p>9667</text:p>
          </table:table-cell>
          <table:table-cell office:value-type="float" office:value="13861.036908991955" table:formula="of:=([.E18]-[.E17])*10" table:style-name="ce12">
            <text:p>13861</text:p>
          </table:table-cell>
          <table:table-cell table:number-columns-repeated="16378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7" table:style-name="ce11">
            <text:p>17</text:p>
          </table:table-cell>
          <table:table-cell office:value-type="float" office:value="10590" table:formula="of:=[Dati.G19]" table:style-name="ce4">
            <text:p>10590</text:p>
          </table:table-cell>
          <table:table-cell table:style-name="ce1"/>
          <table:table-cell office:value-type="float" office:value="11256.339487809679" table:formula="of:=[.$J$2]/(1+[.$J$5]*EXP(-[.$J$4]*[.B19]))" table:style-name="ce12">
            <text:p>11256</text:p>
          </table:table-cell>
          <table:table-cell office:value-type="float" office:value="15896.512009830149" table:formula="of:=([.E19]-[.E18])*10" table:style-name="ce12">
            <text:p>15897</text:p>
          </table:table-cell>
          <table:table-cell table:number-columns-repeated="16378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8" table:style-name="ce11">
            <text:p>18</text:p>
          </table:table-cell>
          <table:table-cell office:value-type="float" office:value="12839" table:formula="of:=[Dati.G20]" table:style-name="ce4">
            <text:p>12839</text:p>
          </table:table-cell>
          <table:table-cell table:style-name="ce1"/>
          <table:table-cell office:value-type="float" office:value="13069.581375901966" table:formula="of:=[.$J$2]/(1+[.$J$5]*EXP(-[.$J$4]*[.B20]))" table:style-name="ce12">
            <text:p>13070</text:p>
          </table:table-cell>
          <table:table-cell office:value-type="float" office:value="18132.418880922869" table:formula="of:=([.E20]-[.E19])*10" table:style-name="ce12">
            <text:p>18132</text:p>
          </table:table-cell>
          <table:table-cell table:number-columns-repeated="16378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9" table:style-name="ce11">
            <text:p>19</text:p>
          </table:table-cell>
          <table:table-cell office:value-type="float" office:value="14955" table:formula="of:=[Dati.G21]" table:style-name="ce4">
            <text:p>14955</text:p>
          </table:table-cell>
          <table:table-cell table:style-name="ce1"/>
          <table:table-cell office:value-type="float" office:value="15125.12923363504" table:formula="of:=[.$J$2]/(1+[.$J$5]*EXP(-[.$J$4]*[.B21]))" table:style-name="ce12">
            <text:p>15125</text:p>
          </table:table-cell>
          <table:table-cell office:value-type="float" office:value="20555.478577330741" table:formula="of:=([.E21]-[.E20])*10" table:style-name="ce12">
            <text:p>20555</text:p>
          </table:table-cell>
          <table:table-cell table:number-columns-repeated="16378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20" table:style-name="ce11">
            <text:p>20</text:p>
          </table:table-cell>
          <table:table-cell office:value-type="float" office:value="17750" table:formula="of:=[Dati.G22]" table:style-name="ce4">
            <text:p>17750</text:p>
          </table:table-cell>
          <table:table-cell table:style-name="ce1"/>
          <table:table-cell office:value-type="float" office:value="17439.112615454902" table:formula="of:=[.$J$2]/(1+[.$J$5]*EXP(-[.$J$4]*[.B22]))" table:style-name="ce12">
            <text:p>17439</text:p>
          </table:table-cell>
          <table:table-cell office:value-type="float" office:value="23139.833818198622" table:formula="of:=([.E22]-[.E21])*10" table:style-name="ce12">
            <text:p>23140</text:p>
          </table:table-cell>
          <table:table-cell table:number-columns-repeated="16378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1" table:style-name="ce11">
            <text:p>21</text:p>
          </table:table-cell>
          <table:table-cell office:value-type="float" office:value="20603" table:formula="of:=[Dati.G23]" table:style-name="ce4">
            <text:p>20603</text:p>
          </table:table-cell>
          <table:table-cell table:style-name="ce1"/>
          <table:table-cell office:value-type="float" office:value="20023.591965087857" table:formula="of:=[.$J$2]/(1+[.$J$5]*EXP(-[.$J$4]*[.B23]))" table:style-name="ce12">
            <text:p>20024</text:p>
          </table:table-cell>
          <table:table-cell office:value-type="float" office:value="25844.793496329548" table:formula="of:=([.E23]-[.E22])*10" table:style-name="ce12">
            <text:p>25845</text:p>
          </table:table-cell>
          <table:table-cell table:number-columns-repeated="16378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2" table:style-name="ce11">
            <text:p>22</text:p>
          </table:table-cell>
          <table:table-cell office:value-type="float" office:value="23073" table:formula="of:=[Dati.G24]" table:style-name="ce4">
            <text:p>23073</text:p>
          </table:table-cell>
          <table:table-cell table:style-name="ce1"/>
          <table:table-cell office:value-type="float" office:value="22884.922792521498" table:formula="of:=[.$J$2]/(1+[.$J$5]*EXP(-[.$J$4]*[.B24]))" table:style-name="ce12">
            <text:p>22885</text:p>
          </table:table-cell>
          <table:table-cell office:value-type="float" office:value="28613.308274336414" table:formula="of:=([.E24]-[.E23])*10" table:style-name="ce12">
            <text:p>28613</text:p>
          </table:table-cell>
          <table:table-cell table:number-columns-repeated="16378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3" table:style-name="ce11">
            <text:p>23</text:p>
          </table:table-cell>
          <table:table-cell office:value-type="float" office:value="26062" table:formula="of:=[Dati.G25]" table:style-name="ce4">
            <text:p>26062</text:p>
          </table:table-cell>
          <table:table-cell table:style-name="ce1"/>
          <table:table-cell office:value-type="float" office:value="26022.09437853963" table:formula="of:=[.$J$2]/(1+[.$J$5]*EXP(-[.$J$4]*[.B25]))" table:style-name="ce12">
            <text:p>26022</text:p>
          </table:table-cell>
          <table:table-cell office:value-type="float" office:value="31371.715860181321" table:formula="of:=([.E25]-[.E24])*10" table:style-name="ce12">
            <text:p>31372</text:p>
          </table:table-cell>
          <table:table-cell table:number-columns-repeated="16378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4" table:style-name="ce11">
            <text:p>24</text:p>
          </table:table-cell>
          <table:table-cell office:value-type="float" office:value="28710" table:formula="of:=[Dati.G26]" table:style-name="ce4">
            <text:p>28710</text:p>
          </table:table-cell>
          <table:table-cell table:style-name="ce1"/>
          <table:table-cell office:value-type="float" office:value="29425.224405461224" table:formula="of:=[.$J$2]/(1+[.$J$5]*EXP(-[.$J$4]*[.B26]))" table:style-name="ce12">
            <text:p>29425</text:p>
          </table:table-cell>
          <table:table-cell office:value-type="float" office:value="34031.300269215935" table:formula="of:=([.E26]-[.E25])*10" table:style-name="ce12">
            <text:p>34031</text:p>
          </table:table-cell>
          <table:table-cell table:number-columns-repeated="16378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25" table:style-name="ce11">
            <text:p>25</text:p>
          </table:table-cell>
          <table:table-cell office:value-type="float" office:value="33190" table:formula="of:=[Dati.G27]" table:style-name="ce4">
            <text:p>33190</text:p>
          </table:table-cell>
          <table:table-cell table:style-name="ce1"/>
          <table:table-cell office:value-type="float" office:value="33074.432547424243" table:formula="of:=[.$J$2]/(1+[.$J$5]*EXP(-[.$J$4]*[.B27]))" table:style-name="ce12">
            <text:p>33074</text:p>
          </table:table-cell>
          <table:table-cell office:value-type="float" office:value="36492.081419630194" table:formula="of:=([.E27]-[.E26])*10" table:style-name="ce12">
            <text:p>36492</text:p>
          </table:table-cell>
          <table:table-cell table:number-columns-repeated="16378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26" table:style-name="ce11">
            <text:p>26</text:p>
          </table:table-cell>
          <table:table-cell office:value-type="float" office:value="37860" table:formula="of:=[Dati.G28]" table:style-name="ce4">
            <text:p>37860</text:p>
          </table:table-cell>
          <table:table-cell table:style-name="ce1"/>
          <table:table-cell office:value-type="float" office:value="36939.328294541236" table:formula="of:=[.$J$2]/(1+[.$J$5]*EXP(-[.$J$4]*[.B28]))" table:style-name="ce12">
            <text:p>36939</text:p>
          </table:table-cell>
          <table:table-cell office:value-type="float" office:value="38648.957471169924" table:formula="of:=([.E28]-[.E27])*10" table:style-name="ce12">
            <text:p>38649</text:p>
          </table:table-cell>
          <table:table-cell table:number-columns-repeated="16378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7" table:style-name="ce11">
            <text:p>27</text:p>
          </table:table-cell>
          <table:table-cell office:value-type="float" office:value="42681" table:formula="of:=[Dati.G29]" table:style-name="ce4">
            <text:p>42681</text:p>
          </table:table-cell>
          <table:table-cell table:style-name="ce1"/>
          <table:table-cell office:value-type="float" office:value="40979.31581006285" table:formula="of:=[.$J$2]/(1+[.$J$5]*EXP(-[.$J$4]*[.B29]))" table:style-name="ce12">
            <text:p>40979</text:p>
          </table:table-cell>
          <table:table-cell office:value-type="float" office:value="40399.875155216141" table:formula="of:=([.E29]-[.E28])*10" table:style-name="ce12">
            <text:p>40400</text:p>
          </table:table-cell>
          <table:table-cell table:number-columns-repeated="16378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8" table:style-name="ce11">
            <text:p>28</text:p>
          </table:table-cell>
          <table:table-cell office:value-type="float" office:value="46638" table:formula="of:=[Dati.G30]" table:style-name="ce4">
            <text:p>46638</text:p>
          </table:table-cell>
          <table:table-cell table:style-name="ce1"/>
          <table:table-cell office:value-type="float" office:value="45144.833918843942" table:formula="of:=[.$J$2]/(1+[.$J$5]*EXP(-[.$J$4]*[.B30]))" table:style-name="ce12">
            <text:p>45145</text:p>
          </table:table-cell>
          <table:table-cell office:value-type="float" office:value="41655.181087810925" table:formula="of:=([.E30]-[.E29])*10" table:style-name="ce12">
            <text:p>41655</text:p>
          </table:table-cell>
          <table:table-cell table:number-columns-repeated="16378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9" table:style-name="ce11">
            <text:p>29</text:p>
          </table:table-cell>
          <table:table-cell office:value-type="float" office:value="50418" table:formula="of:=[Dati.G31]" table:style-name="ce4">
            <text:p>50418</text:p>
          </table:table-cell>
          <table:table-cell table:style-name="ce1"/>
          <table:table-cell office:value-type="float" office:value="49379.518979282679" table:formula="of:=[.$J$2]/(1+[.$J$5]*EXP(-[.$J$4]*[.B31]))" table:style-name="ce12">
            <text:p>49380</text:p>
          </table:table-cell>
          <table:table-cell office:value-type="float" office:value="42346.850604387364" table:formula="of:=([.E31]-[.E30])*10" table:style-name="ce12">
            <text:p>42347</text:p>
          </table:table-cell>
          <table:table-cell table:number-columns-repeated="16378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30" table:style-name="ce11">
            <text:p>30</text:p>
          </table:table-cell>
          <table:table-cell office:value-type="float" office:value="54030" table:formula="of:=[Dati.G32]" table:style-name="ce4">
            <text:p>54030</text:p>
          </table:table-cell>
          <table:table-cell table:style-name="ce1"/>
          <table:table-cell office:value-type="float" office:value="53623.125616379926" table:formula="of:=[.$J$2]/(1+[.$J$5]*EXP(-[.$J$4]*[.B32]))" table:style-name="ce12">
            <text:p>53623</text:p>
          </table:table-cell>
          <table:table-cell office:value-type="float" office:value="42436.066370972476" table:formula="of:=([.E32]-[.E31])*10" table:style-name="ce12">
            <text:p>42436</text:p>
          </table:table-cell>
          <table:table-cell table:number-columns-repeated="16378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1" table:style-name="ce11">
            <text:p>31</text:p>
          </table:table-cell>
          <table:table-cell office:value-type="float" office:value="57521" table:formula="of:=[Dati.G33]" table:style-name="ce4">
            <text:p>57521</text:p>
          </table:table-cell>
          <table:table-cell table:style-name="ce1"/>
          <table:table-cell office:value-type="float" office:value="57814.900858777321" table:formula="of:=[.$J$2]/(1+[.$J$5]*EXP(-[.$J$4]*[.B33]))" table:style-name="ce12">
            <text:p>57815</text:p>
          </table:table-cell>
          <table:table-cell office:value-type="float" office:value="41917.752423973943" table:formula="of:=([.E33]-[.E32])*10" table:style-name="ce12">
            <text:p>41918</text:p>
          </table:table-cell>
          <table:table-cell table:number-columns-repeated="16378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2" table:style-name="ce11">
            <text:p>32</text:p>
          </table:table-cell>
          <table:table-cell office:value-type="float" office:value="62013" table:formula="of:=[Dati.G34]" table:style-name="ce4">
            <text:p>62013</text:p>
          </table:table-cell>
          <table:table-cell table:style-name="ce1"/>
          <table:table-cell office:value-type="float" office:value="61897.018654270338" table:formula="of:=[.$J$2]/(1+[.$J$5]*EXP(-[.$J$4]*[.B34]))" table:style-name="ce12">
            <text:p>61897</text:p>
          </table:table-cell>
          <table:table-cell office:value-type="float" office:value="40821.177954930172" table:formula="of:=([.E34]-[.E33])*10" table:style-name="ce12">
            <text:p>40821</text:p>
          </table:table-cell>
          <table:table-cell table:number-columns-repeated="16378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3" table:style-name="ce11">
            <text:p>33</text:p>
          </table:table-cell>
          <table:table-cell office:value-type="float" office:value="66414" table:formula="of:=[Dati.G35]" table:style-name="ce4">
            <text:p>66414</text:p>
          </table:table-cell>
          <table:table-cell table:style-name="ce1"/>
          <table:table-cell office:value-type="float" office:value="65817.669675574216" table:formula="of:=[.$J$2]/(1+[.$J$5]*EXP(-[.$J$4]*[.B35]))" table:style-name="ce12">
            <text:p>65818</text:p>
          </table:table-cell>
          <table:table-cell office:value-type="float" office:value="39206.510213038782" table:formula="of:=([.E35]-[.E34])*10" table:style-name="ce12">
            <text:p>39207</text:p>
          </table:table-cell>
          <table:table-cell table:number-columns-repeated="16378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4" table:style-name="ce11">
            <text:p>34</text:p>
          </table:table-cell>
          <table:table-cell office:value-type="float" office:value="70065" table:formula="of:=[Dati.G36]" table:style-name="ce4">
            <text:p>70065</text:p>
          </table:table-cell>
          <table:table-cell table:style-name="ce1"/>
          <table:table-cell office:value-type="float" office:value="69533.469356723144" table:formula="of:=[.$J$2]/(1+[.$J$5]*EXP(-[.$J$4]*[.B36]))" table:style-name="ce12">
            <text:p>69533</text:p>
          </table:table-cell>
          <table:table-cell office:value-type="float" office:value="37157.996811489284" table:formula="of:=([.E36]-[.E35])*10" table:style-name="ce12">
            <text:p>37158</text:p>
          </table:table-cell>
          <table:table-cell table:number-columns-repeated="16378"/>
        </table:table-row>
        <table:table-row table:style-name="ro1">
          <table:table-cell office:value-type="date" office:date-value="2020-03-29T00:00:00" table:style-name="ce3">
            <text:p>29/3</text:p>
          </table:table-cell>
          <table:table-cell office:value-type="float" office:value="35" table:style-name="ce11">
            <text:p>35</text:p>
          </table:table-cell>
          <table:table-cell table:number-columns-repeated="2" table:style-name="ce1"/>
          <table:table-cell office:value-type="float" office:value="73010.975287360212" table:formula="of:=[.$J$2]/(1+[.$J$5]*EXP(-[.$J$4]*[.B37]))" table:style-name="ce12">
            <text:p>73011</text:p>
          </table:table-cell>
          <table:table-cell office:value-type="float" office:value="34775.059306370676" table:formula="of:=([.E37]-[.E36])*10" table:style-name="ce12">
            <text:p>34775</text:p>
          </table:table-cell>
          <table:table-cell table:number-columns-repeated="16378"/>
        </table:table-row>
        <table:table-row table:style-name="ro1">
          <table:table-cell office:value-type="date" office:date-value="2020-03-30T00:00:00" table:style-name="ce3">
            <text:p>30/3</text:p>
          </table:table-cell>
          <table:table-cell office:value-type="float" office:value="36" table:style-name="ce11">
            <text:p>36</text:p>
          </table:table-cell>
          <table:table-cell table:number-columns-repeated="2" table:style-name="ce1"/>
          <table:table-cell office:value-type="float" office:value="76227.257999215275" table:formula="of:=[.$J$2]/(1+[.$J$5]*EXP(-[.$J$4]*[.B38]))" table:style-name="ce12">
            <text:p>76227</text:p>
          </table:table-cell>
          <table:table-cell office:value-type="float" office:value="32162.827118550631" table:formula="of:=([.E38]-[.E37])*10" table:style-name="ce12">
            <text:p>32163</text:p>
          </table:table-cell>
          <table:table-cell table:number-columns-repeated="16378"/>
        </table:table-row>
        <table:table-row table:style-name="ro1">
          <table:table-cell office:value-type="date" office:date-value="2020-03-31T00:00:00" table:style-name="ce3">
            <text:p>31/3</text:p>
          </table:table-cell>
          <table:table-cell office:value-type="float" office:value="37" table:style-name="ce11">
            <text:p>37</text:p>
          </table:table-cell>
          <table:table-cell table:number-columns-repeated="2" table:style-name="ce1"/>
          <table:table-cell office:value-type="float" office:value="79169.609176102487" table:formula="of:=[.$J$2]/(1+[.$J$5]*EXP(-[.$J$4]*[.B39]))" table:style-name="ce12">
            <text:p>79170</text:p>
          </table:table-cell>
          <table:table-cell office:value-type="float" office:value="29423.511768872122" table:formula="of:=([.E39]-[.E38])*10" table:style-name="ce12">
            <text:p>29424</text:p>
          </table:table-cell>
          <table:table-cell table:number-columns-repeated="16378"/>
        </table:table-row>
        <table:table-row table:style-name="ro1">
          <table:table-cell office:value-type="date" office:date-value="2020-04-01T00:00:00" table:style-name="ce3">
            <text:p>1/4</text:p>
          </table:table-cell>
          <table:table-cell office:value-type="float" office:value="38" table:style-name="ce11">
            <text:p>38</text:p>
          </table:table-cell>
          <table:table-cell table:number-columns-repeated="2" table:style-name="ce1"/>
          <table:table-cell office:value-type="float" office:value="81834.570770499908" table:formula="of:=[.$J$2]/(1+[.$J$5]*EXP(-[.$J$4]*[.B40]))" table:style-name="ce12">
            <text:p>81835</text:p>
          </table:table-cell>
          <table:table-cell office:value-type="float" office:value="26649.615943974204" table:formula="of:=([.E40]-[.E39])*10" table:style-name="ce12">
            <text:p>26650</text:p>
          </table:table-cell>
          <table:table-cell table:number-columns-repeated="16378"/>
        </table:table-row>
        <table:table-row table:style-name="ro1">
          <table:table-cell office:value-type="date" office:date-value="2020-04-02T00:00:00" table:style-name="ce3">
            <text:p>2/4</text:p>
          </table:table-cell>
          <table:table-cell office:value-type="float" office:value="39" table:style-name="ce11">
            <text:p>39</text:p>
          </table:table-cell>
          <table:table-cell table:number-columns-repeated="2" table:style-name="ce1"/>
          <table:table-cell office:value-type="float" office:value="84226.515984802652" table:formula="of:=[.$J$2]/(1+[.$J$5]*EXP(-[.$J$4]*[.B41]))" table:style-name="ce12">
            <text:p>84227</text:p>
          </table:table-cell>
          <table:table-cell office:value-type="float" office:value="23919.452143027447" table:formula="of:=([.E41]-[.E40])*10" table:style-name="ce12">
            <text:p>23919</text:p>
          </table:table-cell>
          <table:table-cell table:number-columns-repeated="16378"/>
        </table:table-row>
        <table:table-row table:style-name="ro1">
          <table:table-cell office:value-type="date" office:date-value="2020-04-03T00:00:00" table:style-name="ce3">
            <text:p>3/4</text:p>
          </table:table-cell>
          <table:table-cell office:value-type="float" office:value="40" table:style-name="ce11">
            <text:p>40</text:p>
          </table:table-cell>
          <table:table-cell table:number-columns-repeated="2" table:style-name="ce1"/>
          <table:table-cell office:value-type="float" office:value="86356.01252154597" table:formula="of:=[.$J$2]/(1+[.$J$5]*EXP(-[.$J$4]*[.B42]))" table:style-name="ce12">
            <text:p>86356</text:p>
          </table:table-cell>
          <table:table-cell office:value-type="float" office:value="21294.965367433178" table:formula="of:=([.E42]-[.E41])*10" table:style-name="ce12">
            <text:p>21295</text:p>
          </table:table-cell>
          <table:table-cell table:number-columns-repeated="16378"/>
        </table:table-row>
        <table:table-row table:style-name="ro1">
          <table:table-cell office:value-type="date" office:date-value="2020-04-04T00:00:00" table:style-name="ce3">
            <text:p>4/4</text:p>
          </table:table-cell>
          <table:table-cell office:value-type="float" office:value="41" table:style-name="ce11">
            <text:p>41</text:p>
          </table:table-cell>
          <table:table-cell table:number-columns-repeated="2" table:style-name="ce1"/>
          <table:table-cell office:value-type="float" office:value="88238.163687664099" table:formula="of:=[.$J$2]/(1+[.$J$5]*EXP(-[.$J$4]*[.B43]))" table:style-name="ce12">
            <text:p>88238</text:p>
          </table:table-cell>
          <table:table-cell office:value-type="float" office:value="18821.511661181285" table:formula="of:=([.E43]-[.E42])*10" table:style-name="ce12">
            <text:p>18822</text:p>
          </table:table-cell>
          <table:table-cell table:number-columns-repeated="16378"/>
        </table:table-row>
        <table:table-row table:style-name="ro1">
          <table:table-cell office:value-type="date" office:date-value="2020-04-05T00:00:00" table:style-name="ce3">
            <text:p>5/4</text:p>
          </table:table-cell>
          <table:table-cell office:value-type="float" office:value="42" table:style-name="ce11">
            <text:p>42</text:p>
          </table:table-cell>
          <table:table-cell table:number-columns-repeated="2" table:style-name="ce1"/>
          <table:table-cell office:value-type="float" office:value="89891.070660475772" table:formula="of:=[.$J$2]/(1+[.$J$5]*EXP(-[.$J$4]*[.B44]))" table:style-name="ce12">
            <text:p>89891</text:p>
          </table:table-cell>
          <table:table-cell office:value-type="float" office:value="16529.069728116738" table:formula="of:=([.E44]-[.E43])*10" table:style-name="ce12">
            <text:p>16529</text:p>
          </table:table-cell>
          <table:table-cell table:number-columns-repeated="16378"/>
        </table:table-row>
        <table:table-row table:style-name="ro1">
          <table:table-cell office:value-type="date" office:date-value="2020-04-06T00:00:00" table:style-name="ce3">
            <text:p>6/4</text:p>
          </table:table-cell>
          <table:table-cell office:value-type="float" office:value="43" table:style-name="ce11">
            <text:p>43</text:p>
          </table:table-cell>
          <table:table-cell table:number-columns-repeated="2" table:style-name="ce1"/>
          <table:table-cell office:value-type="float" office:value="91334.504104161213" table:formula="of:=[.$J$2]/(1+[.$J$5]*EXP(-[.$J$4]*[.B45]))" table:style-name="ce12">
            <text:p>91335</text:p>
          </table:table-cell>
          <table:table-cell office:value-type="float" office:value="14434.334436854406" table:formula="of:=([.E45]-[.E44])*10" table:style-name="ce12">
            <text:p>14434</text:p>
          </table:table-cell>
          <table:table-cell table:number-columns-repeated="16378"/>
        </table:table-row>
        <table:table-row table:style-name="ro1">
          <table:table-cell office:value-type="date" office:date-value="2020-04-07T00:00:00" table:style-name="ce3">
            <text:p>7/4</text:p>
          </table:table-cell>
          <table:table-cell office:value-type="float" office:value="44" table:style-name="ce11">
            <text:p>44</text:p>
          </table:table-cell>
          <table:table-cell table:number-columns-repeated="2" table:style-name="ce1"/>
          <table:table-cell office:value-type="float" office:value="92588.825186808172" table:formula="of:=[.$J$2]/(1+[.$J$5]*EXP(-[.$J$4]*[.B46]))" table:style-name="ce12">
            <text:p>92589</text:p>
          </table:table-cell>
          <table:table-cell office:value-type="float" office:value="12543.210826469585" table:formula="of:=([.E46]-[.E45])*10" table:style-name="ce12">
            <text:p>12543</text:p>
          </table:table-cell>
          <table:table-cell table:number-columns-repeated="16378"/>
        </table:table-row>
        <table:table-row table:style-name="ro1">
          <table:table-cell office:value-type="date" office:date-value="2020-04-08T00:00:00" table:style-name="ce3">
            <text:p>8/4</text:p>
          </table:table-cell>
          <table:table-cell office:value-type="float" office:value="45" table:style-name="ce11">
            <text:p>45</text:p>
          </table:table-cell>
          <table:table-cell table:number-columns-repeated="2" table:style-name="ce1"/>
          <table:table-cell office:value-type="float" office:value="93674.159642468614" table:formula="of:=[.$J$2]/(1+[.$J$5]*EXP(-[.$J$4]*[.B47]))" table:style-name="ce12">
            <text:p>93674</text:p>
          </table:table-cell>
          <table:table-cell office:value-type="float" office:value="10853.344556604425" table:formula="of:=([.E47]-[.E46])*10" table:style-name="ce12">
            <text:p>10853</text:p>
          </table:table-cell>
          <table:table-cell table:number-columns-repeated="16378"/>
        </table:table-row>
        <table:table-row table:style-name="ro1">
          <table:table-cell office:value-type="date" office:date-value="2020-04-09T00:00:00" table:style-name="ce3">
            <text:p>9/4</text:p>
          </table:table-cell>
          <table:table-cell office:value-type="float" office:value="46" table:style-name="ce11">
            <text:p>46</text:p>
          </table:table-cell>
          <table:table-cell table:number-columns-repeated="2" table:style-name="ce1"/>
          <table:table-cell office:value-type="float" office:value="94609.804641815266" table:formula="of:=[.$J$2]/(1+[.$J$5]*EXP(-[.$J$4]*[.B48]))" table:style-name="ce12">
            <text:p>94610</text:p>
          </table:table-cell>
          <table:table-cell office:value-type="float" office:value="9356.4499934665218" table:formula="of:=([.E48]-[.E47])*10" table:style-name="ce12">
            <text:p>9356</text:p>
          </table:table-cell>
          <table:table-cell table:number-columns-repeated="16378"/>
        </table:table-row>
        <table:table-row table:style-name="ro1">
          <table:table-cell office:value-type="date" office:date-value="2020-04-10T00:00:00" table:style-name="ce3">
            <text:p>10/4</text:p>
          </table:table-cell>
          <table:table-cell office:value-type="float" office:value="47" table:style-name="ce11">
            <text:p>47</text:p>
          </table:table-cell>
          <table:table-cell table:number-columns-repeated="2" table:style-name="ce1"/>
          <table:table-cell office:value-type="float" office:value="95413.835258004823" table:formula="of:=[.$J$2]/(1+[.$J$5]*EXP(-[.$J$4]*[.B49]))" table:style-name="ce12">
            <text:p>95414</text:p>
          </table:table-cell>
          <table:table-cell office:value-type="float" office:value="8040.3061618955689" table:formula="of:=([.E49]-[.E48])*10" table:style-name="ce12">
            <text:p>8040</text:p>
          </table:table-cell>
          <table:table-cell table:number-columns-repeated="16378"/>
        </table:table-row>
        <table:table-row table:style-name="ro1">
          <table:table-cell office:value-type="date" office:date-value="2020-04-11T00:00:00" table:style-name="ce3">
            <text:p>11/4</text:p>
          </table:table-cell>
          <table:table-cell office:value-type="float" office:value="48" table:style-name="ce11">
            <text:p>48</text:p>
          </table:table-cell>
          <table:table-cell table:number-columns-repeated="2" table:style-name="ce1"/>
          <table:table-cell office:value-type="float" office:value="96102.872582538403" table:formula="of:=[.$J$2]/(1+[.$J$5]*EXP(-[.$J$4]*[.B50]))" table:style-name="ce12">
            <text:p>96103</text:p>
          </table:table-cell>
          <table:table-cell office:value-type="float" office:value="6890.3732453357952" table:formula="of:=([.E50]-[.E49])*10" table:style-name="ce12">
            <text:p>6890</text:p>
          </table:table-cell>
          <table:table-cell table:number-columns-repeated="16378"/>
        </table:table-row>
        <table:table-row table:style-name="ro1">
          <table:table-cell office:value-type="date" office:date-value="2020-04-12T00:00:00" table:style-name="ce3">
            <text:p>12/4</text:p>
          </table:table-cell>
          <table:table-cell office:value-type="float" office:value="49" table:style-name="ce11">
            <text:p>49</text:p>
          </table:table-cell>
          <table:table-cell table:number-columns-repeated="2" table:style-name="ce1"/>
          <table:table-cell office:value-type="float" office:value="96691.976308828423" table:formula="of:=[.$J$2]/(1+[.$J$5]*EXP(-[.$J$4]*[.B51]))" table:style-name="ce12">
            <text:p>96692</text:p>
          </table:table-cell>
          <table:table-cell office:value-type="float" office:value="5891.0372629002086" table:formula="of:=([.E51]-[.E50])*10" table:style-name="ce12">
            <text:p>5891</text:p>
          </table:table-cell>
          <table:table-cell table:number-columns-repeated="16378"/>
        </table:table-row>
        <table:table-row table:style-name="ro1">
          <table:table-cell office:value-type="date" office:date-value="2020-04-13T00:00:00" table:style-name="ce3">
            <text:p>13/4</text:p>
          </table:table-cell>
          <table:table-cell office:value-type="float" office:value="50" table:style-name="ce11">
            <text:p>50</text:p>
          </table:table-cell>
          <table:table-cell table:number-columns-repeated="2" table:style-name="ce1"/>
          <table:table-cell office:value-type="float" office:value="97194.628526419168" table:formula="of:=[.$J$2]/(1+[.$J$5]*EXP(-[.$J$4]*[.B52]))" table:style-name="ce12">
            <text:p>97195</text:p>
          </table:table-cell>
          <table:table-cell office:value-type="float" office:value="5026.5221759074484" table:formula="of:=([.E52]-[.E51])*10" table:style-name="ce12">
            <text:p>5027</text:p>
          </table:table-cell>
          <table:table-cell table:number-columns-repeated="16378"/>
        </table:table-row>
        <table:table-row table:style-name="ro1">
          <table:table-cell office:value-type="date" office:date-value="2020-04-14T00:00:00" table:style-name="ce3">
            <text:p>14/4</text:p>
          </table:table-cell>
          <table:table-cell office:value-type="float" office:value="51" table:style-name="ce11">
            <text:p>51</text:p>
          </table:table-cell>
          <table:table-cell table:number-columns-repeated="2" table:style-name="ce1"/>
          <table:table-cell office:value-type="float" office:value="97622.780823665511" table:formula="of:=[.$J$2]/(1+[.$J$5]*EXP(-[.$J$4]*[.B53]))" table:style-name="ce12">
            <text:p>97623</text:p>
          </table:table-cell>
          <table:table-cell office:value-type="float" office:value="4281.5229724634264" table:formula="of:=([.E53]-[.E52])*10" table:style-name="ce12">
            <text:p>4282</text:p>
          </table:table-cell>
          <table:table-cell table:number-columns-repeated="16378"/>
        </table:table-row>
        <table:table-row table:style-name="ro1">
          <table:table-cell office:value-type="date" office:date-value="2020-04-15T00:00:00" table:style-name="ce3">
            <text:p>15/4</text:p>
          </table:table-cell>
          <table:table-cell office:value-type="float" office:value="52" table:style-name="ce11">
            <text:p>52</text:p>
          </table:table-cell>
          <table:table-cell table:number-columns-repeated="2" table:style-name="ce1"/>
          <table:table-cell office:value-type="float" office:value="97986.942432133481" table:formula="of:=[.$J$2]/(1+[.$J$5]*EXP(-[.$J$4]*[.B54]))" table:style-name="ce12">
            <text:p>97987</text:p>
          </table:table-cell>
          <table:table-cell office:value-type="float" office:value="3641.6160846796993" table:formula="of:=([.E54]-[.E53])*10" table:style-name="ce12">
            <text:p>3642</text:p>
          </table:table-cell>
          <table:table-cell table:number-columns-repeated="16378"/>
        </table:table-row>
        <table:table-row table:style-name="ro1">
          <table:table-cell office:value-type="date" office:date-value="2020-04-16T00:00:00" table:style-name="ce3">
            <text:p>16/4</text:p>
          </table:table-cell>
          <table:table-cell office:value-type="float" office:value="53" table:style-name="ce11">
            <text:p>53</text:p>
          </table:table-cell>
          <table:table-cell table:number-columns-repeated="2" table:style-name="ce1"/>
          <table:table-cell office:value-type="float" office:value="98296.292388610964" table:formula="of:=[.$J$2]/(1+[.$J$5]*EXP(-[.$J$4]*[.B55]))" table:style-name="ce12">
            <text:p>98296</text:p>
          </table:table-cell>
          <table:table-cell office:value-type="float" office:value="3093.4995647748292" table:formula="of:=([.E55]-[.E54])*10" table:style-name="ce12">
            <text:p>3093</text:p>
          </table:table-cell>
          <table:table-cell table:number-columns-repeated="16378"/>
        </table:table-row>
        <table:table-row table:style-name="ro1">
          <table:table-cell office:value-type="date" office:date-value="2020-04-17T00:00:00" table:style-name="ce3">
            <text:p>17/4</text:p>
          </table:table-cell>
          <table:table-cell office:value-type="float" office:value="54" table:style-name="ce11">
            <text:p>54</text:p>
          </table:table-cell>
          <table:table-cell table:number-columns-repeated="2" table:style-name="ce1"/>
          <table:table-cell office:value-type="float" office:value="98558.803210899248" table:formula="of:=[.$J$2]/(1+[.$J$5]*EXP(-[.$J$4]*[.B56]))" table:style-name="ce12">
            <text:p>98559</text:p>
          </table:table-cell>
          <table:table-cell office:value-type="float" office:value="2625.1082228828454" table:formula="of:=([.E56]-[.E55])*10" table:style-name="ce12">
            <text:p>2625</text:p>
          </table:table-cell>
          <table:table-cell table:number-columns-repeated="16378"/>
        </table:table-row>
        <table:table-row table:style-name="ro1">
          <table:table-cell office:value-type="date" office:date-value="2020-04-18T00:00:00" table:style-name="ce3">
            <text:p>18/4</text:p>
          </table:table-cell>
          <table:table-cell office:value-type="float" office:value="55" table:style-name="ce11">
            <text:p>55</text:p>
          </table:table-cell>
          <table:table-cell table:number-columns-repeated="2" table:style-name="ce1"/>
          <table:table-cell office:value-type="float" office:value="98781.367276726975" table:formula="of:=[.$J$2]/(1+[.$J$5]*EXP(-[.$J$4]*[.B57]))" table:style-name="ce12">
            <text:p>98781</text:p>
          </table:table-cell>
          <table:table-cell office:value-type="float" office:value="2225.6406582772615" table:formula="of:=([.E57]-[.E56])*10" table:style-name="ce12">
            <text:p>2226</text:p>
          </table:table-cell>
          <table:table-cell table:number-columns-repeated="16378"/>
        </table:table-row>
        <table:table-row table:style-name="ro1">
          <table:table-cell office:value-type="date" office:date-value="2020-04-19T00:00:00" table:style-name="ce3">
            <text:p>19/4</text:p>
          </table:table-cell>
          <table:table-cell office:value-type="float" office:value="56" table:style-name="ce11">
            <text:p>56</text:p>
          </table:table-cell>
          <table:table-cell table:number-columns-repeated="2" table:style-name="ce1"/>
          <table:table-cell office:value-type="float" office:value="98969.919988333117" table:formula="of:=[.$J$2]/(1+[.$J$5]*EXP(-[.$J$4]*[.B58]))" table:style-name="ce12">
            <text:p>98970</text:p>
          </table:table-cell>
          <table:table-cell office:value-type="float" office:value="1885.5271160614211" table:formula="of:=([.E58]-[.E57])*10" table:style-name="ce12">
            <text:p>1886</text:p>
          </table:table-cell>
          <table:table-cell table:number-columns-repeated="16378"/>
        </table:table-row>
        <table:table-row table:style-name="ro1">
          <table:table-cell office:value-type="date" office:date-value="2020-04-20T00:00:00" table:style-name="ce3">
            <text:p>20/4</text:p>
          </table:table-cell>
          <table:table-cell office:value-type="float" office:value="57" table:style-name="ce11">
            <text:p>57</text:p>
          </table:table-cell>
          <table:table-cell table:number-columns-repeated="2" table:style-name="ce1"/>
          <table:table-cell office:value-type="float" office:value="99129.555992454072" table:formula="of:=[.$J$2]/(1+[.$J$5]*EXP(-[.$J$4]*[.B59]))" table:style-name="ce12">
            <text:p>99130</text:p>
          </table:table-cell>
          <table:table-cell office:value-type="float" office:value="1596.3600412095548" table:formula="of:=([.E59]-[.E58])*10" table:style-name="ce12">
            <text:p>1596</text:p>
          </table:table-cell>
          <table:table-cell table:number-columns-repeated="16378"/>
        </table:table-row>
        <table:table-row table:style-name="ro1">
          <table:table-cell office:value-type="date" office:date-value="2020-04-21T00:00:00" table:style-name="ce3">
            <text:p>21/4</text:p>
          </table:table-cell>
          <table:table-cell office:value-type="float" office:value="58" table:style-name="ce11">
            <text:p>58</text:p>
          </table:table-cell>
          <table:table-cell table:number-columns-repeated="2" table:style-name="ce1"/>
          <table:table-cell office:value-type="float" office:value="99264.636325601328" table:formula="of:=[.$J$2]/(1+[.$J$5]*EXP(-[.$J$4]*[.B60]))" table:style-name="ce12">
            <text:p>99265</text:p>
          </table:table-cell>
          <table:table-cell office:value-type="float" office:value="1350.8033314725617" table:formula="of:=([.E60]-[.E59])*10" table:style-name="ce12">
            <text:p>1351</text:p>
          </table:table-cell>
          <table:table-cell table:number-columns-repeated="16378"/>
        </table:table-row>
        <table:table-row table:style-name="ro1">
          <table:table-cell office:value-type="date" office:date-value="2020-04-22T00:00:00" table:style-name="ce3">
            <text:p>22/4</text:p>
          </table:table-cell>
          <table:table-cell office:value-type="float" office:value="59" table:style-name="ce11">
            <text:p>59</text:p>
          </table:table-cell>
          <table:table-cell table:number-columns-repeated="2" table:style-name="ce1"/>
          <table:table-cell office:value-type="float" office:value="99378.885487294756" table:formula="of:=[.$J$2]/(1+[.$J$5]*EXP(-[.$J$4]*[.B61]))" table:style-name="ce12">
            <text:p>99379</text:p>
          </table:table-cell>
          <table:table-cell office:value-type="float" office:value="1142.491616934276" table:formula="of:=([.E61]-[.E60])*10" table:style-name="ce12">
            <text:p>1142</text:p>
          </table:table-cell>
          <table:table-cell table:number-columns-repeated="16378"/>
        </table:table-row>
        <table:table-row table:style-name="ro1">
          <table:table-cell office:value-type="date" office:date-value="2020-04-23T00:00:00" table:style-name="ce3">
            <text:p>23/4</text:p>
          </table:table-cell>
          <table:table-cell office:value-type="float" office:value="60" table:style-name="ce11">
            <text:p>60</text:p>
          </table:table-cell>
          <table:table-cell table:number-columns-repeated="2" table:style-name="ce1"/>
          <table:table-cell office:value-type="float" office:value="99475.478217142721" table:formula="of:=[.$J$2]/(1+[.$J$5]*EXP(-[.$J$4]*[.B62]))" table:style-name="ce12">
            <text:p>99475</text:p>
          </table:table-cell>
          <table:table-cell office:value-type="float" office:value="965.92729847965529" table:formula="of:=([.E62]-[.E61])*10" table:style-name="ce12">
            <text:p>966</text:p>
          </table:table-cell>
          <table:table-cell table:number-columns-repeated="16378"/>
        </table:table-row>
        <table:table-row table:style-name="ro1">
          <table:table-cell office:value-type="date" office:date-value="2020-04-24T00:00:00" table:style-name="ce3">
            <text:p>24/4</text:p>
          </table:table-cell>
          <table:table-cell office:value-type="float" office:value="61" table:style-name="ce11">
            <text:p>61</text:p>
          </table:table-cell>
          <table:table-cell table:number-columns-repeated="2" table:style-name="ce1"/>
          <table:table-cell office:value-type="float" office:value="99557.116256240013" table:formula="of:=[.$J$2]/(1+[.$J$5]*EXP(-[.$J$4]*[.B63]))" table:style-name="ce12">
            <text:p>99557</text:p>
          </table:table-cell>
          <table:table-cell office:value-type="float" office:value="816.38039097291767" table:formula="of:=([.E63]-[.E62])*10" table:style-name="ce12">
            <text:p>816</text:p>
          </table:table-cell>
          <table:table-cell table:number-columns-repeated="16378"/>
        </table:table-row>
        <table:table-row table:style-name="ro1">
          <table:table-cell office:value-type="date" office:date-value="2020-04-25T00:00:00" table:style-name="ce3">
            <text:p>25/4</text:p>
          </table:table-cell>
          <table:table-cell office:value-type="float" office:value="62" table:style-name="ce11">
            <text:p>62</text:p>
          </table:table-cell>
          <table:table-cell table:number-columns-repeated="2" table:style-name="ce1"/>
          <table:table-cell office:value-type="float" office:value="99626.095682511877" table:formula="of:=[.$J$2]/(1+[.$J$5]*EXP(-[.$J$4]*[.B64]))" table:style-name="ce12">
            <text:p>99626</text:p>
          </table:table-cell>
          <table:table-cell office:value-type="float" office:value="689.79426271864213" table:formula="of:=([.E64]-[.E63])*10" table:style-name="ce12">
            <text:p>690</text:p>
          </table:table-cell>
          <table:table-cell table:number-columns-repeated="16378"/>
        </table:table-row>
        <table:table-row table:style-name="ro1">
          <table:table-cell office:value-type="date" office:date-value="2020-04-26T00:00:00" table:style-name="ce3">
            <text:p>26/4</text:p>
          </table:table-cell>
          <table:table-cell office:value-type="float" office:value="63" table:style-name="ce11">
            <text:p>63</text:p>
          </table:table-cell>
          <table:table-cell table:number-columns-repeated="2" table:style-name="ce1"/>
          <table:table-cell office:value-type="float" office:value="99684.365580355443" table:formula="of:=[.$J$2]/(1+[.$J$5]*EXP(-[.$J$4]*[.B65]))" table:style-name="ce12">
            <text:p>99684</text:p>
          </table:table-cell>
          <table:table-cell office:value-type="float" office:value="582.69897843565559" table:formula="of:=([.E65]-[.E64])*10" table:style-name="ce12">
            <text:p>583</text:p>
          </table:table-cell>
          <table:table-cell table:number-columns-repeated="16378"/>
        </table:table-row>
        <table:table-row table:style-name="ro1">
          <table:table-cell office:value-type="date" office:date-value="2020-04-27T00:00:00" table:style-name="ce3">
            <text:p>27/4</text:p>
          </table:table-cell>
          <table:table-cell office:value-type="float" office:value="64" table:style-name="ce11">
            <text:p>64</text:p>
          </table:table-cell>
          <table:table-cell table:number-columns-repeated="2" table:style-name="ce1"/>
          <table:table-cell office:value-type="float" office:value="99733.578880363973" table:formula="of:=[.$J$2]/(1+[.$J$5]*EXP(-[.$J$4]*[.B66]))" table:style-name="ce12">
            <text:p>99734</text:p>
          </table:table-cell>
          <table:table-cell office:value-type="float" office:value="492.13300008530496" table:formula="of:=([.E66]-[.E65])*10" table:style-name="ce12">
            <text:p>492</text:p>
          </table:table-cell>
          <table:table-cell table:number-columns-repeated="16378"/>
        </table:table-row>
        <table:table-row table:style-name="ro1">
          <table:table-cell office:value-type="date" office:date-value="2020-04-28T00:00:00" table:style-name="ce3">
            <text:p>28/4</text:p>
          </table:table-cell>
          <table:table-cell office:value-type="float" office:value="65" table:style-name="ce11">
            <text:p>65</text:p>
          </table:table-cell>
          <table:table-cell table:number-columns-repeated="2" table:style-name="ce1"/>
          <table:table-cell office:value-type="float" office:value="99775.136216962739" table:formula="of:=[.$J$2]/(1+[.$J$5]*EXP(-[.$J$4]*[.B67]))" table:style-name="ce12">
            <text:p>99775</text:p>
          </table:table-cell>
          <table:table-cell office:value-type="float" office:value="415.57336598765687" table:formula="of:=([.E67]-[.E66])*10" table:style-name="ce12">
            <text:p>416</text:p>
          </table:table-cell>
          <table:table-cell table:number-columns-repeated="16378"/>
        </table:table-row>
        <table:table-row table:style-name="ro1">
          <table:table-cell office:value-type="date" office:date-value="2020-04-29T00:00:00" table:style-name="ce3">
            <text:p>29/4</text:p>
          </table:table-cell>
          <table:table-cell office:value-type="float" office:value="66" table:style-name="ce11">
            <text:p>66</text:p>
          </table:table-cell>
          <table:table-cell table:number-columns-repeated="2" table:style-name="ce1"/>
          <table:table-cell office:value-type="float" office:value="99810.223623508122" table:formula="of:=[.$J$2]/(1+[.$J$5]*EXP(-[.$J$4]*[.B68]))" table:style-name="ce12">
            <text:p>99810</text:p>
          </table:table-cell>
          <table:table-cell office:value-type="float" office:value="350.87406545382692" table:formula="of:=([.E68]-[.E67])*10" table:style-name="ce12">
            <text:p>351</text:p>
          </table:table-cell>
          <table:table-cell table:number-columns-repeated="16378"/>
        </table:table-row>
        <table:table-row table:style-name="ro1">
          <table:table-cell office:value-type="date" office:date-value="2020-04-30T00:00:00" table:style-name="ce3">
            <text:p>30/4</text:p>
          </table:table-cell>
          <table:table-cell office:value-type="float" office:value="67" table:style-name="ce11">
            <text:p>67</text:p>
          </table:table-cell>
          <table:table-cell table:number-columns-repeated="2" table:style-name="ce1"/>
          <table:table-cell office:value-type="float" office:value="99839.844832136936" table:formula="of:=[.$J$2]/(1+[.$J$5]*EXP(-[.$J$4]*[.B69]))" table:style-name="ce12">
            <text:p>99840</text:p>
          </table:table-cell>
          <table:table-cell office:value-type="float" office:value="296.21208628814202" table:formula="of:=([.E69]-[.E68])*10" table:style-name="ce12">
            <text:p>296</text:p>
          </table:table-cell>
          <table:table-cell table:number-columns-repeated="16378"/>
        </table:table-row>
        <table:table-row table:style-name="ro1">
          <table:table-cell office:value-type="date" office:date-value="2020-05-01T00:00:00" table:style-name="ce3">
            <text:p>1/5</text:p>
          </table:table-cell>
          <table:table-cell office:value-type="float" office:value="68" table:style-name="ce11">
            <text:p>68</text:p>
          </table:table-cell>
          <table:table-cell table:number-columns-repeated="2" table:style-name="ce1"/>
          <table:table-cell office:value-type="float" office:value="99864.848880692589" table:formula="of:=[.$J$2]/(1+[.$J$5]*EXP(-[.$J$4]*[.B70]))" table:style-name="ce12">
            <text:p>99865</text:p>
          </table:table-cell>
          <table:table-cell office:value-type="float" office:value="250.04048555652844" table:formula="of:=([.E70]-[.E69])*10" table:style-name="ce12">
            <text:p>250</text:p>
          </table:table-cell>
          <table:table-cell table:number-columns-repeated="16378"/>
        </table:table-row>
        <table:table-row table:style-name="ro1">
          <table:table-cell office:value-type="date" office:date-value="2020-05-02T00:00:00" table:style-name="ce3">
            <text:p>2/5</text:p>
          </table:table-cell>
          <table:table-cell office:value-type="float" office:value="69" table:style-name="ce11">
            <text:p>69</text:p>
          </table:table-cell>
          <table:table-cell table:number-columns-repeated="2" table:style-name="ce1"/>
          <table:table-cell office:value-type="float" office:value="99885.95365900785" table:formula="of:=[.$J$2]/(1+[.$J$5]*EXP(-[.$J$4]*[.B71]))" table:style-name="ce12">
            <text:p>99886</text:p>
          </table:table-cell>
          <table:table-cell office:value-type="float" office:value="211.04778315260774" table:formula="of:=([.E71]-[.E70])*10" table:style-name="ce12">
            <text:p>211</text:p>
          </table:table-cell>
          <table:table-cell table:number-columns-repeated="16378"/>
        </table:table-row>
        <table:table-row table:style-name="ro1">
          <table:table-cell office:value-type="date" office:date-value="2020-05-03T00:00:00" table:style-name="ce3">
            <text:p>3/5</text:p>
          </table:table-cell>
          <table:table-cell office:value-type="float" office:value="70" table:style-name="ce11">
            <text:p>70</text:p>
          </table:table-cell>
          <table:table-cell table:number-columns-repeated="2" table:style-name="ce1"/>
          <table:table-cell office:value-type="float" office:value="99903.765956637289" table:formula="of:=[.$J$2]/(1+[.$J$5]*EXP(-[.$J$4]*[.B72]))" table:style-name="ce12">
            <text:p>99904</text:p>
          </table:table-cell>
          <table:table-cell office:value-type="float" office:value="178.12297629439854" table:formula="of:=([.E72]-[.E71])*10" table:style-name="ce12">
            <text:p>178</text:p>
          </table:table-cell>
          <table:table-cell table:number-columns-repeated="16378"/>
        </table:table-row>
        <table:table-row table:style-name="ro1">
          <table:table-cell office:value-type="date" office:date-value="2020-05-04T00:00:00" table:style-name="ce3">
            <text:p>4/5</text:p>
          </table:table-cell>
          <table:table-cell office:value-type="float" office:value="71" table:style-name="ce11">
            <text:p>71</text:p>
          </table:table-cell>
          <table:table-cell table:number-columns-repeated="2" table:style-name="ce1"/>
          <table:table-cell office:value-type="float" office:value="99918.79850688079" table:formula="of:=[.$J$2]/(1+[.$J$5]*EXP(-[.$J$4]*[.B73]))" table:style-name="ce12">
            <text:p>99919</text:p>
          </table:table-cell>
          <table:table-cell office:value-type="float" office:value="150.32550243500737" table:formula="of:=([.E73]-[.E72])*10" table:style-name="ce12">
            <text:p>150</text:p>
          </table:table-cell>
          <table:table-cell table:number-columns-repeated="16378"/>
        </table:table-row>
        <table:table-row table:style-name="ro1">
          <table:table-cell office:value-type="date" office:date-value="2020-05-05T00:00:00" table:style-name="ce3">
            <text:p>5/5</text:p>
          </table:table-cell>
          <table:table-cell office:value-type="float" office:value="72" table:style-name="ce11">
            <text:p>72</text:p>
          </table:table-cell>
          <table:table-cell table:number-columns-repeated="2" table:style-name="ce1"/>
          <table:table-cell office:value-type="float" office:value="99931.484459391941" table:formula="of:=[.$J$2]/(1+[.$J$5]*EXP(-[.$J$4]*[.B74]))" table:style-name="ce12">
            <text:p>99931</text:p>
          </table:table-cell>
          <table:table-cell office:value-type="float" office:value="126.8595251115039" table:formula="of:=([.E74]-[.E73])*10" table:style-name="ce12">
            <text:p>127</text:p>
          </table:table-cell>
          <table:table-cell table:number-columns-repeated="16378"/>
        </table:table-row>
        <table:table-row table:style-name="ro1">
          <table:table-cell office:value-type="date" office:date-value="2020-05-06T00:00:00" table:style-name="ce3">
            <text:p>6/5</text:p>
          </table:table-cell>
          <table:table-cell office:value-type="float" office:value="73" table:style-name="ce11">
            <text:p>73</text:p>
          </table:table-cell>
          <table:table-cell table:number-columns-repeated="2" table:style-name="ce1"/>
          <table:table-cell office:value-type="float" office:value="99942.189656707793" table:formula="of:=[.$J$2]/(1+[.$J$5]*EXP(-[.$J$4]*[.B75]))" table:style-name="ce12">
            <text:p>99942</text:p>
          </table:table-cell>
          <table:table-cell office:value-type="float" office:value="107.05197315852274" table:formula="of:=([.E75]-[.E74])*10" table:style-name="ce12">
            <text:p>107</text:p>
          </table:table-cell>
          <table:table-cell table:number-columns-repeated="16378"/>
        </table:table-row>
        <table:table-row table:style-name="ro1">
          <table:table-cell office:value-type="date" office:date-value="2020-05-07T00:00:00" table:style-name="ce3">
            <text:p>7/5</text:p>
          </table:table-cell>
          <table:table-cell office:value-type="float" office:value="74" table:style-name="ce11">
            <text:p>74</text:p>
          </table:table-cell>
          <table:table-cell table:number-columns-repeated="2" table:style-name="ce1"/>
          <table:table-cell office:value-type="float" office:value="99951.223038969401" table:formula="of:=[.$J$2]/(1+[.$J$5]*EXP(-[.$J$4]*[.B76]))" table:style-name="ce12">
            <text:p>99951</text:p>
          </table:table-cell>
          <table:table-cell office:value-type="float" office:value="90.333822616084944" table:formula="of:=([.E76]-[.E75])*10" table:style-name="ce12">
            <text:p>90</text:p>
          </table:table-cell>
          <table:table-cell table:number-columns-repeated="16378"/>
        </table:table-row>
        <table:table-row table:style-name="ro1">
          <table:table-cell office:value-type="date" office:date-value="2020-05-08T00:00:00" table:style-name="ce3">
            <text:p>8/5</text:p>
          </table:table-cell>
          <table:table-cell office:value-type="float" office:value="75" table:style-name="ce11">
            <text:p>75</text:p>
          </table:table-cell>
          <table:table-cell table:number-columns-repeated="2" table:style-name="ce1"/>
          <table:table-cell office:value-type="float" office:value="99958.845455855524" table:formula="of:=[.$J$2]/(1+[.$J$5]*EXP(-[.$J$4]*[.B77]))" table:style-name="ce12">
            <text:p>99959</text:p>
          </table:table-cell>
          <table:table-cell office:value-type="float" office:value="76.224168861226644" table:formula="of:=([.E77]-[.E76])*10" table:style-name="ce12">
            <text:p>76</text:p>
          </table:table-cell>
          <table:table-cell table:number-columns-repeated="16378"/>
        </table:table-row>
        <table:table-row table:style-name="ro1">
          <table:table-cell office:value-type="date" office:date-value="2020-05-09T00:00:00" table:style-name="ce3">
            <text:p>9/5</text:p>
          </table:table-cell>
          <table:table-cell office:value-type="float" office:value="76" table:style-name="ce11">
            <text:p>76</text:p>
          </table:table-cell>
          <table:table-cell table:number-columns-repeated="2" table:style-name="ce1"/>
          <table:table-cell office:value-type="float" office:value="99965.27712502607" table:formula="of:=[.$J$2]/(1+[.$J$5]*EXP(-[.$J$4]*[.B78]))" table:style-name="ce12">
            <text:p>99965</text:p>
          </table:table-cell>
          <table:table-cell office:value-type="float" office:value="64.31669170546229" table:formula="of:=([.E78]-[.E77])*10" table:style-name="ce12">
            <text:p>64</text:p>
          </table:table-cell>
          <table:table-cell table:number-columns-repeated="16378"/>
        </table:table-row>
        <table:table-row table:style-name="ro1">
          <table:table-cell office:value-type="date" office:date-value="2020-05-10T00:00:00" table:style-name="ce3">
            <text:p>10/5</text:p>
          </table:table-cell>
          <table:table-cell office:value-type="float" office:value="77" table:style-name="ce11">
            <text:p>77</text:p>
          </table:table-cell>
          <table:table-cell table:number-columns-repeated="2" table:style-name="ce1"/>
          <table:table-cell office:value-type="float" office:value="99970.703941744156" table:formula="of:=[.$J$2]/(1+[.$J$5]*EXP(-[.$J$4]*[.B79]))" table:style-name="ce12">
            <text:p>99971</text:p>
          </table:table-cell>
          <table:table-cell office:value-type="float" office:value="54.268167180853197" table:formula="of:=([.E79]-[.E78])*10" table:style-name="ce12">
            <text:p>54</text:p>
          </table:table-cell>
          <table:table-cell table:number-columns-repeated="16378"/>
        </table:table-row>
        <table:table-row table:style-name="ro1">
          <table:table-cell office:value-type="date" office:date-value="2020-05-11T00:00:00" table:style-name="ce3">
            <text:p>11/5</text:p>
          </table:table-cell>
          <table:table-cell office:value-type="float" office:value="78" table:style-name="ce11">
            <text:p>78</text:p>
          </table:table-cell>
          <table:table-cell table:number-columns-repeated="2" table:style-name="ce1"/>
          <table:table-cell office:value-type="float" office:value="99975.282814336315" table:formula="of:=[.$J$2]/(1+[.$J$5]*EXP(-[.$J$4]*[.B80]))" table:style-name="ce12">
            <text:p>99975</text:p>
          </table:table-cell>
          <table:table-cell office:value-type="float" office:value="45.788725921593141" table:formula="of:=([.E80]-[.E79])*10" table:style-name="ce12">
            <text:p>46</text:p>
          </table:table-cell>
          <table:table-cell table:number-columns-repeated="16378"/>
        </table:table-row>
        <table:table-row table:style-name="ro1">
          <table:table-cell office:value-type="date" office:date-value="2020-05-12T00:00:00" table:style-name="ce3">
            <text:p>12/5</text:p>
          </table:table-cell>
          <table:table-cell office:value-type="float" office:value="79" table:style-name="ce11">
            <text:p>79</text:p>
          </table:table-cell>
          <table:table-cell table:number-columns-repeated="2" table:style-name="ce1"/>
          <table:table-cell office:value-type="float" office:value="99979.146174263878" table:formula="of:=[.$J$2]/(1+[.$J$5]*EXP(-[.$J$4]*[.B81]))" table:style-name="ce12">
            <text:p>99979</text:p>
          </table:table-cell>
          <table:table-cell office:value-type="float" office:value="38.633599275635788" table:formula="of:=([.E81]-[.E80])*10" table:style-name="ce12">
            <text:p>39</text:p>
          </table:table-cell>
          <table:table-cell table:number-columns-repeated="16378"/>
        </table:table-row>
        <table:table-row table:style-name="ro1">
          <table:table-cell office:value-type="date" office:date-value="2020-05-13T00:00:00" table:style-name="ce3">
            <text:p>13/5</text:p>
          </table:table-cell>
          <table:table-cell office:value-type="float" office:value="80" table:style-name="ce11">
            <text:p>80</text:p>
          </table:table-cell>
          <table:table-cell table:number-columns-repeated="2" table:style-name="ce1"/>
          <table:table-cell office:value-type="float" office:value="99982.405787330819" table:formula="of:=[.$J$2]/(1+[.$J$5]*EXP(-[.$J$4]*[.B82]))" table:style-name="ce12">
            <text:p>99982</text:p>
          </table:table-cell>
          <table:table-cell office:value-type="float" office:value="32.596130669408012" table:formula="of:=([.E82]-[.E81])*10" table:style-name="ce12">
            <text:p>33</text:p>
          </table:table-cell>
          <table:table-cell table:number-columns-repeated="16378"/>
        </table:table-row>
        <table:table-row table:style-name="ro1">
          <table:table-cell office:value-type="date" office:date-value="2020-05-14T00:00:00" table:style-name="ce3">
            <text:p>14/5</text:p>
          </table:table-cell>
          <table:table-cell office:value-type="float" office:value="81" table:style-name="ce11">
            <text:p>81</text:p>
          </table:table-cell>
          <table:table-cell table:number-columns-repeated="2" table:style-name="ce1"/>
          <table:table-cell office:value-type="float" office:value="99985.155973496323" table:formula="of:=[.$J$2]/(1+[.$J$5]*EXP(-[.$J$4]*[.B83]))" table:style-name="ce12">
            <text:p>99985</text:p>
          </table:table-cell>
          <table:table-cell office:value-type="float" office:value="27.501861655036919" table:formula="of:=([.E83]-[.E82])*10" table:style-name="ce12">
            <text:p>28</text:p>
          </table:table-cell>
          <table:table-cell table:number-columns-repeated="16378"/>
        </table:table-row>
        <table:table-row table:style-name="ro1">
          <table:table-cell office:value-type="date" office:date-value="2020-05-15T00:00:00" table:style-name="ce3">
            <text:p>15/5</text:p>
          </table:table-cell>
          <table:table-cell office:value-type="float" office:value="82" table:style-name="ce11">
            <text:p>82</text:p>
          </table:table-cell>
          <table:table-cell table:number-columns-repeated="2" table:style-name="ce1"/>
          <table:table-cell office:value-type="float" office:value="99987.476326472402" table:formula="of:=[.$J$2]/(1+[.$J$5]*EXP(-[.$J$4]*[.B84]))" table:style-name="ce12">
            <text:p>99987</text:p>
          </table:table-cell>
          <table:table-cell office:value-type="float" office:value="23.203529760794481" table:formula="of:=([.E84]-[.E83])*10" table:style-name="ce12">
            <text:p>23</text:p>
          </table:table-cell>
          <table:table-cell table:number-columns-repeated="16378"/>
        </table:table-row>
        <table:table-row table:style-name="ro1">
          <table:table-cell office:value-type="date" office:date-value="2020-05-16T00:00:00" table:style-name="ce3">
            <text:p>16/5</text:p>
          </table:table-cell>
          <table:table-cell office:value-type="float" office:value="83" table:style-name="ce11">
            <text:p>83</text:p>
          </table:table-cell>
          <table:table-cell table:number-columns-repeated="2" table:style-name="ce1"/>
          <table:table-cell office:value-type="float" office:value="99989.434010399695" table:formula="of:=[.$J$2]/(1+[.$J$5]*EXP(-[.$J$4]*[.B85]))" table:style-name="ce12">
            <text:p>99989</text:p>
          </table:table-cell>
          <table:table-cell office:value-type="float" office:value="19.576839272922371" table:formula="of:=([.E85]-[.E84])*10" table:style-name="ce12">
            <text:p>20</text:p>
          </table:table-cell>
          <table:table-cell table:number-columns-repeated="16378"/>
        </table:table-row>
        <table:table-row table:style-name="ro1">
          <table:table-cell office:value-type="date" office:date-value="2020-05-17T00:00:00" table:style-name="ce3">
            <text:p>17/5</text:p>
          </table:table-cell>
          <table:table-cell office:value-type="float" office:value="84" table:style-name="ce11">
            <text:p>84</text:p>
          </table:table-cell>
          <table:table-cell table:number-columns-repeated="2" table:style-name="ce1"/>
          <table:table-cell office:value-type="float" office:value="99991.085699072079" table:formula="of:=[.$J$2]/(1+[.$J$5]*EXP(-[.$J$4]*[.B86]))" table:style-name="ce12">
            <text:p>99991</text:p>
          </table:table-cell>
          <table:table-cell office:value-type="float" office:value="16.516886723838979" table:formula="of:=([.E86]-[.E85])*10" table:style-name="ce12">
            <text:p>17</text:p>
          </table:table-cell>
          <table:table-cell table:number-columns-repeated="16378"/>
        </table:table-row>
        <table:table-row table:style-name="ro1">
          <table:table-cell office:value-type="date" office:date-value="2020-05-18T00:00:00" table:style-name="ce3">
            <text:p>18/5</text:p>
          </table:table-cell>
          <table:table-cell office:value-type="float" office:value="85" table:style-name="ce11">
            <text:p>85</text:p>
          </table:table-cell>
          <table:table-cell table:number-columns-repeated="2" table:style-name="ce1"/>
          <table:table-cell office:value-type="float" office:value="99992.479213131461" table:formula="of:=[.$J$2]/(1+[.$J$5]*EXP(-[.$J$4]*[.B87]))" table:style-name="ce12">
            <text:p>99992</text:p>
          </table:table-cell>
          <table:table-cell office:value-type="float" office:value="13.935140593821416" table:formula="of:=([.E87]-[.E86])*10" table:style-name="ce12">
            <text:p>14</text:p>
          </table:table-cell>
          <table:table-cell table:number-columns-repeated="16378"/>
        </table:table-row>
        <table:table-row table:style-name="ro1">
          <table:table-cell office:value-type="date" office:date-value="2020-05-19T00:00:00" table:style-name="ce3">
            <text:p>19/5</text:p>
          </table:table-cell>
          <table:table-cell office:value-type="float" office:value="86" table:style-name="ce11">
            <text:p>86</text:p>
          </table:table-cell>
          <table:table-cell table:number-columns-repeated="2" table:style-name="ce1"/>
          <table:table-cell office:value-type="float" office:value="99993.654902122522" table:formula="of:=[.$J$2]/(1+[.$J$5]*EXP(-[.$J$4]*[.B88]))" table:style-name="ce12">
            <text:p>99994</text:p>
          </table:table-cell>
          <table:table-cell office:value-type="float" office:value="11.75688991061179" table:formula="of:=([.E88]-[.E87])*10" table:style-name="ce12">
            <text:p>12</text:p>
          </table:table-cell>
          <table:table-cell table:number-columns-repeated="16378"/>
        </table:table-row>
        <table:table-row table:style-name="ro1">
          <table:table-cell office:value-type="date" office:date-value="2020-05-20T00:00:00" table:style-name="ce3">
            <text:p>20/5</text:p>
          </table:table-cell>
          <table:table-cell office:value-type="float" office:value="87" table:style-name="ce11">
            <text:p>87</text:p>
          </table:table-cell>
          <table:table-cell table:number-columns-repeated="2" table:style-name="ce1"/>
          <table:table-cell office:value-type="float" office:value="99994.646811061335" table:formula="of:=[.$J$2]/(1+[.$J$5]*EXP(-[.$J$4]*[.B89]))" table:style-name="ce12">
            <text:p>99995</text:p>
          </table:table-cell>
          <table:table-cell office:value-type="float" office:value="9.9190893881313968" table:formula="of:=([.E89]-[.E88])*10" table:style-name="ce12">
            <text:p>10</text:p>
          </table:table-cell>
          <table:table-cell table:number-columns-repeated="16378"/>
        </table:table-row>
        <table:table-row table:style-name="ro1">
          <table:table-cell office:value-type="date" office:date-value="2020-05-21T00:00:00" table:style-name="ce3">
            <text:p>21/5</text:p>
          </table:table-cell>
          <table:table-cell office:value-type="float" office:value="88" table:style-name="ce11">
            <text:p>88</text:p>
          </table:table-cell>
          <table:table-cell table:number-columns-repeated="2" table:style-name="ce1"/>
          <table:table-cell office:value-type="float" office:value="99995.483665039006" table:formula="of:=[.$J$2]/(1+[.$J$5]*EXP(-[.$J$4]*[.B90]))" table:style-name="ce12">
            <text:p>99995</text:p>
          </table:table-cell>
          <table:table-cell office:value-type="float" office:value="8.368539776711259" table:formula="of:=([.E90]-[.E89])*10" table:style-name="ce12">
            <text:p>8</text:p>
          </table:table-cell>
          <table:table-cell table:number-columns-repeated="16378"/>
        </table:table-row>
        <table:table-row table:style-name="ro1">
          <table:table-cell office:value-type="date" office:date-value="2020-05-22T00:00:00" table:style-name="ce3">
            <text:p>22/5</text:p>
          </table:table-cell>
          <table:table-cell office:value-type="float" office:value="89" table:style-name="ce11">
            <text:p>89</text:p>
          </table:table-cell>
          <table:table-cell table:number-columns-repeated="2" table:style-name="ce1"/>
          <table:table-cell office:value-type="float" office:value="99996.189700190356" table:formula="of:=[.$J$2]/(1+[.$J$5]*EXP(-[.$J$4]*[.B91]))" table:style-name="ce12">
            <text:p>99996</text:p>
          </table:table-cell>
          <table:table-cell office:value-type="float" office:value="7.060351513500791" table:formula="of:=([.E91]-[.E90])*10" table:style-name="ce12">
            <text:p>7</text:p>
          </table:table-cell>
          <table:table-cell table:number-columns-repeated="16378"/>
        </table:table-row>
        <table:table-row table:style-name="ro1">
          <table:table-cell office:value-type="date" office:date-value="2020-05-23T00:00:00" table:style-name="ce3">
            <text:p>23/5</text:p>
          </table:table-cell>
          <table:table-cell office:value-type="float" office:value="90" table:style-name="ce11">
            <text:p>90</text:p>
          </table:table-cell>
          <table:table-cell table:number-columns-repeated="2" table:style-name="ce1"/>
          <table:table-cell office:value-type="float" office:value="99996.785364960859" table:formula="of:=[.$J$2]/(1+[.$J$5]*EXP(-[.$J$4]*[.B92]))" table:style-name="ce12">
            <text:p>99997</text:p>
          </table:table-cell>
          <table:table-cell office:value-type="float" office:value="5.9566477050248068" table:formula="of:=([.E92]-[.E91])*10" table:style-name="ce12">
            <text:p>6</text:p>
          </table:table-cell>
          <table:table-cell table:number-columns-repeated="16378"/>
        </table:table-row>
        <table:table-row table:style-name="ro1">
          <table:table-cell office:value-type="date" office:date-value="2020-05-24T00:00:00" table:style-name="ce3">
            <text:p>24/5</text:p>
          </table:table-cell>
          <table:table-cell office:value-type="float" office:value="91" table:style-name="ce11">
            <text:p>91</text:p>
          </table:table-cell>
          <table:table-cell table:number-columns-repeated="2" table:style-name="ce1"/>
          <table:table-cell office:value-type="float" office:value="99997.287911889391" table:formula="of:=[.$J$2]/(1+[.$J$5]*EXP(-[.$J$4]*[.B93]))" table:style-name="ce12">
            <text:p>99997</text:p>
          </table:table-cell>
          <table:table-cell office:value-type="float" office:value="5.0254692853195593" table:formula="of:=([.E93]-[.E92])*10" table:style-name="ce12">
            <text:p>5</text:p>
          </table:table-cell>
          <table:table-cell table:number-columns-repeated="16378"/>
        </table:table-row>
        <table:table-row table:style-name="ro1">
          <table:table-cell office:value-type="date" office:date-value="2020-05-25T00:00:00" table:style-name="ce3">
            <text:p>25/5</text:p>
          </table:table-cell>
          <table:table-cell office:value-type="float" office:value="92" table:style-name="ce11">
            <text:p>92</text:p>
          </table:table-cell>
          <table:table-cell table:number-columns-repeated="2" table:style-name="ce1"/>
          <table:table-cell office:value-type="float" office:value="99997.711896980138" table:formula="of:=[.$J$2]/(1+[.$J$5]*EXP(-[.$J$4]*[.B94]))" table:style-name="ce12">
            <text:p>99998</text:p>
          </table:table-cell>
          <table:table-cell office:value-type="float" office:value="4.2398509074700996" table:formula="of:=([.E94]-[.E93])*10" table:style-name="ce12">
            <text:p>4</text:p>
          </table:table-cell>
          <table:table-cell table:number-columns-repeated="16378"/>
        </table:table-row>
        <table:table-row table:style-name="ro1">
          <table:table-cell office:value-type="date" office:date-value="2020-05-26T00:00:00" table:style-name="ce3">
            <text:p>26/5</text:p>
          </table:table-cell>
          <table:table-cell office:value-type="float" office:value="93" table:style-name="ce11">
            <text:p>93</text:p>
          </table:table-cell>
          <table:table-cell table:number-columns-repeated="2" table:style-name="ce1"/>
          <table:table-cell office:value-type="float" office:value="99998.069601080148" table:formula="of:=[.$J$2]/(1+[.$J$5]*EXP(-[.$J$4]*[.B95]))" table:style-name="ce12">
            <text:p>99998</text:p>
          </table:table-cell>
          <table:table-cell office:value-type="float" office:value="3.5770410000986885" table:formula="of:=([.E95]-[.E94])*10" table:style-name="ce12">
            <text:p>4</text:p>
          </table:table-cell>
          <table:table-cell table:number-columns-repeated="16378"/>
        </table:table-row>
        <table:table-row table:style-name="ro1">
          <table:table-cell office:value-type="date" office:date-value="2020-05-27T00:00:00" table:style-name="ce3">
            <text:p>27/5</text:p>
          </table:table-cell>
          <table:table-cell office:value-type="float" office:value="94" table:style-name="ce11">
            <text:p>94</text:p>
          </table:table-cell>
          <table:table-cell table:number-columns-repeated="2" table:style-name="ce1"/>
          <table:table-cell office:value-type="float" office:value="99998.371385434337" table:formula="of:=[.$J$2]/(1+[.$J$5]*EXP(-[.$J$4]*[.B96]))" table:style-name="ce12">
            <text:p>99998</text:p>
          </table:table-cell>
          <table:table-cell office:value-type="float" office:value="3.0178435418929439" table:formula="of:=([.E96]-[.E95])*10" table:style-name="ce12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5" table:style-name="ce11">
            <text:p>95</text:p>
          </table:table-cell>
          <table:table-cell table:number-columns-repeated="2" table:style-name="ce1"/>
          <table:table-cell office:value-type="float" office:value="99998.625991692796" table:formula="of:=[.$J$2]/(1+[.$J$5]*EXP(-[.$J$4]*[.B97]))" table:style-name="ce12">
            <text:p>99999</text:p>
          </table:table-cell>
          <table:table-cell office:value-type="float" office:value="2.5460625845880713" table:formula="of:=([.E97]-[.E96])*10" table:style-name="ce12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6" table:style-name="ce11">
            <text:p>96</text:p>
          </table:table-cell>
          <table:table-cell table:number-columns-repeated="2" table:style-name="ce1"/>
          <table:table-cell office:value-type="float" office:value="99998.840795043463" table:formula="of:=[.$J$2]/(1+[.$J$5]*EXP(-[.$J$4]*[.B98]))" table:style-name="ce12">
            <text:p>99999</text:p>
          </table:table-cell>
          <table:table-cell office:value-type="float" office:value="2.1480335066735279" table:formula="of:=([.E98]-[.E97])*10" table:style-name="ce12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7" table:style-name="ce11">
            <text:p>97</text:p>
          </table:table-cell>
          <table:table-cell table:number-columns-repeated="2" table:style-name="ce1"/>
          <table:table-cell office:value-type="float" office:value="99999.022017790601" table:formula="of:=[.$J$2]/(1+[.$J$5]*EXP(-[.$J$4]*[.B99]))" table:style-name="ce12">
            <text:p>99999</text:p>
          </table:table-cell>
          <table:table-cell office:value-type="float" office:value="1.8122274713823572" table:formula="of:=([.E99]-[.E98])*10" table:style-name="ce12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8" table:style-name="ce11">
            <text:p>98</text:p>
          </table:table-cell>
          <table:table-cell table:number-columns-repeated="2" table:style-name="ce1"/>
          <table:table-cell office:value-type="float" office:value="99999.174909557158" table:formula="of:=[.$J$2]/(1+[.$J$5]*EXP(-[.$J$4]*[.B100]))" table:style-name="ce12">
            <text:p>99999</text:p>
          </table:table-cell>
          <table:table-cell office:value-type="float" office:value="1.5289176655642223" table:formula="of:=([.E100]-[.E99])*10" table:style-name="ce12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9" table:style-name="ce11">
            <text:p>99</text:p>
          </table:table-cell>
          <table:table-cell table:number-columns-repeated="2" table:style-name="ce1"/>
          <table:table-cell office:value-type="float" office:value="99999.303899324965" table:formula="of:=[.$J$2]/(1+[.$J$5]*EXP(-[.$J$4]*[.B101]))" table:style-name="ce12">
            <text:p>99999</text:p>
          </table:table-cell>
          <table:table-cell office:value-type="float" office:value="1.2898976780707017" table:formula="of:=([.E101]-[.E100])*10" table:style-name="ce12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0" table:style-name="ce11">
            <text:p>100</text:p>
          </table:table-cell>
          <table:table-cell table:number-columns-repeated="2" table:style-name="ce1"/>
          <table:table-cell office:value-type="float" office:value="99999.41272371255" table:formula="of:=[.$J$2]/(1+[.$J$5]*EXP(-[.$J$4]*[.B102]))" table:style-name="ce12">
            <text:p>99999</text:p>
          </table:table-cell>
          <table:table-cell office:value-type="float" office:value="1.0882438758562785" table:formula="of:=([.E102]-[.E101])*10" table:style-name="ce12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1" table:style-name="ce11">
            <text:p>101</text:p>
          </table:table-cell>
          <table:table-cell table:number-columns-repeated="2" table:style-name="ce1"/>
          <table:table-cell office:value-type="float" office:value="99999.504535203771" table:formula="of:=[.$J$2]/(1+[.$J$5]*EXP(-[.$J$4]*[.B103]))" table:style-name="ce12">
            <text:p>100000</text:p>
          </table:table-cell>
          <table:table-cell office:value-type="float" office:value="0.91811491220141761" table:formula="of:=([.E103]-[.E102])*10" table:style-name="ce12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2" table:style-name="ce11">
            <text:p>102</text:p>
          </table:table-cell>
          <table:table-cell table:number-columns-repeated="2" table:style-name="ce1"/>
          <table:table-cell office:value-type="float" office:value="99999.581993459782" table:formula="of:=[.$J$2]/(1+[.$J$5]*EXP(-[.$J$4]*[.B104]))" table:style-name="ce12">
            <text:p>100000</text:p>
          </table:table-cell>
          <table:table-cell office:value-type="float" office:value="0.7745825601159595" table:formula="of:=([.E104]-[.E103])*10" table:style-name="ce12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3" table:style-name="ce11">
            <text:p>103</text:p>
          </table:table-cell>
          <table:table-cell table:number-columns-repeated="2" table:style-name="ce1"/>
          <table:table-cell office:value-type="float" office:value="99999.647342358454" table:formula="of:=[.$J$2]/(1+[.$J$5]*EXP(-[.$J$4]*[.B105]))" table:style-name="ce12">
            <text:p>100000</text:p>
          </table:table-cell>
          <table:table-cell office:value-type="float" office:value="0.65348898671800271" table:formula="of:=([.E105]-[.E104])*10" table:style-name="ce12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4" table:style-name="ce11">
            <text:p>104</text:p>
          </table:table-cell>
          <table:table-cell table:number-columns-repeated="2" table:style-name="ce1"/>
          <table:table-cell office:value-type="float" office:value="99999.702474991485" table:formula="of:=[.$J$2]/(1+[.$J$5]*EXP(-[.$J$4]*[.B106]))" table:style-name="ce12">
            <text:p>100000</text:p>
          </table:table-cell>
          <table:table-cell office:value-type="float" office:value="0.55132633031462319" table:formula="of:=([.E106]-[.E105])*10" table:style-name="ce12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5" table:style-name="ce11">
            <text:p>105</text:p>
          </table:table-cell>
          <table:table-cell table:number-columns-repeated="2" table:style-name="ce1"/>
          <table:table-cell office:value-type="float" office:value="99999.748988501495" table:formula="of:=[.$J$2]/(1+[.$J$5]*EXP(-[.$J$4]*[.B107]))" table:style-name="ce12">
            <text:p>100000</text:p>
          </table:table-cell>
          <table:table-cell office:value-type="float" office:value="0.46513510009390302" table:formula="of:=([.E107]-[.E106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6" table:style-name="ce11">
            <text:p>106</text:p>
          </table:table-cell>
          <table:table-cell table:number-columns-repeated="2" table:style-name="ce1"/>
          <table:table-cell office:value-type="float" office:value="99999.788230347054" table:formula="of:=[.$J$2]/(1+[.$J$5]*EXP(-[.$J$4]*[.B108]))" table:style-name="ce12">
            <text:p>100000</text:p>
          </table:table-cell>
          <table:table-cell office:value-type="float" office:value="0.3924184555944521" table:formula="of:=([.E108]-[.E107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7" table:style-name="ce11">
            <text:p>107</text:p>
          </table:table-cell>
          <table:table-cell table:number-columns-repeated="2" table:style-name="ce1"/>
          <table:table-cell office:value-type="float" office:value="99999.821337335437" table:formula="of:=[.$J$2]/(1+[.$J$5]*EXP(-[.$J$4]*[.B109]))" table:style-name="ce12">
            <text:p>100000</text:p>
          </table:table-cell>
          <table:table-cell office:value-type="float" office:value="0.33106988383224234" table:formula="of:=([.E109]-[.E108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8" table:style-name="ce11">
            <text:p>108</text:p>
          </table:table-cell>
          <table:table-cell table:number-columns-repeated="2" table:style-name="ce1"/>
          <table:table-cell office:value-type="float" office:value="99999.849268553764" table:formula="of:=[.$J$2]/(1+[.$J$5]*EXP(-[.$J$4]*[.B110]))" table:style-name="ce12">
            <text:p>100000</text:p>
          </table:table-cell>
          <table:table-cell office:value-type="float" office:value="0.27931218326557428" table:formula="of:=([.E110]-[.E109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9" table:style-name="ce11">
            <text:p>109</text:p>
          </table:table-cell>
          <table:table-cell table:number-columns-repeated="2" table:style-name="ce1"/>
          <table:table-cell office:value-type="float" office:value="99999.872833152098" table:formula="of:=[.$J$2]/(1+[.$J$5]*EXP(-[.$J$4]*[.B111]))" table:style-name="ce12">
            <text:p>100000</text:p>
          </table:table-cell>
          <table:table-cell office:value-type="float" office:value="0.23564598333905451" table:formula="of:=([.E111]-[.E110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0" table:style-name="ce11">
            <text:p>110</text:p>
          </table:table-cell>
          <table:table-cell table:number-columns-repeated="2" table:style-name="ce1"/>
          <table:table-cell office:value-type="float" office:value="99999.892713783265" table:formula="of:=[.$J$2]/(1+[.$J$5]*EXP(-[.$J$4]*[.B112]))" table:style-name="ce12">
            <text:p>100000</text:p>
          </table:table-cell>
          <table:table-cell office:value-type="float" office:value="0.19880631167325191" table:formula="of:=([.E112]-[.E111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1" table:style-name="ce11">
            <text:p>111</text:p>
          </table:table-cell>
          <table:table-cell table:number-columns-repeated="2" table:style-name="ce1"/>
          <table:table-cell office:value-type="float" office:value="99999.909486378441" table:formula="of:=[.$J$2]/(1+[.$J$5]*EXP(-[.$J$4]*[.B113]))" table:style-name="ce12">
            <text:p>100000</text:p>
          </table:table-cell>
          <table:table-cell office:value-type="float" office:value="0.16772595176007599" table:formula="of:=([.E113]-[.E112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2" table:style-name="ce11">
            <text:p>112</text:p>
          </table:table-cell>
          <table:table-cell table:number-columns-repeated="2" table:style-name="ce1"/>
          <table:table-cell office:value-type="float" office:value="99999.923636831256" table:formula="of:=[.$J$2]/(1+[.$J$5]*EXP(-[.$J$4]*[.B114]))" table:style-name="ce12">
            <text:p>100000</text:p>
          </table:table-cell>
          <table:table-cell office:value-type="float" office:value="0.14150452814646997" table:formula="of:=([.E114]-[.E113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3" table:style-name="ce11">
            <text:p>113</text:p>
          </table:table-cell>
          <table:table-cell table:number-columns-repeated="2" table:style-name="ce1"/>
          <table:table-cell office:value-type="float" office:value="99999.93557507357" table:formula="of:=[.$J$2]/(1+[.$J$5]*EXP(-[.$J$4]*[.B115]))" table:style-name="ce12">
            <text:p>100000</text:p>
          </table:table-cell>
          <table:table-cell office:value-type="float" office:value="0.11938242314499803" table:formula="of:=([.E115]-[.E114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4" table:style-name="ce11">
            <text:p>114</text:p>
          </table:table-cell>
          <table:table-cell table:number-columns-repeated="2" table:style-name="ce1"/>
          <table:table-cell office:value-type="float" office:value="99999.945646950771" table:formula="of:=[.$J$2]/(1+[.$J$5]*EXP(-[.$J$4]*[.B116]))" table:style-name="ce12">
            <text:p>100000</text:p>
          </table:table-cell>
          <table:table-cell office:value-type="float" office:value="0.10071877200971358" table:formula="of:=([.E116]-[.E115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5" table:style-name="ce11">
            <text:p>115</text:p>
          </table:table-cell>
          <table:table-cell table:number-columns-repeated="2" table:style-name="ce1"/>
          <table:table-cell office:value-type="float" office:value="99999.954144240808" table:formula="of:=[.$J$2]/(1+[.$J$5]*EXP(-[.$J$4]*[.B117]))" table:style-name="ce12">
            <text:p>100000</text:p>
          </table:table-cell>
          <table:table-cell office:value-type="float" office:value="8.4972900367574766E-2" table:formula="of:=([.E117]-[.E116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6" table:style-name="ce11">
            <text:p>116</text:p>
          </table:table-cell>
          <table:table-cell table:number-columns-repeated="2" table:style-name="ce1"/>
          <table:table-cell office:value-type="float" office:value="99999.961313106556" table:formula="of:=[.$J$2]/(1+[.$J$5]*EXP(-[.$J$4]*[.B118]))" table:style-name="ce12">
            <text:p>100000</text:p>
          </table:table-cell>
          <table:table-cell office:value-type="float" office:value="7.1688657480990514E-2" table:formula="of:=([.E118]-[.E117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7" table:style-name="ce11">
            <text:p>117</text:p>
          </table:table-cell>
          <table:table-cell table:number-columns-repeated="2" table:style-name="ce1"/>
          <table:table-cell office:value-type="float" office:value="99999.967361227158" table:formula="of:=[.$J$2]/(1+[.$J$5]*EXP(-[.$J$4]*[.B119]))" table:style-name="ce12">
            <text:p>100000</text:p>
          </table:table-cell>
          <table:table-cell office:value-type="float" office:value="6.048120601917617E-2" table:formula="of:=([.E119]-[.E118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8" table:style-name="ce11">
            <text:p>118</text:p>
          </table:table-cell>
          <table:table-cell table:number-columns-repeated="2" table:style-name="ce1"/>
          <table:table-cell office:value-type="float" office:value="99999.972463814294" table:formula="of:=[.$J$2]/(1+[.$J$5]*EXP(-[.$J$4]*[.B120]))" table:style-name="ce12">
            <text:p>100000</text:p>
          </table:table-cell>
          <table:table-cell office:value-type="float" office:value="5.1025871362071484E-2" table:formula="of:=([.E120]-[.E119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9" table:style-name="ce11">
            <text:p>119</text:p>
          </table:table-cell>
          <table:table-cell table:number-columns-repeated="2" table:style-name="ce1"/>
          <table:table-cell office:value-type="float" office:value="99999.97676868792" table:formula="of:=[.$J$2]/(1+[.$J$5]*EXP(-[.$J$4]*[.B121]))" table:style-name="ce12">
            <text:p>100000</text:p>
          </table:table-cell>
          <table:table-cell office:value-type="float" office:value="4.3048736260971054E-2" table:formula="of:=([.E121]-[.E120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0" table:style-name="ce11">
            <text:p>120</text:p>
          </table:table-cell>
          <table:table-cell table:number-columns-repeated="2" table:style-name="ce1"/>
          <table:table-cell office:value-type="float" office:value="99999.980400558663" table:formula="of:=[.$J$2]/(1+[.$J$5]*EXP(-[.$J$4]*[.B122]))" table:style-name="ce12">
            <text:p>100000</text:p>
          </table:table-cell>
          <table:table-cell office:value-type="float" office:value="3.6318707425380126E-2" table:formula="of:=([.E122]-[.E121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1" table:style-name="ce11">
            <text:p>121</text:p>
          </table:table-cell>
          <table:table-cell table:number-columns-repeated="2" table:style-name="ce1"/>
          <table:table-cell office:value-type="float" office:value="99999.983464640405" table:formula="of:=[.$J$2]/(1+[.$J$5]*EXP(-[.$J$4]*[.B123]))" table:style-name="ce12">
            <text:p>100000</text:p>
          </table:table-cell>
          <table:table-cell office:value-type="float" office:value="3.0640817421954125E-2" table:formula="of:=([.E123]-[.E122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2" table:style-name="ce11">
            <text:p>122</text:p>
          </table:table-cell>
          <table:table-cell table:number-columns-repeated="2" table:style-name="ce1"/>
          <table:table-cell office:value-type="float" office:value="99999.98604969852" table:formula="of:=[.$J$2]/(1+[.$J$5]*EXP(-[.$J$4]*[.B124]))" table:style-name="ce12">
            <text:p>100000</text:p>
          </table:table-cell>
          <table:table-cell office:value-type="float" office:value="2.5850581150734797E-2" table:formula="of:=([.E124]-[.E123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3" table:style-name="ce11">
            <text:p>123</text:p>
          </table:table-cell>
          <table:table-cell table:number-columns-repeated="2" table:style-name="ce1"/>
          <table:table-cell office:value-type="float" office:value="99999.988230621209" table:formula="of:=[.$J$2]/(1+[.$J$5]*EXP(-[.$J$4]*[.B125]))" table:style-name="ce12">
            <text:p>100000</text:p>
          </table:table-cell>
          <table:table-cell office:value-type="float" office:value="2.1809226891491562E-2" table:formula="of:=([.E125]-[.E124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4" table:style-name="ce11">
            <text:p>124</text:p>
          </table:table-cell>
          <table:table-cell table:number-columns-repeated="2" table:style-name="ce1"/>
          <table:table-cell office:value-type="float" office:value="99999.990070589003" table:formula="of:=[.$J$2]/(1+[.$J$5]*EXP(-[.$J$4]*[.B126]))" table:style-name="ce12">
            <text:p>100000</text:p>
          </table:table-cell>
          <table:table-cell office:value-type="float" office:value="1.8399677937850356E-2" table:formula="of:=([.E126]-[.E125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5" table:style-name="ce11">
            <text:p>125</text:p>
          </table:table-cell>
          <table:table-cell table:number-columns-repeated="2" table:style-name="ce1"/>
          <table:table-cell office:value-type="float" office:value="99999.991622905174" table:formula="of:=[.$J$2]/(1+[.$J$5]*EXP(-[.$J$4]*[.B127]))" table:style-name="ce12">
            <text:p>100000</text:p>
          </table:table-cell>
          <table:table-cell office:value-type="float" office:value="1.5523161710007116E-2" table:formula="of:=([.E127]-[.E126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6" table:style-name="ce11">
            <text:p>126</text:p>
          </table:table-cell>
          <table:table-cell table:number-columns-repeated="2" table:style-name="ce1"/>
          <table:table-cell office:value-type="float" office:value="99999.992932539724" table:formula="of:=[.$J$2]/(1+[.$J$5]*EXP(-[.$J$4]*[.B128]))" table:style-name="ce12">
            <text:p>100000</text:p>
          </table:table-cell>
          <table:table-cell office:value-type="float" office:value="1.3096345501253381E-2" table:formula="of:=([.E128]-[.E127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7" table:style-name="ce11">
            <text:p>127</text:p>
          </table:table-cell>
          <table:table-cell table:number-columns-repeated="2" table:style-name="ce1"/>
          <table:table-cell office:value-type="float" office:value="99999.994037432363" table:formula="of:=[.$J$2]/(1+[.$J$5]*EXP(-[.$J$4]*[.B129]))" table:style-name="ce12">
            <text:p>100000</text:p>
          </table:table-cell>
          <table:table-cell office:value-type="float" office:value="1.104892638977617E-2" table:formula="of:=([.E129]-[.E128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8" table:style-name="ce11">
            <text:p>128</text:p>
          </table:table-cell>
          <table:table-cell table:number-columns-repeated="2" table:style-name="ce1"/>
          <table:table-cell office:value-type="float" office:value="99999.994969591426" table:formula="of:=[.$J$2]/(1+[.$J$5]*EXP(-[.$J$4]*[.B130]))" table:style-name="ce12">
            <text:p>100000</text:p>
          </table:table-cell>
          <table:table-cell office:value-type="float" office:value="9.3215906235855073E-3" table:formula="of:=([.E130]-[.E129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9" table:style-name="ce11">
            <text:p>129</text:p>
          </table:table-cell>
          <table:table-cell table:number-columns-repeated="2" table:style-name="ce1"/>
          <table:table-cell office:value-type="float" office:value="99999.995756021235" table:formula="of:=[.$J$2]/(1+[.$J$5]*EXP(-[.$J$4]*[.B131]))" table:style-name="ce12">
            <text:p>100000</text:p>
          </table:table-cell>
          <table:table-cell office:value-type="float" office:value="7.8642980952281505E-3" table:formula="of:=([.E131]-[.E130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0" table:style-name="ce11">
            <text:p>130</text:p>
          </table:table-cell>
          <table:table-cell table:number-columns-repeated="2" table:style-name="ce1"/>
          <table:table-cell office:value-type="float" office:value="99999.996419504401" table:formula="of:=[.$J$2]/(1+[.$J$5]*EXP(-[.$J$4]*[.B132]))" table:style-name="ce12">
            <text:p>100000</text:p>
          </table:table-cell>
          <table:table-cell office:value-type="float" office:value="6.6348316613584757E-3" table:formula="of:=([.E132]-[.E131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1" table:style-name="ce11">
            <text:p>131</text:p>
          </table:table-cell>
          <table:table-cell table:number-columns-repeated="2" table:style-name="ce1"/>
          <table:table-cell office:value-type="float" office:value="99999.996979261836" table:formula="of:=[.$J$2]/(1+[.$J$5]*EXP(-[.$J$4]*[.B133]))" table:style-name="ce12">
            <text:p>100000</text:p>
          </table:table-cell>
          <table:table-cell office:value-type="float" office:value="5.5975743453018367E-3" table:formula="of:=([.E133]-[.E132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2" table:style-name="ce11">
            <text:p>132</text:p>
          </table:table-cell>
          <table:table-cell table:number-columns-repeated="2" table:style-name="ce1"/>
          <table:table-cell office:value-type="float" office:value="99999.997451509465" table:formula="of:=[.$J$2]/(1+[.$J$5]*EXP(-[.$J$4]*[.B134]))" table:style-name="ce12">
            <text:p>100000</text:p>
          </table:table-cell>
          <table:table-cell office:value-type="float" office:value="4.7224762965925038E-3" table:formula="of:=([.E134]-[.E133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3" table:style-name="ce11">
            <text:p>133</text:p>
          </table:table-cell>
          <table:table-cell table:number-columns-repeated="2" table:style-name="ce1"/>
          <table:table-cell office:value-type="float" office:value="99999.997849928186" table:formula="of:=[.$J$2]/(1+[.$J$5]*EXP(-[.$J$4]*[.B135]))" table:style-name="ce12">
            <text:p>100000</text:p>
          </table:table-cell>
          <table:table-cell office:value-type="float" office:value="3.9841872057877481E-3" table:formula="of:=([.E135]-[.E134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4" table:style-name="ce11">
            <text:p>134</text:p>
          </table:table-cell>
          <table:table-cell table:number-columns-repeated="2" table:style-name="ce1"/>
          <table:table-cell office:value-type="float" office:value="99999.998186060053" table:formula="of:=[.$J$2]/(1+[.$J$5]*EXP(-[.$J$4]*[.B136]))" table:style-name="ce12">
            <text:p>100000</text:p>
          </table:table-cell>
          <table:table-cell office:value-type="float" office:value="3.3613186678849161E-3" table:formula="of:=([.E136]-[.E135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5" table:style-name="ce11">
            <text:p>135</text:p>
          </table:table-cell>
          <table:table-cell table:number-columns-repeated="2" table:style-name="ce1"/>
          <table:table-cell office:value-type="float" office:value="99999.998469642698" table:formula="of:=[.$J$2]/(1+[.$J$5]*EXP(-[.$J$4]*[.B137]))" table:style-name="ce12">
            <text:p>100000</text:p>
          </table:table-cell>
          <table:table-cell office:value-type="float" office:value="2.8358264535199851E-3" table:formula="of:=([.E137]-[.E136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6" table:style-name="ce11">
            <text:p>136</text:p>
          </table:table-cell>
          <table:table-cell table:number-columns-repeated="2" table:style-name="ce1"/>
          <table:table-cell office:value-type="float" office:value="99999.998708891377" table:formula="of:=[.$J$2]/(1+[.$J$5]*EXP(-[.$J$4]*[.B138]))" table:style-name="ce12">
            <text:p>100000</text:p>
          </table:table-cell>
          <table:table-cell office:value-type="float" office:value="2.3924867855384946E-3" table:formula="of:=([.E138]-[.E137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7" table:style-name="ce11">
            <text:p>137</text:p>
          </table:table-cell>
          <table:table-cell table:number-columns-repeated="2" table:style-name="ce1"/>
          <table:table-cell office:value-type="float" office:value="99999.998910737093" table:formula="of:=[.$J$2]/(1+[.$J$5]*EXP(-[.$J$4]*[.B139]))" table:style-name="ce12">
            <text:p>100000</text:p>
          </table:table-cell>
          <table:table-cell office:value-type="float" office:value="2.018457162193954E-3" table:formula="of:=([.E139]-[.E138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8" table:style-name="ce11">
            <text:p>138</text:p>
          </table:table-cell>
          <table:table-cell table:number-columns-repeated="2" table:style-name="ce1"/>
          <table:table-cell office:value-type="float" office:value="99999.999081027199" table:formula="of:=[.$J$2]/(1+[.$J$5]*EXP(-[.$J$4]*[.B140]))" table:style-name="ce12">
            <text:p>100000</text:p>
          </table:table-cell>
          <table:table-cell office:value-type="float" office:value="1.7029010632541031E-3" table:formula="of:=([.E140]-[.E139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9" table:style-name="ce11">
            <text:p>139</text:p>
          </table:table-cell>
          <table:table-cell table:number-columns-repeated="2" table:style-name="ce1"/>
          <table:table-cell office:value-type="float" office:value="99999.999224694984" table:formula="of:=[.$J$2]/(1+[.$J$5]*EXP(-[.$J$4]*[.B141]))" table:style-name="ce12">
            <text:p>100000</text:p>
          </table:table-cell>
          <table:table-cell office:value-type="float" office:value="1.4366778486873955E-3" table:formula="of:=([.E141]-[.E140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0" table:style-name="ce11">
            <text:p>140</text:p>
          </table:table-cell>
          <table:table-cell table:number-columns-repeated="2" table:style-name="ce1"/>
          <table:table-cell office:value-type="float" office:value="99999.999345902426" table:formula="of:=[.$J$2]/(1+[.$J$5]*EXP(-[.$J$4]*[.B142]))" table:style-name="ce12">
            <text:p>100000</text:p>
          </table:table-cell>
          <table:table-cell office:value-type="float" office:value="1.2120744213461876E-3" table:formula="of:=([.E142]-[.E141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1" table:style-name="ce11">
            <text:p>141</text:p>
          </table:table-cell>
          <table:table-cell table:number-columns-repeated="2" table:style-name="ce1"/>
          <table:table-cell office:value-type="float" office:value="99999.999448160888" table:formula="of:=[.$J$2]/(1+[.$J$5]*EXP(-[.$J$4]*[.B143]))" table:style-name="ce12">
            <text:p>100000</text:p>
          </table:table-cell>
          <table:table-cell office:value-type="float" office:value="1.0225846199318767E-3" table:formula="of:=([.E143]-[.E142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2" table:style-name="ce11">
            <text:p>142</text:p>
          </table:table-cell>
          <table:table-cell table:number-columns-repeated="2" table:style-name="ce1"/>
          <table:table-cell office:value-type="float" office:value="99999.999534432747" table:formula="of:=[.$J$2]/(1+[.$J$5]*EXP(-[.$J$4]*[.B144]))" table:style-name="ce12">
            <text:p>100000</text:p>
          </table:table-cell>
          <table:table-cell office:value-type="float" office:value="8.6271858890540898E-4" table:formula="of:=([.E144]-[.E143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3" table:style-name="ce11">
            <text:p>143</text:p>
          </table:table-cell>
          <table:table-cell table:number-columns-repeated="2" table:style-name="ce1"/>
          <table:table-cell office:value-type="float" office:value="99999.999607217309" table:formula="of:=[.$J$2]/(1+[.$J$5]*EXP(-[.$J$4]*[.B145]))" table:style-name="ce12">
            <text:p>100000</text:p>
          </table:table-cell>
          <table:table-cell office:value-type="float" office:value="7.2784561780281365E-4" table:formula="of:=([.E145]-[.E144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4" table:style-name="ce11">
            <text:p>144</text:p>
          </table:table-cell>
          <table:table-cell table:number-columns-repeated="2" table:style-name="ce1"/>
          <table:table-cell office:value-type="float" office:value="99999.999668623059" table:formula="of:=[.$J$2]/(1+[.$J$5]*EXP(-[.$J$4]*[.B146]))" table:style-name="ce12">
            <text:p>100000</text:p>
          </table:table-cell>
          <table:table-cell office:value-type="float" office:value="6.1405749875120819E-4" table:formula="of:=([.E146]-[.E145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5" table:style-name="ce11">
            <text:p>145</text:p>
          </table:table-cell>
          <table:table-cell table:number-columns-repeated="2" table:style-name="ce1"/>
          <table:table-cell office:value-type="float" office:value="99999.999720428925" table:formula="of:=[.$J$2]/(1+[.$J$5]*EXP(-[.$J$4]*[.B147]))" table:style-name="ce12">
            <text:p>100000</text:p>
          </table:table-cell>
          <table:table-cell office:value-type="float" office:value="5.1805865950882435E-4" table:formula="of:=([.E147]-[.E146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6" table:style-name="ce11">
            <text:p>146</text:p>
          </table:table-cell>
          <table:table-cell table:number-columns-repeated="2" table:style-name="ce1"/>
          <table:table-cell office:value-type="float" office:value="99999.999764135719" table:formula="of:=[.$J$2]/(1+[.$J$5]*EXP(-[.$J$4]*[.B148]))" table:style-name="ce12">
            <text:p>100000</text:p>
          </table:table-cell>
          <table:table-cell office:value-type="float" office:value="4.3706793803721666E-4" table:formula="of:=([.E148]-[.E147])*10" table:style-name="ce12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7" table:style-name="ce11">
            <text:p>147</text:p>
          </table:table-cell>
          <table:table-cell table:number-columns-repeated="2" table:style-name="ce1"/>
          <table:table-cell office:value-type="float" office:value="99999.999801009602" table:formula="of:=[.$J$2]/(1+[.$J$5]*EXP(-[.$J$4]*[.B149]))" table:style-name="ce12">
            <text:p>100000</text:p>
          </table:table-cell>
          <table:table-cell office:value-type="float" office:value="3.6873883800581098E-4" table:formula="of:=([.E149]-[.E148])*10" table:style-name="ce12">
            <text:p>0</text:p>
          </table:table-cell>
          <table:table-cell table:number-columns-repeated="16378"/>
        </table:table-row>
        <table:table-row table:number-rows-repeated="1048427" table:style-name="ro1">
          <table:table-cell table:number-columns-repeated="16384"/>
        </table:table-row>
      </table:table>
      <table:table table:name="Analisi-dead" table:style-name="ta4">
        <table:shapes>
          <draw:frame draw:z-index="1" draw:id="id22" draw:style-name="a22" draw:name="Grafico 2" svg:x="9.62513in" svg:y="0.40191in" svg:width="6.29882in" svg:height="3.54291in" style:rel-width="scale" style:rel-height="scale">
            <draw:object xlink:href="Object 2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29" table:default-cell-style-name="ce6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8" table:default-cell-style-name="ce1"/>
        <table:table-row table:style-name="ro1">
          <table:table-cell office:value-type="string" table:style-name="ce2">
            <text:p>data</text:p>
          </table:table-cell>
          <table:table-cell table:style-name="ce8"/>
          <table:table-cell office:value-type="string" table:style-name="ce2">
            <text:p>deceduti</text:p>
          </table:table-cell>
          <table:table-cell table:style-name="ce1"/>
          <table:table-cell office:value-type="string" table:style-name="ce9">
            <text:p>stima</text:p>
          </table:table-cell>
          <table:table-cell office:value-type="string" table:style-name="ce9">
            <text:p>10xstima'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6"/>
          <table:table-cell table:number-columns-repeated="6" table:style-name="ce1"/>
          <table:table-cell office:value-type="string" table:style-name="ce5">
            <text:p>K</text:p>
          </table:table-cell>
          <table:table-cell office:value-type="float" office:value="100000" table:style-name="ce10">
            <text:p>100000</text:p>
          </table:table-cell>
          <table:table-cell table:number-columns-repeated="16374"/>
        </table:table-row>
        <table:table-row table:style-name="ro1">
          <table:table-cell office:value-type="date" office:date-value="2020-02-24T18:00:00" table:style-name="ce3">
            <text:p>24/2</text:p>
          </table:table-cell>
          <table:table-cell office:value-type="float" office:value="1" table:style-name="ce11">
            <text:p>1</text:p>
          </table:table-cell>
          <table:table-cell office:value-type="float" office:value="7" table:formula="of:=[Dati.J3]" table:style-name="ce4">
            <text:p>7</text:p>
          </table:table-cell>
          <table:table-cell table:style-name="ce1"/>
          <table:table-cell office:value-type="float" office:value="828.6385407331336" table:formula="of:=[.$J$2]/(1+[.$J$5]*EXP(-[.$J$4]*[.B3]))" table:style-name="ce12">
            <text:p>829</text:p>
          </table:table-cell>
          <table:table-cell table:style-name="ce12"/>
          <table:table-cell table:number-columns-repeated="2" table:style-name="ce1"/>
          <table:table-cell office:value-type="string" table:style-name="ce5">
            <text:p>P0</text:p>
          </table:table-cell>
          <table:table-cell office:value-type="float" office:value="700" table:style-name="ce10">
            <text:p>700</text:p>
          </table:table-cell>
          <table:table-cell table:number-columns-repeated="16374"/>
        </table:table-row>
        <table:table-row table:style-name="ro1">
          <table:table-cell office:value-type="date" office:date-value="2020-02-25T00:00:00" table:style-name="ce3">
            <text:p>25/2</text:p>
          </table:table-cell>
          <table:table-cell office:value-type="float" office:value="2" table:style-name="ce11">
            <text:p>2</text:p>
          </table:table-cell>
          <table:table-cell office:value-type="float" office:value="10" table:formula="of:=[Dati.J4]" table:style-name="ce4">
            <text:p>10</text:p>
          </table:table-cell>
          <table:table-cell table:style-name="ce1"/>
          <table:table-cell office:value-type="float" office:value="980.68343563395661" table:formula="of:=[.$J$2]/(1+[.$J$5]*EXP(-[.$J$4]*[.B4]))" table:style-name="ce12">
            <text:p>981</text:p>
          </table:table-cell>
          <table:table-cell office:value-type="float" office:value="1520.4489490082301" table:formula="of:=([.E4]-[.E3])*10" table:style-name="ce12">
            <text:p>1520</text:p>
          </table:table-cell>
          <table:table-cell table:number-columns-repeated="2" table:style-name="ce1"/>
          <table:table-cell office:value-type="string" table:style-name="ce5">
            <text:p>r</text:p>
          </table:table-cell>
          <table:table-cell office:value-type="float" office:value="0.17" table:style-name="ce10">
            <text:p>0,17</text:p>
          </table:table-cell>
          <table:table-cell table:number-columns-repeated="16374"/>
        </table:table-row>
        <table:table-row table:style-name="ro1">
          <table:table-cell office:value-type="date" office:date-value="2020-02-26T00:00:00" table:style-name="ce3">
            <text:p>26/2</text:p>
          </table:table-cell>
          <table:table-cell office:value-type="float" office:value="3" table:style-name="ce11">
            <text:p>3</text:p>
          </table:table-cell>
          <table:table-cell office:value-type="float" office:value="12" table:formula="of:=[Dati.J5]" table:style-name="ce4">
            <text:p>12</text:p>
          </table:table-cell>
          <table:table-cell table:style-name="ce1"/>
          <table:table-cell office:value-type="float" office:value="1160.3002735736077" table:formula="of:=[.$J$2]/(1+[.$J$5]*EXP(-[.$J$4]*[.B5]))" table:style-name="ce12">
            <text:p>1160</text:p>
          </table:table-cell>
          <table:table-cell office:value-type="float" office:value="1796.1683793965108" table:formula="of:=([.E5]-[.E4])*10" table:style-name="ce12">
            <text:p>1796</text:p>
          </table:table-cell>
          <table:table-cell table:number-columns-repeated="2" table:style-name="ce1"/>
          <table:table-cell office:value-type="string" table:style-name="ce5">
            <text:p>q</text:p>
          </table:table-cell>
          <table:table-cell office:value-type="float" office:value="141.85714285714286" table:formula="of:=([.J2]-[.J3])/[.J3]" table:style-name="ce13">
            <text:p>141,8571429</text:p>
          </table:table-cell>
          <table:table-cell table:number-columns-repeated="16374"/>
        </table:table-row>
        <table:table-row table:style-name="ro1">
          <table:table-cell office:value-type="date" office:date-value="2020-02-27T00:00:00" table:style-name="ce3">
            <text:p>27/2</text:p>
          </table:table-cell>
          <table:table-cell office:value-type="float" office:value="4" table:style-name="ce11">
            <text:p>4</text:p>
          </table:table-cell>
          <table:table-cell office:value-type="float" office:value="17" table:formula="of:=[Dati.J6]" table:style-name="ce4">
            <text:p>17</text:p>
          </table:table-cell>
          <table:table-cell table:style-name="ce1"/>
          <table:table-cell office:value-type="float" office:value="1372.3588445261189" table:formula="of:=[.$J$2]/(1+[.$J$5]*EXP(-[.$J$4]*[.B6]))" table:style-name="ce12">
            <text:p>1372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date" office:date-value="2020-02-28T00:00:00" table:style-name="ce3">
            <text:p>28/2</text:p>
          </table:table-cell>
          <table:table-cell office:value-type="float" office:value="5" table:style-name="ce11">
            <text:p>5</text:p>
          </table:table-cell>
          <table:table-cell office:value-type="float" office:value="21" table:formula="of:=[Dati.J7]" table:style-name="ce4">
            <text:p>21</text:p>
          </table:table-cell>
          <table:table-cell table:style-name="ce1"/>
          <table:table-cell office:value-type="float" office:value="1622.5374064474372" table:formula="of:=[.$J$2]/(1+[.$J$5]*EXP(-[.$J$4]*[.B7]))" table:style-name="ce12">
            <text:p>1623</text:p>
          </table:table-cell>
          <table:table-cell office:value-type="float" office:value="2501.7856192131831" table:formula="of:=([.E7]-[.E6])*10" table:style-name="ce12">
            <text:p>250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2-29T00:00:00" table:style-name="ce3">
            <text:p>29/2</text:p>
          </table:table-cell>
          <table:table-cell office:value-type="float" office:value="6" table:style-name="ce11">
            <text:p>6</text:p>
          </table:table-cell>
          <table:table-cell office:value-type="float" office:value="29" table:formula="of:=[Dati.J8]" table:style-name="ce4">
            <text:p>29</text:p>
          </table:table-cell>
          <table:table-cell table:style-name="ce1"/>
          <table:table-cell office:value-type="float" office:value="1917.436417267674" table:formula="of:=[.$J$2]/(1+[.$J$5]*EXP(-[.$J$4]*[.B8]))" table:style-name="ce12">
            <text:p>1917</text:p>
          </table:table-cell>
          <table:table-cell office:value-type="float" office:value="2948.9901082023675" table:formula="of:=([.E8]-[.E7])*10" table:style-name="ce12">
            <text:p>2949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1T00:00:00" table:style-name="ce3">
            <text:p>1/3</text:p>
          </table:table-cell>
          <table:table-cell office:value-type="float" office:value="7" table:style-name="ce11">
            <text:p>7</text:p>
          </table:table-cell>
          <table:table-cell office:value-type="float" office:value="34" table:formula="of:=[Dati.J9]" table:style-name="ce4">
            <text:p>34</text:p>
          </table:table-cell>
          <table:table-cell table:style-name="ce1"/>
          <table:table-cell office:value-type="float" office:value="2264.6999758817815" table:formula="of:=[.$J$2]/(1+[.$J$5]*EXP(-[.$J$4]*[.B9]))" table:style-name="ce12">
            <text:p>2265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date" office:date-value="2020-03-02T00:00:00" table:style-name="ce3">
            <text:p>2/3</text:p>
          </table:table-cell>
          <table:table-cell office:value-type="float" office:value="8" table:style-name="ce11">
            <text:p>8</text:p>
          </table:table-cell>
          <table:table-cell office:value-type="float" office:value="52" table:formula="of:=[Dati.J10]" table:style-name="ce4">
            <text:p>52</text:p>
          </table:table-cell>
          <table:table-cell table:style-name="ce1"/>
          <table:table-cell office:value-type="float" office:value="2673.1417643480727" table:formula="of:=[.$J$2]/(1+[.$J$5]*EXP(-[.$J$4]*[.B10]))" table:style-name="ce12">
            <text:p>2673</text:p>
          </table:table-cell>
          <table:table-cell office:value-type="float" office:value="4084.417884662912" table:formula="of:=([.E10]-[.E9])*10" table:style-name="ce12">
            <text:p>4084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3T00:00:00" table:style-name="ce3">
            <text:p>3/3</text:p>
          </table:table-cell>
          <table:table-cell office:value-type="float" office:value="9" table:style-name="ce11">
            <text:p>9</text:p>
          </table:table-cell>
          <table:table-cell office:value-type="float" office:value="79" table:formula="of:=[Dati.J11]" table:style-name="ce4">
            <text:p>79</text:p>
          </table:table-cell>
          <table:table-cell table:style-name="ce1"/>
          <table:table-cell office:value-type="float" office:value="3152.8702804039194" table:formula="of:=[.$J$2]/(1+[.$J$5]*EXP(-[.$J$4]*[.B11]))" table:style-name="ce12">
            <text:p>3153</text:p>
          </table:table-cell>
          <table:table-cell office:value-type="float" office:value="4797.2851605584674" table:formula="of:=([.E11]-[.E10])*10" table:style-name="ce12">
            <text:p>479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4T00:00:00" table:style-name="ce3">
            <text:p>4/3</text:p>
          </table:table-cell>
          <table:table-cell office:value-type="float" office:value="10" table:style-name="ce11">
            <text:p>10</text:p>
          </table:table-cell>
          <table:table-cell office:value-type="float" office:value="107" table:formula="of:=[Dati.J12]" table:style-name="ce4">
            <text:p>107</text:p>
          </table:table-cell>
          <table:table-cell table:style-name="ce1"/>
          <table:table-cell office:value-type="float" office:value="3715.4054738077816" table:formula="of:=[.$J$2]/(1+[.$J$5]*EXP(-[.$J$4]*[.B12]))" table:style-name="ce12">
            <text:p>3715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date" office:date-value="2020-03-05T00:00:00" table:style-name="ce3">
            <text:p>5/3</text:p>
          </table:table-cell>
          <table:table-cell office:value-type="float" office:value="11" table:style-name="ce11">
            <text:p>11</text:p>
          </table:table-cell>
          <table:table-cell office:value-type="float" office:value="148" table:formula="of:=[Dati.J13]" table:style-name="ce4">
            <text:p>148</text:p>
          </table:table-cell>
          <table:table-cell table:style-name="ce1"/>
          <table:table-cell office:value-type="float" office:value="4373.7754472323604" table:formula="of:=[.$J$2]/(1+[.$J$5]*EXP(-[.$J$4]*[.B13]))" table:style-name="ce12">
            <text:p>4374</text:p>
          </table:table-cell>
          <table:table-cell office:value-type="float" office:value="6583.699734245788" table:formula="of:=([.E13]-[.E12])*10" table:style-name="ce12">
            <text:p>6584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6T00:00:00" table:style-name="ce3">
            <text:p>6/3</text:p>
          </table:table-cell>
          <table:table-cell office:value-type="float" office:value="12" table:style-name="ce11">
            <text:p>12</text:p>
          </table:table-cell>
          <table:table-cell office:value-type="float" office:value="197" table:formula="of:=[Dati.J14]" table:style-name="ce4">
            <text:p>197</text:p>
          </table:table-cell>
          <table:table-cell table:style-name="ce1"/>
          <table:table-cell office:value-type="float" office:value="5142.5776002290095" table:formula="of:=[.$J$2]/(1+[.$J$5]*EXP(-[.$J$4]*[.B14]))" table:style-name="ce12">
            <text:p>5143</text:p>
          </table:table-cell>
          <table:table-cell office:value-type="float" office:value="7688.0215299664906" table:formula="of:=([.E14]-[.E13])*10" table:style-name="ce12">
            <text:p>7688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7T00:00:00" table:style-name="ce3">
            <text:p>7/3</text:p>
          </table:table-cell>
          <table:table-cell office:value-type="float" office:value="13" table:style-name="ce11">
            <text:p>13</text:p>
          </table:table-cell>
          <table:table-cell office:value-type="float" office:value="233" table:formula="of:=[Dati.J15]" table:style-name="ce4">
            <text:p>233</text:p>
          </table:table-cell>
          <table:table-cell table:style-name="ce1"/>
          <table:table-cell office:value-type="float" office:value="6037.9835410908445" table:formula="of:=[.$J$2]/(1+[.$J$5]*EXP(-[.$J$4]*[.B15]))" table:style-name="ce12">
            <text:p>6038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date" office:date-value="2020-03-08T00:00:00" table:style-name="ce3">
            <text:p>8/3</text:p>
          </table:table-cell>
          <table:table-cell office:value-type="float" office:value="14" table:style-name="ce11">
            <text:p>14</text:p>
          </table:table-cell>
          <table:table-cell office:value-type="float" office:value="366" table:formula="of:=[Dati.J16]" table:style-name="ce4">
            <text:p>366</text:p>
          </table:table-cell>
          <table:table-cell table:style-name="ce1"/>
          <table:table-cell office:value-type="float" office:value="7077.661518877253" table:formula="of:=[.$J$2]/(1+[.$J$5]*EXP(-[.$J$4]*[.B16]))" table:style-name="ce12">
            <text:p>7078</text:p>
          </table:table-cell>
          <table:table-cell office:value-type="float" office:value="10396.779777864085" table:formula="of:=([.E16]-[.E15])*10" table:style-name="ce12">
            <text:p>1039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9T00:00:00" table:style-name="ce3">
            <text:p>9/3</text:p>
          </table:table-cell>
          <table:table-cell office:value-type="float" office:value="15" table:style-name="ce11">
            <text:p>15</text:p>
          </table:table-cell>
          <table:table-cell office:value-type="float" office:value="463" table:formula="of:=[Dati.J17]" table:style-name="ce4">
            <text:p>463</text:p>
          </table:table-cell>
          <table:table-cell table:style-name="ce1"/>
          <table:table-cell office:value-type="float" office:value="8280.5845959274684" table:formula="of:=[.$J$2]/(1+[.$J$5]*EXP(-[.$J$4]*[.B17]))" table:style-name="ce12">
            <text:p>8281</text:p>
          </table:table-cell>
          <table:table-cell office:value-type="float" office:value="12029.230770502154" table:formula="of:=([.E17]-[.E16])*10" table:style-name="ce12">
            <text:p>12029</text:p>
          </table:table-cell>
          <table:table-cell table:number-columns-repeated="16378"/>
        </table:table-row>
        <table:table-row table:style-name="ro1">
          <table:table-cell office:value-type="date" office:date-value="2020-03-10T00:00:00" table:style-name="ce3">
            <text:p>10/3</text:p>
          </table:table-cell>
          <table:table-cell office:value-type="float" office:value="16" table:style-name="ce11">
            <text:p>16</text:p>
          </table:table-cell>
          <table:table-cell office:value-type="float" office:value="631" table:formula="of:=[Dati.J18]" table:style-name="ce4">
            <text:p>631</text:p>
          </table:table-cell>
          <table:table-cell table:style-name="ce1"/>
          <table:table-cell office:value-type="float" office:value="9666.6882868266639" table:formula="of:=[.$J$2]/(1+[.$J$5]*EXP(-[.$J$4]*[.B18]))" table:style-name="ce12">
            <text:p>9667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date" office:date-value="2020-03-11T00:00:00" table:style-name="ce3">
            <text:p>11/3</text:p>
          </table:table-cell>
          <table:table-cell office:value-type="float" office:value="17" table:style-name="ce11">
            <text:p>17</text:p>
          </table:table-cell>
          <table:table-cell office:value-type="float" office:value="827" table:formula="of:=[Dati.J19]" table:style-name="ce4">
            <text:p>827</text:p>
          </table:table-cell>
          <table:table-cell table:style-name="ce1"/>
          <table:table-cell office:value-type="float" office:value="11256.339487809679" table:formula="of:=[.$J$2]/(1+[.$J$5]*EXP(-[.$J$4]*[.B19]))" table:style-name="ce12">
            <text:p>11256</text:p>
          </table:table-cell>
          <table:table-cell office:value-type="float" office:value="15896.512009830149" table:formula="of:=([.E19]-[.E18])*10" table:style-name="ce12">
            <text:p>15897</text:p>
          </table:table-cell>
          <table:table-cell table:number-columns-repeated="16378"/>
        </table:table-row>
        <table:table-row table:style-name="ro1">
          <table:table-cell office:value-type="date" office:date-value="2020-03-12T00:00:00" table:style-name="ce3">
            <text:p>12/3</text:p>
          </table:table-cell>
          <table:table-cell office:value-type="float" office:value="18" table:style-name="ce11">
            <text:p>18</text:p>
          </table:table-cell>
          <table:table-cell office:value-type="float" office:value="1016" table:formula="of:=[Dati.J20]" table:style-name="ce4">
            <text:p>1016</text:p>
          </table:table-cell>
          <table:table-cell table:style-name="ce1"/>
          <table:table-cell office:value-type="float" office:value="13069.581375901966" table:formula="of:=[.$J$2]/(1+[.$J$5]*EXP(-[.$J$4]*[.B20]))" table:style-name="ce12">
            <text:p>13070</text:p>
          </table:table-cell>
          <table:table-cell office:value-type="float" office:value="18132.418880922869" table:formula="of:=([.E20]-[.E19])*10" table:style-name="ce12">
            <text:p>18132</text:p>
          </table:table-cell>
          <table:table-cell table:number-columns-repeated="16378"/>
        </table:table-row>
        <table:table-row table:style-name="ro1">
          <table:table-cell office:value-type="date" office:date-value="2020-03-13T00:00:00" table:style-name="ce3">
            <text:p>13/3</text:p>
          </table:table-cell>
          <table:table-cell office:value-type="float" office:value="19" table:style-name="ce11">
            <text:p>19</text:p>
          </table:table-cell>
          <table:table-cell office:value-type="float" office:value="1266" table:formula="of:=[Dati.J21]" table:style-name="ce4">
            <text:p>1266</text:p>
          </table:table-cell>
          <table:table-cell table:style-name="ce1"/>
          <table:table-cell office:value-type="float" office:value="15125.12923363504" table:formula="of:=[.$J$2]/(1+[.$J$5]*EXP(-[.$J$4]*[.B21]))" table:style-name="ce12">
            <text:p>15125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date" office:date-value="2020-03-14T00:00:00" table:style-name="ce3">
            <text:p>14/3</text:p>
          </table:table-cell>
          <table:table-cell office:value-type="float" office:value="20" table:style-name="ce11">
            <text:p>20</text:p>
          </table:table-cell>
          <table:table-cell office:value-type="float" office:value="1441" table:formula="of:=[Dati.J22]" table:style-name="ce4">
            <text:p>1441</text:p>
          </table:table-cell>
          <table:table-cell table:style-name="ce1"/>
          <table:table-cell office:value-type="float" office:value="17439.112615454902" table:formula="of:=[.$J$2]/(1+[.$J$5]*EXP(-[.$J$4]*[.B22]))" table:style-name="ce12">
            <text:p>17439</text:p>
          </table:table-cell>
          <table:table-cell office:value-type="float" office:value="23139.833818198622" table:formula="of:=([.E22]-[.E21])*10" table:style-name="ce12">
            <text:p>23140</text:p>
          </table:table-cell>
          <table:table-cell table:number-columns-repeated="16378"/>
        </table:table-row>
        <table:table-row table:style-name="ro1">
          <table:table-cell office:value-type="date" office:date-value="2020-03-15T00:00:00" table:style-name="ce3">
            <text:p>15/3</text:p>
          </table:table-cell>
          <table:table-cell office:value-type="float" office:value="21" table:style-name="ce11">
            <text:p>21</text:p>
          </table:table-cell>
          <table:table-cell office:value-type="float" office:value="1809" table:formula="of:=[Dati.J23]" table:style-name="ce4">
            <text:p>1809</text:p>
          </table:table-cell>
          <table:table-cell table:style-name="ce1"/>
          <table:table-cell office:value-type="float" office:value="20023.591965087857" table:formula="of:=[.$J$2]/(1+[.$J$5]*EXP(-[.$J$4]*[.B23]))" table:style-name="ce12">
            <text:p>20024</text:p>
          </table:table-cell>
          <table:table-cell office:value-type="float" office:value="25844.793496329548" table:formula="of:=([.E23]-[.E22])*10" table:style-name="ce12">
            <text:p>25845</text:p>
          </table:table-cell>
          <table:table-cell table:number-columns-repeated="16378"/>
        </table:table-row>
        <table:table-row table:style-name="ro1">
          <table:table-cell office:value-type="date" office:date-value="2020-03-16T00:00:00" table:style-name="ce3">
            <text:p>16/3</text:p>
          </table:table-cell>
          <table:table-cell office:value-type="float" office:value="22" table:style-name="ce11">
            <text:p>22</text:p>
          </table:table-cell>
          <table:table-cell office:value-type="float" office:value="2158" table:formula="of:=[Dati.J24]" table:style-name="ce4">
            <text:p>2158</text:p>
          </table:table-cell>
          <table:table-cell table:style-name="ce1"/>
          <table:table-cell office:value-type="float" office:value="22884.922792521498" table:formula="of:=[.$J$2]/(1+[.$J$5]*EXP(-[.$J$4]*[.B24]))" table:style-name="ce12">
            <text:p>22885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date" office:date-value="2020-03-17T00:00:00" table:style-name="ce3">
            <text:p>17/3</text:p>
          </table:table-cell>
          <table:table-cell office:value-type="float" office:value="23" table:style-name="ce11">
            <text:p>23</text:p>
          </table:table-cell>
          <table:table-cell office:value-type="float" office:value="2503" table:formula="of:=[Dati.J25]" table:style-name="ce4">
            <text:p>2503</text:p>
          </table:table-cell>
          <table:table-cell table:style-name="ce1"/>
          <table:table-cell office:value-type="float" office:value="26022.09437853963" table:formula="of:=[.$J$2]/(1+[.$J$5]*EXP(-[.$J$4]*[.B25]))" table:style-name="ce12">
            <text:p>26022</text:p>
          </table:table-cell>
          <table:table-cell office:value-type="float" office:value="31371.715860181321" table:formula="of:=([.E25]-[.E24])*10" table:style-name="ce12">
            <text:p>31372</text:p>
          </table:table-cell>
          <table:table-cell table:number-columns-repeated="16378"/>
        </table:table-row>
        <table:table-row table:style-name="ro1">
          <table:table-cell office:value-type="date" office:date-value="2020-03-18T00:00:00" table:style-name="ce3">
            <text:p>18/3</text:p>
          </table:table-cell>
          <table:table-cell office:value-type="float" office:value="24" table:style-name="ce11">
            <text:p>24</text:p>
          </table:table-cell>
          <table:table-cell office:value-type="float" office:value="2978" table:formula="of:=[Dati.J26]" table:style-name="ce4">
            <text:p>2978</text:p>
          </table:table-cell>
          <table:table-cell table:style-name="ce1"/>
          <table:table-cell office:value-type="float" office:value="29425.224405461224" table:formula="of:=[.$J$2]/(1+[.$J$5]*EXP(-[.$J$4]*[.B26]))" table:style-name="ce12">
            <text:p>29425</text:p>
          </table:table-cell>
          <table:table-cell office:value-type="float" office:value="34031.300269215935" table:formula="of:=([.E26]-[.E25])*10" table:style-name="ce12">
            <text:p>34031</text:p>
          </table:table-cell>
          <table:table-cell table:number-columns-repeated="16378"/>
        </table:table-row>
        <table:table-row table:style-name="ro1">
          <table:table-cell office:value-type="date" office:date-value="2020-03-19T00:00:00" table:style-name="ce3">
            <text:p>19/3</text:p>
          </table:table-cell>
          <table:table-cell office:value-type="float" office:value="25" table:style-name="ce11">
            <text:p>25</text:p>
          </table:table-cell>
          <table:table-cell office:value-type="float" office:value="3405" table:formula="of:=[Dati.J27]" table:style-name="ce4">
            <text:p>3405</text:p>
          </table:table-cell>
          <table:table-cell table:style-name="ce1"/>
          <table:table-cell office:value-type="float" office:value="33074.432547424243" table:formula="of:=[.$J$2]/(1+[.$J$5]*EXP(-[.$J$4]*[.B27]))" table:style-name="ce12">
            <text:p>33074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date" office:date-value="2020-03-20T00:00:00" table:style-name="ce3">
            <text:p>20/3</text:p>
          </table:table-cell>
          <table:table-cell office:value-type="float" office:value="26" table:style-name="ce11">
            <text:p>26</text:p>
          </table:table-cell>
          <table:table-cell office:value-type="float" office:value="4032" table:formula="of:=[Dati.J28]" table:style-name="ce4">
            <text:p>4032</text:p>
          </table:table-cell>
          <table:table-cell table:style-name="ce1"/>
          <table:table-cell office:value-type="float" office:value="36939.328294541236" table:formula="of:=[.$J$2]/(1+[.$J$5]*EXP(-[.$J$4]*[.B28]))" table:style-name="ce12">
            <text:p>36939</text:p>
          </table:table-cell>
          <table:table-cell office:value-type="float" office:value="38648.957471169924" table:formula="of:=([.E28]-[.E27])*10" table:style-name="ce12">
            <text:p>38649</text:p>
          </table:table-cell>
          <table:table-cell table:number-columns-repeated="16378"/>
        </table:table-row>
        <table:table-row table:style-name="ro1">
          <table:table-cell office:value-type="date" office:date-value="2020-03-21T00:00:00" table:style-name="ce3">
            <text:p>21/3</text:p>
          </table:table-cell>
          <table:table-cell office:value-type="float" office:value="27" table:style-name="ce11">
            <text:p>27</text:p>
          </table:table-cell>
          <table:table-cell office:value-type="float" office:value="4825" table:formula="of:=[Dati.J29]" table:style-name="ce4">
            <text:p>4825</text:p>
          </table:table-cell>
          <table:table-cell table:style-name="ce1"/>
          <table:table-cell office:value-type="float" office:value="40979.31581006285" table:formula="of:=[.$J$2]/(1+[.$J$5]*EXP(-[.$J$4]*[.B29]))" table:style-name="ce12">
            <text:p>40979</text:p>
          </table:table-cell>
          <table:table-cell office:value-type="float" office:value="40399.875155216141" table:formula="of:=([.E29]-[.E28])*10" table:style-name="ce12">
            <text:p>40400</text:p>
          </table:table-cell>
          <table:table-cell table:number-columns-repeated="16378"/>
        </table:table-row>
        <table:table-row table:style-name="ro1">
          <table:table-cell office:value-type="date" office:date-value="2020-03-22T00:00:00" table:style-name="ce3">
            <text:p>22/3</text:p>
          </table:table-cell>
          <table:table-cell office:value-type="float" office:value="28" table:style-name="ce11">
            <text:p>28</text:p>
          </table:table-cell>
          <table:table-cell office:value-type="float" office:value="5476" table:formula="of:=[Dati.J30]" table:style-name="ce4">
            <text:p>5476</text:p>
          </table:table-cell>
          <table:table-cell table:style-name="ce1"/>
          <table:table-cell office:value-type="float" office:value="45144.833918843942" table:formula="of:=[.$J$2]/(1+[.$J$5]*EXP(-[.$J$4]*[.B30]))" table:style-name="ce12">
            <text:p>45145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date" office:date-value="2020-03-23T00:00:00" table:style-name="ce3">
            <text:p>23/3</text:p>
          </table:table-cell>
          <table:table-cell office:value-type="float" office:value="29" table:style-name="ce11">
            <text:p>29</text:p>
          </table:table-cell>
          <table:table-cell office:value-type="float" office:value="6077" table:formula="of:=[Dati.J31]" table:style-name="ce4">
            <text:p>6077</text:p>
          </table:table-cell>
          <table:table-cell table:style-name="ce1"/>
          <table:table-cell office:value-type="float" office:value="49379.518979282679" table:formula="of:=[.$J$2]/(1+[.$J$5]*EXP(-[.$J$4]*[.B31]))" table:style-name="ce12">
            <text:p>49380</text:p>
          </table:table-cell>
          <table:table-cell office:value-type="float" office:value="42346.850604387364" table:formula="of:=([.E31]-[.E30])*10" table:style-name="ce12">
            <text:p>42347</text:p>
          </table:table-cell>
          <table:table-cell table:number-columns-repeated="16378"/>
        </table:table-row>
        <table:table-row table:style-name="ro1">
          <table:table-cell office:value-type="date" office:date-value="2020-03-24T00:00:00" table:style-name="ce3">
            <text:p>24/3</text:p>
          </table:table-cell>
          <table:table-cell office:value-type="float" office:value="30" table:style-name="ce11">
            <text:p>30</text:p>
          </table:table-cell>
          <table:table-cell office:value-type="float" office:value="6820" table:formula="of:=[Dati.J32]" table:style-name="ce4">
            <text:p>6820</text:p>
          </table:table-cell>
          <table:table-cell table:style-name="ce1"/>
          <table:table-cell office:value-type="float" office:value="53623.125616379926" table:formula="of:=[.$J$2]/(1+[.$J$5]*EXP(-[.$J$4]*[.B32]))" table:style-name="ce12">
            <text:p>53623</text:p>
          </table:table-cell>
          <table:table-cell office:value-type="float" office:value="42436.066370972476" table:formula="of:=([.E32]-[.E31])*10" table:style-name="ce12">
            <text:p>42436</text:p>
          </table:table-cell>
          <table:table-cell table:number-columns-repeated="16378"/>
        </table:table-row>
        <table:table-row table:style-name="ro1">
          <table:table-cell office:value-type="date" office:date-value="2020-03-25T00:00:00" table:style-name="ce3">
            <text:p>25/3</text:p>
          </table:table-cell>
          <table:table-cell office:value-type="float" office:value="31" table:style-name="ce11">
            <text:p>31</text:p>
          </table:table-cell>
          <table:table-cell office:value-type="float" office:value="7503" table:formula="of:=[Dati.J33]" table:style-name="ce4">
            <text:p>7503</text:p>
          </table:table-cell>
          <table:table-cell table:style-name="ce1"/>
          <table:table-cell office:value-type="float" office:value="57814.900858777321" table:formula="of:=[.$J$2]/(1+[.$J$5]*EXP(-[.$J$4]*[.B33]))" table:style-name="ce12">
            <text:p>57815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date" office:date-value="2020-03-26T00:00:00" table:style-name="ce3">
            <text:p>26/3</text:p>
          </table:table-cell>
          <table:table-cell office:value-type="float" office:value="32" table:style-name="ce11">
            <text:p>32</text:p>
          </table:table-cell>
          <table:table-cell office:value-type="float" office:value="8165" table:formula="of:=[Dati.J34]" table:style-name="ce4">
            <text:p>8165</text:p>
          </table:table-cell>
          <table:table-cell table:style-name="ce1"/>
          <table:table-cell office:value-type="float" office:value="61897.018654270338" table:formula="of:=[.$J$2]/(1+[.$J$5]*EXP(-[.$J$4]*[.B34]))" table:style-name="ce12">
            <text:p>61897</text:p>
          </table:table-cell>
          <table:table-cell office:value-type="float" office:value="40821.177954930172" table:formula="of:=([.E34]-[.E33])*10" table:style-name="ce12">
            <text:p>40821</text:p>
          </table:table-cell>
          <table:table-cell table:number-columns-repeated="16378"/>
        </table:table-row>
        <table:table-row table:style-name="ro1">
          <table:table-cell office:value-type="date" office:date-value="2020-03-27T00:00:00" table:style-name="ce3">
            <text:p>27/3</text:p>
          </table:table-cell>
          <table:table-cell office:value-type="float" office:value="33" table:style-name="ce11">
            <text:p>33</text:p>
          </table:table-cell>
          <table:table-cell office:value-type="float" office:value="9134" table:formula="of:=[Dati.J35]" table:style-name="ce4">
            <text:p>9134</text:p>
          </table:table-cell>
          <table:table-cell table:style-name="ce1"/>
          <table:table-cell office:value-type="float" office:value="65817.669675574216" table:formula="of:=[.$J$2]/(1+[.$J$5]*EXP(-[.$J$4]*[.B35]))" table:style-name="ce12">
            <text:p>65818</text:p>
          </table:table-cell>
          <table:table-cell office:value-type="float" office:value="39206.510213038782" table:formula="of:=([.E35]-[.E34])*10" table:style-name="ce12">
            <text:p>39207</text:p>
          </table:table-cell>
          <table:table-cell table:number-columns-repeated="16378"/>
        </table:table-row>
        <table:table-row table:style-name="ro1">
          <table:table-cell office:value-type="date" office:date-value="2020-03-28T00:00:00" table:style-name="ce3">
            <text:p>28/3</text:p>
          </table:table-cell>
          <table:table-cell office:value-type="float" office:value="34" table:style-name="ce11">
            <text:p>34</text:p>
          </table:table-cell>
          <table:table-cell office:value-type="float" office:value="10023" table:formula="of:=[Dati.J36]" table:style-name="ce4">
            <text:p>10023</text:p>
          </table:table-cell>
          <table:table-cell table:style-name="ce1"/>
          <table:table-cell office:value-type="float" office:value="69533.469356723144" table:formula="of:=[.$J$2]/(1+[.$J$5]*EXP(-[.$J$4]*[.B36]))" table:style-name="ce12">
            <text:p>69533</text:p>
          </table:table-cell>
          <table:table-cell table:style-name="ce12"/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29T11:29:12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3:.$B$35" chart:class="chart:scatter" chart:attached-axis="primary-y" chart:style-name="G0S0">
            <chart:domain table:cell-range-address="Casi_totali.$A$3:.$A$35"/>
            <chart:data-point chart:repeated="33"/>
          </chart:series>
          <chart:series chart:label-cell-address="Casi_totali.$C$1" chart:values-cell-range-address="Casi_totali.$C$3:.$C$35" chart:class="chart:scatter" chart:attached-axis="primary-y" chart:style-name="G0S1">
            <chart:domain table:cell-range-address="Casi_totali.$A$3:.$A$35"/>
            <chart:data-point chart:repeated="33"/>
          </chart:series>
          <chart:series chart:label-cell-address="Casi_totali.$D$1" chart:values-cell-range-address="Casi_totali.$D$3:.$D$35" chart:class="chart:scatter" chart:attached-axis="primary-y" chart:style-name="G0S2">
            <chart:domain table:cell-range-address="Casi_totali.$A$3:.$A$35"/>
            <chart:data-point chart:repeated="33"/>
          </chart:series>
          <chart:series chart:label-cell-address="Casi_totali.$E$1" chart:values-cell-range-address="Casi_totali.$E$3:.$E$35" chart:class="chart:scatter" chart:attached-axis="primary-y" chart:style-name="G0S3">
            <chart:domain table:cell-range-address="Casi_total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3:.$C$40" chart:class="chart:scatter" chart:attached-axis="primary-y" chart:style-name="G0S0">
            <chart:domain table:cell-range-address="Ospedalizzati.$A$3:.$A$40"/>
            <chart:data-point chart:repeated="38"/>
          </chart:series>
          <chart:series chart:label-cell-address="Ospedalizzati.$D$1" chart:values-cell-range-address="Ospedalizzati.$D$3:.$D$40" chart:class="chart:scatter" chart:attached-axis="primary-y" chart:style-name="G0S1">
            <chart:domain table:cell-range-address="Ospedalizzati.$A$3:.$A$40"/>
            <chart:data-point chart:repeated="38"/>
          </chart:series>
          <chart:series chart:label-cell-address="Ospedalizzati.$E$1" chart:values-cell-range-address="Ospedalizzati.$E$3:.$E$40" chart:class="chart:scatter" chart:attached-axis="primary-y" chart:style-name="G0S2">
            <chart:domain table:cell-range-address="Ospedalizzati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3:.$B$38" chart:class="chart:scatter" chart:attached-axis="primary-y" chart:style-name="G0S0">
            <chart:domain table:cell-range-address="Positivi.$A$3:.$A$38"/>
            <chart:data-point chart:repeated="36"/>
          </chart:series>
          <chart:series chart:label-cell-address="Positivi.$C$1" chart:values-cell-range-address="Positivi.$C$3:.$C$38" chart:class="chart:scatter" chart:attached-axis="primary-y" chart:style-name="G0S1">
            <chart:domain table:cell-range-address="Positivi.$A$3:.$A$38"/>
            <chart:data-point chart:repeated="36"/>
          </chart:series>
          <chart:series chart:label-cell-address="Positivi.$D$1" chart:values-cell-range-address="Positivi.$D$3:.$D$38" chart:class="chart:scatter" chart:attached-axis="primary-y" chart:style-name="G0S2">
            <chart:domain table:cell-range-address="Positivi.$A$3:.$A$38"/>
            <chart:data-point chart:repeated="36"/>
          </chart:series>
          <chart:series chart:label-cell-address="Positivi.$E$1" chart:values-cell-range-address="Positivi.$E$3:.$E$38" chart:class="chart:scatter" chart:attached-axis="primary-y" chart:style-name="G0S3">
            <chart:domain table:cell-range-address="Positivi.$A$3:.$A$38"/>
            <chart:data-point chart:repeated="3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3:.$C$38" chart:class="chart:scatter" chart:attached-axis="primary-y" chart:style-name="G0S0">
            <chart:domain table:cell-range-address="Positivi.$A$3:.$A$38"/>
            <chart:data-point chart:repeated="36"/>
          </chart:series>
          <chart:series chart:label-cell-address="Positivi.$D$1" chart:values-cell-range-address="Positivi.$D$3:.$D$38" chart:class="chart:scatter" chart:attached-axis="primary-y" chart:style-name="G0S1">
            <chart:domain table:cell-range-address="Positivi.$A$3:.$A$38"/>
            <chart:data-point chart:repeated="36"/>
          </chart:series>
          <chart:series chart:label-cell-address="Positivi.$E$1" chart:values-cell-range-address="Positivi.$E$3:.$E$38" chart:class="chart:scatter" chart:attached-axis="primary-y" chart:style-name="G0S2">
            <chart:domain table:cell-range-address="Positivi.$A$3:.$A$38"/>
            <chart:data-point chart:repeated="3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37" chart:class="chart:scatter" chart:attached-axis="primary-y" chart:style-name="G0S0">
            <chart:domain table:cell-range-address="Positivi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3:.$B$37" chart:class="chart:scatter" chart:attached-axis="primary-y" chart:style-name="G0S0">
            <chart:domain table:cell-range-address="Quarantena.$A$3:.$A$37"/>
            <chart:data-point chart:repeated="35"/>
          </chart:series>
          <chart:series chart:label-cell-address="Quarantena.$C$1" chart:values-cell-range-address="Quarantena.$C$3:.$C$37" chart:class="chart:scatter" chart:attached-axis="primary-y" chart:style-name="G0S1">
            <chart:domain table:cell-range-address="Quarantena.$A$3:.$A$37"/>
            <chart:data-point chart:repeated="35"/>
          </chart:series>
          <chart:series chart:label-cell-address="Quarantena.$D$1" chart:values-cell-range-address="Quarantena.$D$3:.$D$37" chart:class="chart:scatter" chart:attached-axis="primary-y" chart:style-name="G0S2">
            <chart:domain table:cell-range-address="Quarantena.$A$3:.$A$37"/>
            <chart:data-point chart:repeated="35"/>
          </chart:series>
          <chart:series chart:label-cell-address="Quarantena.$E$1" chart:values-cell-range-address="Quarantena.$E$3:.$E$37" chart:class="chart:scatter" chart:attached-axis="primary-y" chart:style-name="G0S3">
            <chart:domain table:cell-range-address="Quarantena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3:.$C$39" chart:class="chart:scatter" chart:attached-axis="primary-y" chart:style-name="G0S0">
            <chart:domain table:cell-range-address="Quarantena.$A$3:.$A$39"/>
            <chart:data-point chart:repeated="37"/>
          </chart:series>
          <chart:series chart:label-cell-address="Quarantena.$D$1" chart:values-cell-range-address="Quarantena.$D$3:.$D$39" chart:class="chart:scatter" chart:attached-axis="primary-y" chart:style-name="G0S1">
            <chart:domain table:cell-range-address="Quarantena.$A$3:.$A$39"/>
            <chart:data-point chart:repeated="37"/>
          </chart:series>
          <chart:series chart:label-cell-address="Quarantena.$E$1" chart:values-cell-range-address="Quarantena.$E$3:.$E$39" chart:class="chart:scatter" chart:attached-axis="primary-y" chart:style-name="G0S2">
            <chart:domain table:cell-range-address="Quarantena.$A$3:.$A$39"/>
            <chart:data-point chart:repeated="37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C$1" chart:values-cell-range-address="Tamponi.$C$3:.$C$41" chart:class="chart:scatter" chart:attached-axis="primary-y" chart:style-name="G0S0">
            <chart:domain table:cell-range-address="Tampon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1 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mponi.$D$3:.$D$39" chart:class="chart:scatter" chart:attached-axis="primary-y" chart:style-name="G0S0">
            <chart:domain table:cell-range-address="Tamponi.$A$3:.$A$39"/>
            <chart:data-point chart:repeated="3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/casi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H$1" chart:values-cell-range-address="Tamponi.$H$3:.$H$41" chart:class="chart:scatter" chart:attached-axis="primary-y" chart:style-name="G0S0">
            <chart:domain table:cell-range-address="Tamponi.$A$3:.$A$41"/>
            <chart:data-point chart:repeated="39"/>
          </chart:series>
          <chart:series chart:label-cell-address="Tamponi.$I$1" chart:values-cell-range-address="Tamponi.$I$3:.$I$41" chart:class="chart:scatter" chart:attached-axis="primary-y" chart:style-name="G0S1">
            <chart:domain table:cell-range-address="Tampon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asi/ tamponi %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J$1" chart:values-cell-range-address="Tamponi.$J$3:.$J$39" chart:class="chart:scatter" chart:attached-axis="primary-y" chart:style-name="G0S0">
            <chart:domain table:cell-range-address="Tamponi.$A$3:.$A$39"/>
            <chart:data-point chart:repeated="37"/>
          </chart:series>
          <chart:series chart:label-cell-address="Tamponi.$K$1" chart:values-cell-range-address="Tamponi.$K$2:.$K$39" chart:class="chart:scatter" chart:attached-axis="primary-y" chart:style-name="G0S1">
            <chart:domain table:cell-range-address="Tamponi.$A$2:.$A$39"/>
            <chart:data-point chart:repeated="3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0.0pt" svg:y="0.0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3:.$C$37" chart:class="chart:scatter" chart:attached-axis="primary-y" chart:style-name="G0S0">
            <chart:domain table:cell-range-address="Casi_totali.$A$3:.$A$37"/>
            <chart:data-point chart:repeated="35"/>
          </chart:series>
          <chart:series chart:label-cell-address="Casi_totali.$D$1" chart:values-cell-range-address="Casi_totali.$D$3:.$D$37" chart:class="chart:scatter" chart:attached-axis="primary-y" chart:style-name="G0S1">
            <chart:domain table:cell-range-address="Casi_totali.$A$3:.$A$37"/>
            <chart:data-point chart:repeated="35"/>
          </chart:series>
          <chart:series chart:label-cell-address="Casi_totali.$E$1" chart:values-cell-range-address="Casi_totali.$E$3:.$E$37" chart:class="chart:scatter" chart:attached-axis="primary-y" chart:style-name="G0S2">
            <chart:domain table:cell-range-address="Casi_totali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maximum="6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Analisi-pos.$C$1" chart:values-cell-range-address="Analisi-pos.$C$3:.$C$38" chart:class="chart:scatter" chart:attached-axis="primary-y" chart:style-name="G0S0">
            <chart:domain table:cell-range-address="Analisi-pos.$B$3:.$B$38"/>
            <chart:data-point chart:repeated="36"/>
          </chart:series>
          <chart:series chart:values-cell-range-address="Analisi-pos.$E$3:.$E$69" chart:class="chart:scatter" chart:attached-axis="primary-y" chart:style-name="G0S1">
            <chart:domain table:cell-range-address="Analisi-pos.$B$3:.$B$69"/>
            <chart:data-point chart:repeated="67"/>
          </chart:series>
          <chart:series chart:values-cell-range-address="Analisi-pos.$F$3:.$F$69" chart:class="chart:scatter" chart:attached-axis="primary-y" chart:style-name="G0S2">
            <chart:domain table:cell-range-address="Analisi-pos.$B$3:.$B$69"/>
            <chart:data-point chart:repeated="6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Analisi-pos.$C$3:.$C$37" chart:class="chart:scatter" chart:attached-axis="primary-y" chart:style-name="G0S0">
            <chart:domain table:cell-range-address="Analisi-pos.$A$3:.$A$37"/>
            <chart:data-point chart:repeated="35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maximum="4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Analisi-pos.$C$1" chart:values-cell-range-address="Analisi-pos.$C$3:.$C$38" chart:class="chart:scatter" chart:attached-axis="primary-y" chart:style-name="G0S0">
            <chart:domain table:cell-range-address="Analisi-pos.$B$3:.$B$38"/>
            <chart:data-point chart:repeated="36"/>
          </chart:series>
          <chart:series chart:values-cell-range-address="Analisi-pos.$E$3:.$E$69" chart:class="chart:scatter" chart:attached-axis="primary-y" chart:style-name="G0S1">
            <chart:domain table:cell-range-address="Analisi-pos.$B$3:.$B$69"/>
            <chart:data-point chart:repeated="67"/>
          </chart:series>
          <chart:series chart:values-cell-range-address="Analisi-pos.$F$3:.$F$69" chart:class="chart:scatter" chart:attached-axis="primary-y" chart:style-name="G0S2">
            <chart:domain table:cell-range-address="Analisi-pos.$B$3:.$B$69"/>
            <chart:data-point chart:repeated="6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20472440945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Analisi-dead.$C$1" chart:values-cell-range-address="Analisi-dead.$C$3:.$C$40" chart:class="chart:scatter" chart:attached-axis="primary-y" chart:style-name="G0S0">
            <chart:domain table:cell-range-address="Analisi-dead.$A$3:.$A$40"/>
            <chart:data-point chart:repeated="38"/>
          </chart:series>
          <chart:series chart:label-cell-address="Analisi-dead.$E$1" chart:values-cell-range-address="Analisi-dead.$E$3:.$E$40" chart:class="chart:scatter" chart:attached-axis="primary-y" chart:style-name="G0S1">
            <chart:domain table:cell-range-address="Analisi-dead.$A$3:.$A$40"/>
            <chart:data-point chart:repeated="38"/>
          </chart:series>
          <chart:series chart:label-cell-address="Analisi-dead.$F$1" chart:values-cell-range-address="Analisi-dead.$F$3:.$F$40" chart:class="chart:scatter" chart:attached-axis="primary-y" chart:style-name="G0S2">
            <chart:domain table:cell-range-address="Analisi-dead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otale_casi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Casi_totali.$B$1" chart:values-cell-range-address="Casi_totali.$B$3:.$B$41" chart:class="chart:scatter" chart:attached-axis="primary-y" chart:style-name="G0S0">
            <chart:domain table:cell-range-address="Casi_total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44" chart:class="chart:scatter" chart:attached-axis="primary-y" chart:style-name="G0S0">
            <chart:domain table:cell-range-address="Terapia_inten.$A$3:.$A$44"/>
            <chart:data-point chart:repeated="42"/>
          </chart:series>
          <chart:series chart:label-cell-address="Terapia_inten.$C$1" chart:values-cell-range-address="Terapia_inten.$C$2:.$C$41" chart:class="chart:scatter" chart:attached-axis="primary-y" chart:style-name="G0S1">
            <chart:domain table:cell-range-address="Terapia_inten.$A$2:.$A$41"/>
            <chart:data-point chart:repeated="40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41" chart:class="chart:scatter" chart:attached-axis="primary-y" chart:style-name="G0S3">
            <chart:domain table:cell-range-address="Terapia_inten.$A$2:.$A$41"/>
            <chart:data-point chart:repeated="4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3:.$B$39" chart:class="chart:scatter" chart:attached-axis="primary-y" chart:style-name="G0S0">
            <chart:domain table:cell-range-address="Guariti.$A$3:.$A$39"/>
            <chart:data-point chart:repeated="37"/>
          </chart:series>
          <chart:series chart:label-cell-address="Guariti.$C$1" chart:values-cell-range-address="Guariti.$C$3:.$C$39" chart:class="chart:scatter" chart:attached-axis="primary-y" chart:style-name="G0S1">
            <chart:domain table:cell-range-address="Guariti.$A$3:.$A$39"/>
            <chart:data-point chart:repeated="37"/>
          </chart:series>
          <chart:series chart:label-cell-address="Guariti.$D$1" chart:values-cell-range-address="Guariti.$D$3:.$D$39" chart:class="chart:scatter" chart:attached-axis="primary-y" chart:style-name="G0S2">
            <chart:domain table:cell-range-address="Guariti.$A$3:.$A$39"/>
            <chart:data-point chart:repeated="37"/>
          </chart:series>
          <chart:series chart:label-cell-address="Guariti.$E$1" chart:values-cell-range-address="Guariti.$E$3:.$E$39" chart:class="chart:scatter" chart:attached-axis="primary-y" chart:style-name="G0S3">
            <chart:domain table:cell-range-address="Guariti.$A$3:.$A$39"/>
            <chart:data-point chart:repeated="3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0.0pt" svg:y="0.0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3:.$C$40" chart:class="chart:scatter" chart:attached-axis="primary-y" chart:style-name="G0S0">
            <chart:domain table:cell-range-address="Guariti.$A$3:.$A$40"/>
            <chart:data-point chart:repeated="38"/>
          </chart:series>
          <chart:series chart:label-cell-address="Guariti.$D$1" chart:values-cell-range-address="Guariti.$D$3:.$D$40" chart:class="chart:scatter" chart:attached-axis="primary-y" chart:style-name="G0S1">
            <chart:domain table:cell-range-address="Guariti.$A$3:.$A$40"/>
            <chart:data-point chart:repeated="38"/>
          </chart:series>
          <chart:series chart:label-cell-address="Guariti.$E$1" chart:values-cell-range-address="Guariti.$E$3:.$E$40" chart:class="chart:scatter" chart:attached-axis="primary-y" chart:style-name="G0S2">
            <chart:domain table:cell-range-address="Guariti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0.0pt" svg:y="0.0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3:.$C$41" chart:class="chart:scatter" chart:attached-axis="primary-y" chart:style-name="G0S0">
            <chart:domain table:cell-range-address="Deceduti.$A$3:.$A$41"/>
            <chart:data-point chart:repeated="39"/>
          </chart:series>
          <chart:series chart:label-cell-address="Deceduti.$D$1" chart:values-cell-range-address="Deceduti.$D$3:.$D$41" chart:class="chart:scatter" chart:attached-axis="primary-y" chart:style-name="G0S1">
            <chart:domain table:cell-range-address="Deceduti.$A$3:.$A$41"/>
            <chart:data-point chart:repeated="39"/>
          </chart:series>
          <chart:series chart:label-cell-address="Deceduti.$E$1" chart:values-cell-range-address="Deceduti.$E$3:.$E$41" chart:class="chart:scatter" chart:attached-axis="primary-y" chart:style-name="G0S2">
            <chart:domain table:cell-range-address="Decedut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0.0pt" svg:y="0.0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3:.$B$40" chart:class="chart:scatter" chart:attached-axis="primary-y" chart:style-name="G0S0">
            <chart:domain table:cell-range-address="Deceduti.$A$3:.$A$40"/>
            <chart:data-point chart:repeated="38"/>
          </chart:series>
          <chart:series chart:label-cell-address="Deceduti.$C$1" chart:values-cell-range-address="Deceduti.$C$3:.$C$40" chart:class="chart:scatter" chart:attached-axis="primary-y" chart:style-name="G0S1">
            <chart:domain table:cell-range-address="Deceduti.$A$3:.$A$40"/>
            <chart:data-point chart:repeated="38"/>
          </chart:series>
          <chart:series chart:label-cell-address="Deceduti.$D$1" chart:values-cell-range-address="Deceduti.$D$3:.$D$40" chart:class="chart:scatter" chart:attached-axis="primary-y" chart:style-name="G0S2">
            <chart:domain table:cell-range-address="Deceduti.$A$3:.$A$40"/>
            <chart:data-point chart:repeated="38"/>
          </chart:series>
          <chart:series chart:label-cell-address="Deceduti.$E$1" chart:values-cell-range-address="Deceduti.$E$3:.$E$40" chart:class="chart:scatter" chart:attached-axis="primary-y" chart:style-name="G0S3">
            <chart:domain table:cell-range-address="Deceduti.$A$3:.$A$40"/>
            <chart:data-point chart:repeated="3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P0">
      <number:day/>
      <number:text>/</number:text>
      <number:month/>
    </number:date-style>
    <number:text-style style:name="N36">
      <number:text-content/>
      <style:map style:condition="value()&gt;=0" style:apply-style-name="N36P0"/>
    </number:text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3:.$B$41" chart:class="chart:scatter" chart:attached-axis="primary-y" chart:style-name="G0S0">
            <chart:domain table:cell-range-address="Ospedalizzati.$A$3:.$A$41"/>
            <chart:data-point chart:repeated="39"/>
          </chart:series>
          <chart:series chart:label-cell-address="Ospedalizzati.$C$1" chart:values-cell-range-address="Ospedalizzati.$C$3:.$C$41" chart:class="chart:scatter" chart:attached-axis="primary-y" chart:style-name="G0S1">
            <chart:domain table:cell-range-address="Ospedalizzati.$A$3:.$A$41"/>
            <chart:data-point chart:repeated="39"/>
          </chart:series>
          <chart:series chart:label-cell-address="Ospedalizzati.$D$1" chart:values-cell-range-address="Ospedalizzati.$D$3:.$D$41" chart:class="chart:scatter" chart:attached-axis="primary-y" chart:style-name="G0S2">
            <chart:domain table:cell-range-address="Ospedalizzati.$A$3:.$A$41"/>
            <chart:data-point chart:repeated="39"/>
          </chart:series>
          <chart:series chart:label-cell-address="Ospedalizzati.$E$1" chart:values-cell-range-address="Ospedalizzati.$E$3:.$E$41" chart:class="chart:scatter" chart:attached-axis="primary-y" chart:style-name="G0S3">
            <chart:domain table:cell-range-address="Ospedalizzati.$A$3:.$A$41"/>
            <chart:data-point chart:repeated="3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